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2" style:family="paragraph" style:parent-style-name="Body_20_text_20__28_10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455cm"/>
          <style:tab-stop style:position="4.293cm"/>
          <style:tab-stop style:position="4.653cm" style:leader-style="solid" style:leader-text="_"/>
          <style:tab-stop style:position="5.867cm"/>
          <style:tab-stop style:position="6.622cm"/>
        </style:tab-stops>
      </style:paragraph-properties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2_29_" style:list-style-name="WWNum1" style:master-page-name="First_20_Page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467" fo:background-color="transparent" fo:keep-with-next="auto" style:writing-mode="lr-tb">
        <style:tab-stops>
          <style:tab-stop style:position="0.686cm"/>
        </style:tab-stops>
      </style:paragraph-properties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>
      <loext:graphic-properties draw:fill="none" draw:fill-color="#ffffff"/>
      <style:paragraph-properties fo:margin-left="0cm" fo:margin-right="0cm" fo:margin-top="0cm" fo:margin-bottom="0.097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0cm" fo:margin-top="0cm" fo:margin-bottom="0.637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>
      <loext:graphic-properties draw:fill="none" draw:fill-color="#ffffff"/>
      <style:paragraph-properties fo:margin-left="0cm" fo:margin-right="0cm" fo:margin-top="0cm" fo:margin-bottom="0.594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Body_20_text_20__28_2_29_">
      <loext:graphic-properties draw:fill="none" draw:fill-color="#ffffff"/>
      <style:paragraph-properties fo:margin-left="0cm" fo:margin-right="0cm" fo:margin-top="0cm" fo:margin-bottom="0.074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0cm" fo:margin-top="0cm" fo:margin-bottom="0.22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" style:family="paragraph" style:parent-style-name="Body_20_text_20__28_2_29_" style:list-style-name="WWNum45">
      <loext:graphic-properties draw:fill="none" draw:fill-color="#ffffff"/>
      <style:paragraph-properties fo:margin-left="0.247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926cm"/>
        </style:tab-stops>
      </style:paragraph-properties>
    </style:style>
    <style:style style:name="P16" style:family="paragraph" style:parent-style-name="Body_20_text_20__28_2_29_">
      <loext:graphic-properties draw:fill="none" draw:fill-color="#ffffff"/>
      <style:paragraph-properties fo:margin-left="16.404cm" fo:margin-right="0cm" fo:margin-top="0cm" fo:margin-bottom="0.141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2_29_">
      <loext:graphic-properties draw:fill="none" draw:fill-color="#ffffff"/>
      <style:paragraph-properties fo:margin-left="16.404cm" fo:margin-right="0cm" fo:margin-top="0cm" fo:margin-bottom="0.7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2_29_">
      <loext:graphic-properties draw:fill="none" draw:fill-color="#ffffff"/>
      <style:paragraph-properties fo:margin-left="16.404cm" fo:margin-right="0cm" fo:margin-top="0cm" fo:margin-bottom="0.14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" style:family="paragraph" style:parent-style-name="Body_20_text_20__28_2_29_">
      <loext:graphic-properties draw:fill="none" draw:fill-color="#ffffff"/>
      <style:paragraph-properties fo:margin-left="0.282cm" fo:margin-right="0cm" fo:margin-top="0cm" fo:margin-bottom="0.14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2_29_">
      <loext:graphic-properties draw:fill="none" draw:fill-color="#ffffff"/>
      <style:paragraph-properties fo:margin-left="0.282cm" fo:margin-right="0cm" fo:margin-top="0cm" fo:margin-bottom="0.118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" style:family="paragraph" style:parent-style-name="Body_20_text_20__28_2_29_">
      <loext:graphic-properties draw:fill="none" draw:fill-color="#ffffff"/>
      <style:paragraph-properties fo:margin-left="0.282cm" fo:margin-right="0cm" fo:margin-top="0cm" fo:margin-bottom="0.159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25" style:family="paragraph" style:parent-style-name="Body_20_text_20__28_2_29_" style:master-page-name="Converted9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style:page-number="481" fo:background-color="transparent" fo:keep-with-next="auto" style:writing-mode="lr-tb"/>
    </style:style>
    <style:style style:name="P26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Body_20_text_20__28_2_29_">
      <loext:graphic-properties draw:fill="none" draw:fill-color="#ffffff"/>
      <style:paragraph-properties fo:margin-left="0cm" fo:margin-right="0cm" fo:margin-top="0cm" fo:margin-bottom="0.78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 style:parent-style-name="Body_20_text_20__28_2_29_">
      <loext:graphic-properties draw:fill="none" draw:fill-color="#ffffff"/>
      <style:paragraph-properties fo:margin-left="0cm" fo:margin-right="0cm" fo:margin-top="0cm" fo:margin-bottom="0.217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0cm" fo:margin-top="0cm" fo:margin-bottom="0.093cm" style:contextual-spacing="false" fo:line-height="0.332cm" fo:text-align="justify" style:justify-single-word="false" fo:keep-together="auto" fo:orphans="0" fo:widows="0" fo:text-indent="0cm" style:auto-text-indent="false" fo:break-before="page" fo:background-color="transparent" fo:keep-with-next="auto" style:writing-mode="lr-tb"/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0cm" fo:margin-top="0cm" fo:margin-bottom="0.123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" style:family="paragraph" style:parent-style-name="Body_20_text_20__28_2_29_">
      <loext:graphic-properties draw:fill="none" draw:fill-color="#ffffff"/>
      <style:paragraph-properties fo:margin-left="0cm" fo:margin-right="0cm" fo:margin-top="0cm" fo:margin-bottom="0.953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" style:family="paragraph" style:parent-style-name="Body_20_text_20__28_2_29_">
      <loext:graphic-properties draw:fill="none" draw:fill-color="#ffffff"/>
      <style:paragraph-properties fo:margin-left="0.247cm" fo:margin-right="0cm" fo:margin-top="0cm" fo:margin-bottom="0.21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" style:family="paragraph" style:parent-style-name="Body_20_text_20__28_2_29_">
      <loext:graphic-properties draw:fill="none" draw:fill-color="#ffffff"/>
      <style:paragraph-properties fo:margin-left="0.388cm" fo:margin-right="0cm" fo:margin-top="0cm" fo:margin-bottom="0.18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" style:family="paragraph" style:parent-style-name="Body_20_text_20__28_2_29_">
      <loext:graphic-properties draw:fill="none" draw:fill-color="#ffffff"/>
      <style:paragraph-properties fo:margin-left="0.353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" style:family="paragraph" style:parent-style-name="Body_20_text_20__28_2_29_">
      <loext:graphic-properties draw:fill="none" draw:fill-color="#ffffff"/>
      <style:paragraph-properties fo:margin-left="0.353cm" fo:margin-right="0cm" fo:margin-top="0cm" fo:margin-bottom="0.8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" style:family="paragraph" style:parent-style-name="Body_20_text_20__28_2_29_" style:list-style-name="WWNum11">
      <loext:graphic-properties draw:fill="none" draw:fill-color="#ffffff"/>
      <style:paragraph-properties fo:margin-left="0.282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03cm"/>
          <style:tab-stop style:position="2.318cm"/>
        </style:tab-stops>
      </style:paragraph-properties>
    </style:style>
    <style:style style:name="P42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17cm" style:type="center"/>
          <style:tab-stop style:position="2.124cm"/>
        </style:tab-stops>
      </style:paragraph-properties>
    </style:style>
    <style:style style:name="P43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13cm"/>
        </style:tab-stops>
      </style:paragraph-properties>
    </style:style>
    <style:style style:name="P44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46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.21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8cm"/>
        </style:tab-stops>
      </style:paragraph-properties>
    </style:style>
    <style:style style:name="P47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8cm"/>
        </style:tab-stops>
      </style:paragraph-properties>
    </style:style>
    <style:style style:name="P48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</style:style>
    <style:style style:name="P49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50" style:family="paragraph" style:parent-style-name="Body_20_text_20__28_2_29_" style:list-style-name="WWNum47">
      <loext:graphic-properties draw:fill="none" draw:fill-color="#ffffff"/>
      <style:paragraph-properties fo:margin-left="0.247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26cm"/>
        </style:tab-stops>
      </style:paragraph-properties>
    </style:style>
    <style:style style:name="P51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03cm"/>
        </style:tab-stops>
      </style:paragraph-properties>
    </style:style>
    <style:style style:name="P52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5cm"/>
          <style:tab-stop style:position="3.159cm" style:type="right"/>
        </style:tab-stops>
      </style:paragraph-properties>
    </style:style>
    <style:style style:name="P53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1cm" style:type="right"/>
          <style:tab-stop style:position="3.159cm" style:type="right"/>
        </style:tab-stops>
      </style:paragraph-properties>
    </style:style>
    <style:style style:name="P54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175cm"/>
        </style:tab-stops>
      </style:paragraph-properties>
    </style:style>
    <style:style style:name="P55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152cm"/>
        </style:tab-stops>
      </style:paragraph-properties>
    </style:style>
    <style:style style:name="P56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.083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67cm"/>
        </style:tab-stops>
      </style:paragraph-properties>
    </style:style>
    <style:style style:name="P57" style:family="paragraph" style:parent-style-name="Body_20_text_20__28_2_29_">
      <loext:graphic-properties draw:fill="none" draw:fill-color="#ffffff"/>
      <style:paragraph-properties fo:margin-left="0cm" fo:margin-right="0cm" fo:margin-top="0cm" fo:margin-bottom="0.108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58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36cm"/>
          <style:tab-stop style:position="3.006cm" style:type="right"/>
        </style:tab-stops>
      </style:paragraph-properties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0.397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</style:tab-stops>
      </style:paragraph-properties>
    </style:style>
    <style:style style:name="P60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4cm"/>
        </style:tab-stops>
      </style:paragraph-properties>
    </style:style>
    <style:style style:name="P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63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9cm" style:type="center"/>
          <style:tab-stop style:position="2.097cm"/>
        </style:tab-stops>
      </style:paragraph-properties>
    </style:style>
    <style:style style:name="P64" style:family="paragraph" style:parent-style-name="Body_20_text_20__28_2_29_">
      <loext:graphic-properties draw:fill="none" draw:fill-color="#ffffff"/>
      <style:paragraph-properties fo:margin-left="0cm" fo:margin-right="0.141cm" fo:margin-top="0cm" fo:margin-bottom="0cm" style:contextual-spacing="false" fo:line-height="0.332cm" fo:text-align="center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66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67" style:family="paragraph" style:parent-style-name="Body_20_text_20__28_2_29_">
      <loext:graphic-properties draw:fill="none" draw:fill-color="#ffffff"/>
      <style:paragraph-properties fo:margin-left="16.404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302cm"/>
        </style:tab-stops>
      </style:paragraph-properties>
    </style:style>
    <style:style style:name="P68" style:family="paragraph" style:parent-style-name="Body_20_text_20__28_2_29_">
      <loext:graphic-properties draw:fill="none" draw:fill-color="#ffffff"/>
      <style:paragraph-properties fo:margin-left="16.404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1.552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1" style:family="paragraph" style:parent-style-name="Body_20_text_20__28_2_29_">
      <loext:graphic-properties draw:fill="none" draw:fill-color="#ffffff"/>
      <style:paragraph-properties fo:margin-left="0cm" fo:margin-right="0cm" fo:margin-top="0cm" fo:margin-bottom="0.74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.78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5" style:family="paragraph" style:parent-style-name="Body_20_text_20__28_2_29_">
      <loext:graphic-properties draw:fill="none" draw:fill-color="#ffffff"/>
      <style:paragraph-properties fo:margin-left="0cm" fo:margin-right="0cm" fo:margin-top="0cm" fo:margin-bottom="0.247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8" style:family="paragraph" style:parent-style-name="Body_20_text_20__28_2_29_">
      <loext:graphic-properties draw:fill="none" draw:fill-color="#ffffff"/>
      <style:paragraph-properties fo:margin-left="0cm" fo:margin-right="8.60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9" style:family="paragraph" style:parent-style-name="Body_20_text_20__28_2_29_">
      <loext:graphic-properties draw:fill="none" draw:fill-color="#ffffff"/>
      <style:paragraph-properties fo:margin-left="0cm" fo:margin-right="8.50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0" style:family="paragraph" style:parent-style-name="Body_20_text_20__28_2_29_">
      <loext:graphic-properties draw:fill="none" draw:fill-color="#ffffff"/>
      <style:paragraph-properties fo:margin-left="0cm" fo:margin-right="5.398cm" fo:margin-top="0cm" fo:margin-bottom="0.817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1" style:family="paragraph" style:parent-style-name="Body_20_text_20__28_2_29_">
      <loext:graphic-properties draw:fill="none" draw:fill-color="#ffffff"/>
      <style:paragraph-properties fo:margin-left="0.353cm" fo:margin-right="0cm" fo:margin-top="0cm" fo:margin-bottom="0.222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2" style:family="paragraph" style:parent-style-name="Body_20_text_20__28_2_29_">
      <loext:graphic-properties draw:fill="none" draw:fill-color="#ffffff"/>
      <style:paragraph-properties fo:margin-left="0.423cm" fo:margin-right="5.32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3" style:family="paragraph" style:parent-style-name="Body_20_text_20__28_2_29_">
      <loext:graphic-properties draw:fill="none" draw:fill-color="#ffffff"/>
      <style:paragraph-properties fo:margin-left="0cm" fo:margin-right="5.29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4" style:family="paragraph" style:parent-style-name="Body_20_text_20__28_2_29_">
      <loext:graphic-properties draw:fill="none" draw:fill-color="#ffffff"/>
      <style:paragraph-properties fo:margin-left="0.282cm" fo:margin-right="8.431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5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86" style:family="paragraph" style:parent-style-name="Body_20_text_20__28_2_29_" style:list-style-name="WWNum17">
      <loext:graphic-properties draw:fill="none" draw:fill-color="#ffffff"/>
      <style:paragraph-properties fo:margin-left="0cm" fo:margin-right="1.55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87" style:family="paragraph" style:parent-style-name="Body_20_text_20__28_2_29_">
      <loext:graphic-properties draw:fill="none" draw:fill-color="#ffffff"/>
      <style:paragraph-properties fo:margin-left="0cm" fo:margin-right="7.796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88" style:family="paragraph" style:parent-style-name="Body_20_text_20__28_2_29_" style:list-style-name="WWNum45">
      <loext:graphic-properties draw:fill="none" draw:fill-color="#ffffff"/>
      <style:paragraph-properties fo:margin-left="0.247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26cm"/>
        </style:tab-stops>
      </style:paragraph-properties>
    </style:style>
    <style:style style:name="P89" style:family="paragraph" style:parent-style-name="Body_20_text_20__28_2_29_" style:list-style-name="WWNum39" style:master-page-name="Converted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style:page-number="479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</style:tab-stops>
      </style:paragraph-properties>
    </style:style>
    <style:style style:name="P91" style:family="paragraph" style:parent-style-name="Body_20_text_20__28_2_29_" style:list-style-name="WWNum7">
      <loext:graphic-properties draw:fill="none" draw:fill-color="#ffffff"/>
      <style:paragraph-properties fo:margin-left="16.404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06cm"/>
          <style:tab-stop style:position="18.461cm"/>
        </style:tab-stops>
      </style:paragraph-properties>
    </style:style>
    <style:style style:name="P92" style:family="paragraph" style:parent-style-name="Body_20_text_20__28_2_29_" style:list-style-name="WWNum9">
      <loext:graphic-properties draw:fill="none" draw:fill-color="#ffffff"/>
      <style:paragraph-properties fo:margin-left="16.404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06cm"/>
          <style:tab-stop style:position="18.461cm"/>
        </style:tab-stops>
      </style:paragraph-properties>
    </style:style>
    <style:style style:name="P93" style:family="paragraph" style:parent-style-name="Body_20_text_20__28_2_29_">
      <loext:graphic-properties draw:fill="none" draw:fill-color="#ffffff"/>
      <style:paragraph-properties fo:margin-left="16.404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4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6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7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8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9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0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1" style:family="paragraph" style:parent-style-name="Body_20_text_20__28_2_29_">
      <loext:graphic-properties draw:fill="none" draw:fill-color="#ffffff"/>
      <style:paragraph-properties fo:margin-left="16.404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302cm"/>
        </style:tab-stops>
      </style:paragraph-properties>
    </style:style>
    <style:style style:name="P102" style:family="paragraph" style:parent-style-name="Body_20_text_20__28_2_29_" style:list-style-name="WWNum11">
      <loext:graphic-properties draw:fill="none" draw:fill-color="#ffffff"/>
      <style:paragraph-properties fo:margin-left="0.282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03cm"/>
          <style:tab-stop style:position="2.318cm"/>
        </style:tab-stops>
      </style:paragraph-properties>
    </style:style>
    <style:style style:name="P103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226cm"/>
          <style:tab-stop style:position="4.974cm" style:type="center"/>
          <style:tab-stop style:position="7.521cm" style:type="right"/>
        </style:tab-stops>
      </style:paragraph-properties>
    </style:style>
    <style:style style:name="P104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226cm"/>
        </style:tab-stops>
      </style:paragraph-properties>
    </style:style>
    <style:style style:name="P105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17cm" style:type="center"/>
          <style:tab-stop style:position="2.124cm"/>
        </style:tab-stops>
      </style:paragraph-properties>
    </style:style>
    <style:style style:name="P1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3cm"/>
          <style:tab-stop style:position="6.107cm" style:type="right"/>
          <style:tab-stop style:position="6.412cm" style:type="center"/>
          <style:tab-stop style:position="7.137cm" style:type="center"/>
        </style:tab-stops>
      </style:paragraph-properties>
    </style:style>
    <style:style style:name="P1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3cm"/>
        </style:tab-stops>
      </style:paragraph-properties>
    </style:style>
    <style:style style:name="P1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7.218cm" style:type="right"/>
        </style:tab-stops>
      </style:paragraph-properties>
    </style:style>
    <style:style style:name="P109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4.493cm" style:type="right"/>
        </style:tab-stops>
      </style:paragraph-properties>
    </style:style>
    <style:style style:name="P1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1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68cm"/>
          <style:tab-stop style:position="5.401cm" style:type="center"/>
          <style:tab-stop style:position="6.833cm" style:type="center"/>
        </style:tab-stops>
      </style:paragraph-properties>
    </style:style>
    <style:style style:name="P112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13cm"/>
        </style:tab-stops>
      </style:paragraph-properties>
    </style:style>
    <style:style style:name="P1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114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13cm"/>
          <style:tab-stop style:position="2.159cm"/>
        </style:tab-stops>
      </style:paragraph-properties>
    </style:style>
    <style:style style:name="P115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116" style:family="paragraph" style:parent-style-name="Body_20_text_20__28_2_29_" style:list-style-name="WWNum23" style:master-page-name="Converted4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473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1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118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58cm"/>
        </style:tab-stops>
      </style:paragraph-properties>
    </style:style>
    <style:style style:name="P1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4.925cm" style:type="right"/>
          <style:tab-stop style:position="7.116cm" style:type="right"/>
        </style:tab-stops>
      </style:paragraph-properties>
    </style:style>
    <style:style style:name="P120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8cm"/>
          <style:tab-stop style:position="1.997cm"/>
        </style:tab-stops>
      </style:paragraph-properties>
    </style:style>
    <style:style style:name="P121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4cm" style:type="center"/>
          <style:tab-stop style:position="1.981cm"/>
        </style:tab-stops>
      </style:paragraph-properties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  <style:tab-stop style:position="6.103cm" style:type="center"/>
        </style:tab-stops>
      </style:paragraph-properties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124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  <style:tab-stop style:position="1.981cm"/>
        </style:tab-stops>
      </style:paragraph-properties>
    </style:style>
    <style:style style:name="P125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55cm"/>
        </style:tab-stops>
      </style:paragraph-properties>
    </style:style>
    <style:style style:name="P1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14cm"/>
        </style:tab-stops>
      </style:paragraph-properties>
    </style:style>
    <style:style style:name="P1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1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4.923cm" style:type="right"/>
          <style:tab-stop style:position="5.281cm"/>
        </style:tab-stops>
      </style:paragraph-properties>
    </style:style>
    <style:style style:name="P129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71cm"/>
          <style:tab-stop style:position="6.177cm" style:type="center"/>
        </style:tab-stops>
      </style:paragraph-properties>
    </style:style>
    <style:style style:name="P130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71cm"/>
        </style:tab-stops>
      </style:paragraph-properties>
    </style:style>
    <style:style style:name="P131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03cm"/>
        </style:tab-stops>
      </style:paragraph-properties>
    </style:style>
    <style:style style:name="P1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5.881cm" style:type="center"/>
          <style:tab-stop style:position="7.332cm" style:type="right"/>
        </style:tab-stops>
      </style:paragraph-properties>
    </style:style>
    <style:style style:name="P133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52cm"/>
          <style:tab-stop style:position="3.187cm" style:type="right"/>
        </style:tab-stops>
      </style:paragraph-properties>
    </style:style>
    <style:style style:name="P1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  <style:tab-stop style:position="7.091cm" style:type="right"/>
        </style:tab-stops>
      </style:paragraph-properties>
    </style:style>
    <style:style style:name="P1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136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52cm"/>
          <style:tab-stop style:position="4.627cm" style:type="right"/>
        </style:tab-stops>
      </style:paragraph-properties>
    </style:style>
    <style:style style:name="P137" style:family="paragraph" style:parent-style-name="Body_20_text_20__28_2_29_" style:list-style-name="WWNum59">
      <loext:graphic-properties draw:fill="none" draw:fill-color="#ffffff"/>
      <style:paragraph-properties fo:margin-left="0.423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2cm"/>
          <style:tab-stop style:position="2.452cm"/>
        </style:tab-stops>
      </style:paragraph-properties>
    </style:style>
    <style:style style:name="P138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.10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67cm"/>
        </style:tab-stops>
      </style:paragraph-properties>
    </style:style>
    <style:style style:name="P139" style:family="paragraph" style:parent-style-name="Body_20_text_20__28_2_29_" style:list-style-name="WWNum35">
      <loext:graphic-properties draw:fill="none" draw:fill-color="#ffffff"/>
      <style:paragraph-properties fo:margin-left="0.282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36cm"/>
          <style:tab-stop style:position="5.084cm" style:type="right"/>
        </style:tab-stops>
      </style:paragraph-properties>
    </style:style>
    <style:style style:name="P140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13cm"/>
        </style:tab-stops>
      </style:paragraph-properties>
    </style:style>
    <style:style style:name="P141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143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4cm"/>
        </style:tab-stops>
      </style:paragraph-properties>
    </style:style>
    <style:style style:name="P1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1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4.179cm"/>
          <style:tab-stop style:position="7.161cm" style:type="right"/>
        </style:tab-stops>
      </style:paragraph-properties>
    </style:style>
    <style:style style:name="P146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  <style:tab-stop style:position="2.03cm"/>
          <style:tab-stop style:position="4.434cm" style:type="right"/>
        </style:tab-stops>
      </style:paragraph-properties>
    </style:style>
    <style:style style:name="P1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4.172cm"/>
          <style:tab-stop style:position="4.553cm"/>
          <style:tab-stop style:position="6.488cm" style:type="right"/>
          <style:tab-stop style:position="10.405cm" style:type="right"/>
        </style:tab-stops>
      </style:paragraph-properties>
    </style:style>
    <style:style style:name="P1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4.175cm"/>
          <style:tab-stop style:position="4.556cm"/>
          <style:tab-stop style:position="6.488cm" style:type="right"/>
          <style:tab-stop style:position="7.161cm" style:type="right"/>
        </style:tab-stops>
      </style:paragraph-properties>
    </style:style>
    <style:style style:name="P1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150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  <style:tab-stop style:position="2.03cm"/>
        </style:tab-stops>
      </style:paragraph-properties>
    </style:style>
    <style:style style:name="P151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9cm" style:type="center"/>
          <style:tab-stop style:position="2.097cm"/>
        </style:tab-stops>
      </style:paragraph-properties>
    </style:style>
    <style:style style:name="P1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965cm" style:type="center"/>
          <style:tab-stop style:position="6.796cm" style:type="center"/>
        </style:tab-stops>
      </style:paragraph-properties>
    </style:style>
    <style:style style:name="P1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154" style:family="paragraph" style:parent-style-name="Body_20_text_20__28_2_29_" style:list-style-name="WWNum5">
      <loext:graphic-properties draw:fill="none" draw:fill-color="#ffffff"/>
      <style:paragraph-properties fo:margin-left="16.404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06cm"/>
        </style:tab-stops>
      </style:paragraph-properties>
    </style:style>
    <style:style style:name="P155" style:family="paragraph" style:parent-style-name="Body_20_text_20__28_2_29_" style:list-style-name="WWNum9">
      <loext:graphic-properties draw:fill="none" draw:fill-color="#ffffff"/>
      <style:paragraph-properties fo:margin-left="16.404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06cm"/>
          <style:tab-stop style:position="18.461cm"/>
        </style:tab-stops>
      </style:paragraph-properties>
    </style:style>
    <style:style style:name="P156" style:family="paragraph" style:parent-style-name="Body_20_text_20__28_2_29_">
      <loext:graphic-properties draw:fill="none" draw:fill-color="#ffffff"/>
      <style:paragraph-properties fo:margin-left="16.404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302cm"/>
          <style:tab-stop style:position="22.345cm" style:type="center"/>
          <style:tab-stop style:position="23.186cm" style:type="center"/>
        </style:tab-stops>
      </style:paragraph-properties>
    </style:style>
    <style:style style:name="P157" style:family="paragraph" style:parent-style-name="Body_20_text_20__28_2_29_">
      <loext:graphic-properties draw:fill="none" draw:fill-color="#ffffff"/>
      <style:paragraph-properties fo:margin-left="16.404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302cm"/>
        </style:tab-stops>
      </style:paragraph-properties>
    </style:style>
    <style:style style:name="P158" style:family="paragraph" style:parent-style-name="Body_20_text_20__28_2_29_">
      <loext:graphic-properties draw:fill="none" draw:fill-color="#ffffff"/>
      <style:paragraph-properties fo:margin-left="16.404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9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0" style:family="paragraph" style:parent-style-name="Body_20_text_20__28_2_29_">
      <loext:graphic-properties draw:fill="none" draw:fill-color="#ffffff"/>
      <style:paragraph-properties fo:margin-left="0.282cm" fo:margin-right="0cm" fo:margin-top="0cm" fo:margin-bottom="0.794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2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3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4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5" style:family="paragraph" style:parent-style-name="Body_20_text_20__28_2_29_">
      <loext:graphic-properties draw:fill="none" draw:fill-color="#ffffff"/>
      <style:paragraph-properties fo:margin-left="0cm" fo:margin-right="0cm" fo:margin-top="0cm" fo:margin-bottom="0.242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6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7" style:family="paragraph" style:parent-style-name="Body_20_text_20__28_2_29_">
      <loext:graphic-properties draw:fill="none" draw:fill-color="#ffffff"/>
      <style:paragraph-properties fo:margin-left="0cm" fo:margin-right="0cm" fo:margin-top="0cm" fo:margin-bottom="0.277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8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9" style:family="paragraph" style:parent-style-name="Body_20_text_20__28_2_29_">
      <loext:graphic-properties draw:fill="none" draw:fill-color="#ffffff"/>
      <style:paragraph-properties fo:margin-left="0.247cm" fo:margin-right="0cm" fo:margin-top="0cm" fo:margin-bottom="0.20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0" style:family="paragraph" style:parent-style-name="Body_20_text_20__28_2_29_">
      <loext:graphic-properties draw:fill="none" draw:fill-color="#ffffff"/>
      <style:paragraph-properties fo:margin-left="0.247cm" fo:margin-right="0cm" fo:margin-top="0cm" fo:margin-bottom="0.212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1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2" style:family="paragraph" style:parent-style-name="Body_20_text_20__28_2_29_">
      <loext:graphic-properties draw:fill="none" draw:fill-color="#ffffff"/>
      <style:paragraph-properties fo:margin-left="0.388cm" fo:margin-right="0cm" fo:margin-top="0cm" fo:margin-bottom="0.794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3" style:family="paragraph" style:parent-style-name="Body_20_text_20__28_2_29_" style:list-style-name="WWNum9">
      <loext:graphic-properties draw:fill="none" draw:fill-color="#ffffff"/>
      <style:paragraph-properties fo:margin-left="0.282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03cm"/>
        </style:tab-stops>
      </style:paragraph-properties>
    </style:style>
    <style:style style:name="P174" style:family="paragraph" style:parent-style-name="Body_20_text_20__28_2_29_" style:list-style-name="WWNum11">
      <loext:graphic-properties draw:fill="none" draw:fill-color="#ffffff"/>
      <style:paragraph-properties fo:margin-left="0.282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03cm"/>
        </style:tab-stops>
      </style:paragraph-properties>
    </style:style>
    <style:style style:name="P175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226cm"/>
          <style:tab-stop style:position="4.944cm"/>
        </style:tab-stops>
      </style:paragraph-properties>
    </style:style>
    <style:style style:name="P176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226cm"/>
        </style:tab-stops>
      </style:paragraph-properties>
    </style:style>
    <style:style style:name="P177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226cm"/>
          <style:tab-stop style:position="4.957cm" style:type="center"/>
          <style:tab-stop style:position="6.874cm" style:type="right"/>
          <style:tab-stop style:position="7.521cm" style:type="right"/>
        </style:tab-stops>
      </style:paragraph-properties>
    </style:style>
    <style:style style:name="P1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3cm"/>
        </style:tab-stops>
      </style:paragraph-properties>
    </style:style>
    <style:style style:name="P179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3cm"/>
        </style:tab-stops>
      </style:paragraph-properties>
    </style:style>
    <style:style style:name="P180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17cm" style:type="center"/>
          <style:tab-stop style:position="2.124cm"/>
        </style:tab-stops>
      </style:paragraph-properties>
    </style:style>
    <style:style style:name="P181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3cm"/>
          <style:tab-stop style:position="6.107cm" style:type="right"/>
          <style:tab-stop style:position="6.578cm" style:type="center"/>
          <style:tab-stop style:position="7.137cm" style:type="center"/>
        </style:tab-stops>
      </style:paragraph-properties>
    </style:style>
    <style:style style:name="P182" style:family="paragraph" style:parent-style-name="Body_20_text_20__28_2_29_" style:list-style-name="WWNum21">
      <loext:graphic-properties draw:fill="none" draw:fill-color="#ffffff"/>
      <style:paragraph-properties fo:margin-left="0.282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46cm"/>
          <style:tab-stop style:position="2.159cm"/>
        </style:tab-stops>
      </style:paragraph-properties>
    </style:style>
    <style:style style:name="P183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284cm"/>
        </style:tab-stops>
      </style:paragraph-properties>
    </style:style>
    <style:style style:name="P184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58cm"/>
        </style:tab-stops>
      </style:paragraph-properties>
    </style:style>
    <style:style style:name="P1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4.925cm" style:type="right"/>
          <style:tab-stop style:position="7.116cm" style:type="right"/>
        </style:tab-stops>
      </style:paragraph-properties>
    </style:style>
    <style:style style:name="P1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1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188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8cm"/>
        </style:tab-stops>
      </style:paragraph-properties>
    </style:style>
    <style:style style:name="P189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8cm"/>
          <style:tab-stop style:position="1.997cm"/>
        </style:tab-stops>
      </style:paragraph-properties>
    </style:style>
    <style:style style:name="P190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4cm" style:type="center"/>
          <style:tab-stop style:position="1.981cm"/>
        </style:tab-stops>
      </style:paragraph-properties>
    </style:style>
    <style:style style:name="P1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  <style:tab-stop style:position="6.103cm" style:type="center"/>
        </style:tab-stops>
      </style:paragraph-properties>
    </style:style>
    <style:style style:name="P1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193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55cm"/>
        </style:tab-stops>
      </style:paragraph-properties>
    </style:style>
    <style:style style:name="P1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532cm" style:type="center"/>
          <style:tab-stop style:position="6.389cm" style:type="center"/>
          <style:tab-stop style:position="7.209cm" style:type="right"/>
        </style:tab-stops>
      </style:paragraph-properties>
    </style:style>
    <style:style style:name="P1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196" style:family="paragraph" style:parent-style-name="Body_20_text_20__28_2_29_" style:list-style-name="WWNum47">
      <loext:graphic-properties draw:fill="none" draw:fill-color="#ffffff"/>
      <style:paragraph-properties fo:margin-left="0.247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26cm"/>
          <style:tab-stop style:position="2.297cm"/>
        </style:tab-stops>
      </style:paragraph-properties>
    </style:style>
    <style:style style:name="P197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71cm"/>
        </style:tab-stops>
      </style:paragraph-properties>
    </style:style>
    <style:style style:name="P198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71cm"/>
        </style:tab-stops>
      </style:paragraph-properties>
    </style:style>
    <style:style style:name="P199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26cm"/>
        </style:tab-stops>
      </style:paragraph-properties>
    </style:style>
    <style:style style:name="P200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3cm"/>
        </style:tab-stops>
      </style:paragraph-properties>
    </style:style>
    <style:style style:name="P2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202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03cm"/>
        </style:tab-stops>
      </style:paragraph-properties>
    </style:style>
    <style:style style:name="P203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175cm"/>
        </style:tab-stops>
      </style:paragraph-properties>
    </style:style>
    <style:style style:name="P204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.242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9cm"/>
        </style:tab-stops>
      </style:paragraph-properties>
    </style:style>
    <style:style style:name="P2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206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.10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67cm"/>
        </style:tab-stops>
      </style:paragraph-properties>
    </style:style>
    <style:style style:name="P207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4cm"/>
        </style:tab-stops>
      </style:paragraph-properties>
    </style:style>
    <style:style style:name="P208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  <style:tab-stop style:position="2.03cm"/>
        </style:tab-stops>
      </style:paragraph-properties>
    </style:style>
    <style:style style:name="P209" style:family="paragraph" style:parent-style-name="Body_20_text_20__28_2_29_">
      <loext:graphic-properties draw:fill="none" draw:fill-color="#ffffff"/>
      <style:paragraph-properties fo:margin-left="16.404cm" fo:margin-right="5.539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0" style:family="paragraph" style:parent-style-name="Body_20_text_20__28_2_29_">
      <loext:graphic-properties draw:fill="none" draw:fill-color="#ffffff"/>
      <style:paragraph-properties fo:margin-left="16.404cm" fo:margin-right="0cm" fo:margin-top="0cm" fo:margin-bottom="0.79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2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3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4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5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6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7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8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9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.247cm" style:auto-text-indent="false" fo:background-color="transparent" fo:keep-with-next="auto" style:writing-mode="lr-tb"/>
    </style:style>
    <style:style style:name="P220" style:family="paragraph" style:parent-style-name="Body_20_text_20__28_2_29_">
      <loext:graphic-properties draw:fill="none" draw:fill-color="#ffffff"/>
      <style:paragraph-properties fo:margin-left="0.282cm" fo:margin-right="0cm" fo:margin-top="0cm" fo:margin-bottom="0.145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1" style:family="paragraph" style:parent-style-name="Body_20_text_20__28_2_29_">
      <loext:graphic-properties draw:fill="none" draw:fill-color="#ffffff"/>
      <style:paragraph-properties fo:margin-left="0.388cm" fo:margin-right="7.796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2" style:family="paragraph" style:parent-style-name="Body_20_text_20__28_2_29_">
      <loext:graphic-properties draw:fill="none" draw:fill-color="#ffffff"/>
      <style:paragraph-properties fo:margin-left="0cm" fo:margin-right="5.292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3" style:family="paragraph" style:parent-style-name="Body_20_text_20__28_2_29_">
      <loext:graphic-properties draw:fill="none" draw:fill-color="#ffffff"/>
      <style:paragraph-properties fo:margin-left="0cm" fo:margin-right="5.327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4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77cm"/>
          <style:tab-stop style:position="3.649cm" style:type="right"/>
          <style:tab-stop style:position="4.553cm" style:type="right"/>
        </style:tab-stops>
      </style:paragraph-properties>
    </style:style>
    <style:style style:name="P225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3cm" style:type="right"/>
        </style:tab-stops>
      </style:paragraph-properties>
    </style:style>
    <style:style style:name="P226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17cm" style:type="center"/>
          <style:tab-stop style:position="2.124cm"/>
        </style:tab-stops>
      </style:paragraph-properties>
    </style:style>
    <style:style style:name="P227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</style:style>
    <style:style style:name="P228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229" style:family="paragraph" style:parent-style-name="Body_20_text_20__28_2_29_" style:list-style-name="WWNum65" style:master-page-name="Converted13">
      <loext:graphic-properties draw:fill="none" draw:fill-color="#ffffff"/>
      <style:paragraph-properties fo:margin-left="0cm" fo:margin-right="5.327cm" fo:margin-top="0cm" fo:margin-bottom="0cm" style:contextual-spacing="false" fo:line-height="0.369cm" fo:text-align="start" style:justify-single-word="false" fo:keep-together="auto" fo:orphans="0" fo:widows="0" fo:text-indent="0cm" style:auto-text-indent="false" style:page-number="11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230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46cm"/>
        </style:tab-stops>
      </style:paragraph-properties>
    </style:style>
    <style:style style:name="P231" style:family="paragraph" style:parent-style-name="Body_20_text_20__28_2_29_" style:list-style-name="WWNum67">
      <loext:graphic-properties draw:fill="none" draw:fill-color="#ffffff"/>
      <style:paragraph-properties fo:margin-left="0cm" fo:margin-right="8.255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68cm"/>
        </style:tab-stops>
      </style:paragraph-properties>
    </style:style>
    <style:style style:name="P232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.7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4cm"/>
        </style:tab-stops>
      </style:paragraph-properties>
    </style:style>
    <style:style style:name="P233" style:family="paragraph" style:parent-style-name="Body_20_text_20__28_2_29_" style:list-style-name="WWNum7">
      <loext:graphic-properties draw:fill="none" draw:fill-color="#ffffff"/>
      <style:paragraph-properties fo:margin-left="16.404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06cm"/>
          <style:tab-stop style:position="18.461cm"/>
        </style:tab-stops>
      </style:paragraph-properties>
    </style:style>
    <style:style style:name="P234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4.493cm" style:type="right"/>
        </style:tab-stops>
      </style:paragraph-properties>
    </style:style>
    <style:style style:name="P2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671cm"/>
          <style:tab-stop style:position="5.401cm" style:type="center"/>
          <style:tab-stop style:position="6.481cm" style:type="right"/>
          <style:tab-stop style:position="6.839cm" style:type="center"/>
        </style:tab-stops>
      </style:paragraph-properties>
    </style:style>
    <style:style style:name="P2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2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8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9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0" style:family="paragraph" style:parent-style-name="Body_20_text_20__28_2_29_">
      <loext:graphic-properties draw:fill="none" draw:fill-color="#ffffff"/>
      <style:paragraph-properties fo:margin-left="0.247cm" fo:margin-right="0.318cm" fo:margin-top="0cm" fo:margin-bottom="0.219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242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58cm"/>
        </style:tab-stops>
      </style:paragraph-properties>
    </style:style>
    <style:style style:name="P2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244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.141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15cm"/>
        </style:tab-stops>
      </style:paragraph-properties>
    </style:style>
    <style:style style:name="P2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246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5cm"/>
          <style:tab-stop style:position="3.159cm" style:type="right"/>
        </style:tab-stops>
      </style:paragraph-properties>
    </style:style>
    <style:style style:name="P2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2cm"/>
          <style:tab-stop style:position="4.971cm"/>
        </style:tab-stops>
      </style:paragraph-properties>
    </style:style>
    <style:style style:name="P248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5cm"/>
          <style:tab-stop style:position="3.159cm" style:type="right"/>
          <style:tab-stop style:position="4.625cm" style:type="right"/>
        </style:tab-stops>
      </style:paragraph-properties>
    </style:style>
    <style:style style:name="P2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2cm"/>
        </style:tab-stops>
      </style:paragraph-properties>
    </style:style>
    <style:style style:name="P250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52cm"/>
          <style:tab-stop style:position="4.627cm" style:type="right"/>
        </style:tab-stops>
      </style:paragraph-properties>
    </style:style>
    <style:style style:name="P2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252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2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5.854cm" style:type="right"/>
          <style:tab-stop style:position="6.237cm"/>
        </style:tab-stops>
      </style:paragraph-properties>
    </style:style>
    <style:style style:name="P2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255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256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2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5.854cm" style:type="right"/>
          <style:tab-stop style:position="6.177cm"/>
          <style:tab-stop style:position="6.934cm" style:type="right"/>
        </style:tab-stops>
      </style:paragraph-properties>
    </style:style>
    <style:style style:name="P258" style:family="paragraph" style:parent-style-name="Body_20_text_20__28_2_29_" style:list-style-name="WWNum59">
      <loext:graphic-properties draw:fill="none" draw:fill-color="#ffffff"/>
      <style:paragraph-properties fo:margin-left="0.423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2cm"/>
          <style:tab-stop style:position="2.452cm"/>
        </style:tab-stops>
      </style:paragraph-properties>
    </style:style>
    <style:style style:name="P259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36cm"/>
        </style:tab-stops>
      </style:paragraph-properties>
    </style:style>
    <style:style style:name="P2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13cm"/>
        </style:tab-stops>
      </style:paragraph-properties>
    </style:style>
    <style:style style:name="P261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52cm" style:type="center"/>
          <style:tab-stop style:position="4.56cm" style:type="right"/>
        </style:tab-stops>
      </style:paragraph-properties>
    </style:style>
    <style:style style:name="P262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36cm"/>
          <style:tab-stop style:position="4.56cm" style:type="right"/>
        </style:tab-stops>
      </style:paragraph-properties>
    </style:style>
    <style:style style:name="P2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577cm" style:type="center"/>
          <style:tab-stop style:position="6.466cm" style:type="right"/>
          <style:tab-stop style:position="6.876cm" style:type="center"/>
        </style:tab-stops>
      </style:paragraph-properties>
    </style:style>
    <style:style style:name="P264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9cm" style:type="center"/>
          <style:tab-stop style:position="2.097cm"/>
        </style:tab-stops>
      </style:paragraph-properties>
    </style:style>
    <style:style style:name="P2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577cm" style:type="center"/>
          <style:tab-stop style:position="6.466cm" style:type="right"/>
          <style:tab-stop style:position="6.851cm" style:type="center"/>
        </style:tab-stops>
      </style:paragraph-properties>
    </style:style>
    <style:style style:name="P2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466cm" style:type="right"/>
          <style:tab-stop style:position="6.796cm" style:type="center"/>
        </style:tab-stops>
      </style:paragraph-properties>
    </style:style>
    <style:style style:name="P267" style:family="paragraph" style:parent-style-name="Body_20_text_20__28_2_29_">
      <loext:graphic-properties draw:fill="none" draw:fill-color="#ffffff"/>
      <style:paragraph-properties fo:margin-left="16.404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8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9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0" style:family="paragraph" style:parent-style-name="Body_20_text_20__28_2_29_">
      <loext:graphic-properties draw:fill="none" draw:fill-color="#ffffff"/>
      <style:paragraph-properties fo:margin-left="0cm" fo:margin-right="0cm" fo:margin-top="0cm" fo:margin-bottom="0.785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1" style:family="paragraph" style:parent-style-name="Body_20_text_20__28_2_29_">
      <loext:graphic-properties draw:fill="none" draw:fill-color="#ffffff"/>
      <style:paragraph-properties fo:margin-left="0cm" fo:margin-right="0cm" fo:margin-top="0cm" fo:margin-bottom="0.249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2" style:family="paragraph" style:parent-style-name="Body_20_text_20__28_2_29_">
      <loext:graphic-properties draw:fill="none" draw:fill-color="#ffffff"/>
      <style:paragraph-properties fo:margin-left="0cm" fo:margin-right="7.691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3" style:family="paragraph" style:parent-style-name="Body_20_text_20__28_2_29_">
      <loext:graphic-properties draw:fill="none" draw:fill-color="#ffffff"/>
      <style:paragraph-properties fo:margin-left="0.247cm" fo:margin-right="0cm" fo:margin-top="0cm" fo:margin-bottom="0.425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4" style:family="paragraph" style:parent-style-name="Body_20_text_20__28_2_29_">
      <loext:graphic-properties draw:fill="none" draw:fill-color="#ffffff"/>
      <style:paragraph-properties fo:margin-left="0.423cm" fo:margin-right="5.644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5" style:family="paragraph" style:parent-style-name="Body_20_text_20__28_2_29_">
      <loext:graphic-properties draw:fill="none" draw:fill-color="#ffffff"/>
      <style:paragraph-properties fo:margin-left="0cm" fo:margin-right="8.431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6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7" style:family="paragraph" style:parent-style-name="Body_20_text_20__28_2_29_">
      <loext:graphic-properties draw:fill="none" draw:fill-color="#ffffff"/>
      <style:paragraph-properties fo:margin-left="0cm" fo:margin-right="5.68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278" style:family="paragraph" style:parent-style-name="Body_20_text_20__28_2_29_" style:list-style-name="WWNum41">
      <loext:graphic-properties draw:fill="none" draw:fill-color="#ffffff"/>
      <style:paragraph-properties fo:margin-left="0cm" fo:margin-right="5.468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</style:style>
    <style:style style:name="P279" style:family="paragraph" style:parent-style-name="Body_20_text_20__28_2_29_">
      <loext:graphic-properties draw:fill="none" draw:fill-color="#ffffff"/>
      <style:paragraph-properties fo:margin-left="0.247cm" fo:margin-right="5.327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71cm"/>
        </style:tab-stops>
      </style:paragraph-properties>
    </style:style>
    <style:style style:name="P280" style:family="paragraph" style:parent-style-name="Body_20_text_20__28_2_29_">
      <loext:graphic-properties draw:fill="none" draw:fill-color="#ffffff"/>
      <style:paragraph-properties fo:margin-left="0cm" fo:margin-right="5.539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281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68cm"/>
        </style:tab-stops>
      </style:paragraph-properties>
    </style:style>
    <style:style style:name="P282" style:family="paragraph" style:parent-style-name="Body_20_text_20__28_2_29_">
      <loext:graphic-properties draw:fill="none" draw:fill-color="#ffffff"/>
      <style:paragraph-properties fo:margin-left="16.404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3" style:family="paragraph" style:parent-style-name="Body_20_text_20__28_2_29_">
      <loext:graphic-properties draw:fill="none" draw:fill-color="#ffffff"/>
      <style:paragraph-properties fo:margin-left="16.404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4" style:family="paragraph" style:parent-style-name="Body_20_text_20__28_2_29_">
      <loext:graphic-properties draw:fill="none" draw:fill-color="#ffffff"/>
      <style:paragraph-properties fo:margin-left="0cm" fo:margin-right="5.927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5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7" style:family="paragraph" style:parent-style-name="Body_20_text_20__28_2_29_">
      <loext:graphic-properties draw:fill="none" draw:fill-color="#ffffff"/>
      <style:paragraph-properties fo:margin-left="0cm" fo:margin-right="0cm" fo:margin-top="0cm" fo:margin-bottom="0.20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8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9" style:family="paragraph" style:parent-style-name="Body_20_text_20__28_2_29_">
      <loext:graphic-properties draw:fill="none" draw:fill-color="#ffffff"/>
      <style:paragraph-properties fo:margin-left="0cm" fo:margin-right="8.502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0" style:family="paragraph" style:parent-style-name="Body_20_text_20__28_2_29_">
      <loext:graphic-properties draw:fill="none" draw:fill-color="#ffffff"/>
      <style:paragraph-properties fo:margin-left="16.51cm" fo:margin-right="5.68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1" style:family="paragraph" style:parent-style-name="Body_20_text_20__28_2_29_">
      <loext:graphic-properties draw:fill="none" draw:fill-color="#ffffff"/>
      <style:paragraph-properties fo:margin-left="16.51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2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03cm"/>
        </style:tab-stops>
      </style:paragraph-properties>
    </style:style>
    <style:style style:name="P293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743cm" style:type="center"/>
          <style:tab-stop style:position="12.125cm" style:type="right"/>
        </style:tab-stops>
      </style:paragraph-properties>
    </style:style>
    <style:style style:name="P295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296" style:family="paragraph" style:parent-style-name="Body_20_text_20__28_2_29_">
      <loext:graphic-properties draw:fill="none" draw:fill-color="#ffffff"/>
      <style:paragraph-properties fo:margin-left="16.404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7" style:family="paragraph" style:parent-style-name="Body_20_text_20__28_2_29_">
      <loext:graphic-properties draw:fill="none" draw:fill-color="#ffffff"/>
      <style:paragraph-properties fo:margin-left="0.282cm" fo:margin-right="0cm" fo:margin-top="0cm" fo:margin-bottom="0.141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8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9" style:family="paragraph" style:parent-style-name="Body_20_text_20__28_2_29_">
      <loext:graphic-properties draw:fill="none" draw:fill-color="#ffffff"/>
      <style:paragraph-properties fo:margin-left="0.282cm" fo:margin-right="0cm" fo:margin-top="0cm" fo:margin-bottom="0.776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1" style:family="paragraph" style:parent-style-name="Body_20_text_20__28_2_29_">
      <loext:graphic-properties draw:fill="none" draw:fill-color="#ffffff"/>
      <style:paragraph-properties fo:margin-left="0cm" fo:margin-right="0cm" fo:margin-top="0cm" fo:margin-bottom="0.362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2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3" style:family="paragraph" style:parent-style-name="Body_20_text_20__28_2_29_">
      <loext:graphic-properties draw:fill="none" draw:fill-color="#ffffff"/>
      <style:paragraph-properties fo:margin-left="0cm" fo:margin-right="0.247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305" style:family="paragraph" style:parent-style-name="Body_20_text_20__28_2_29_" style:list-style-name="WWNum31">
      <loext:graphic-properties draw:fill="none" draw:fill-color="#ffffff"/>
      <style:paragraph-properties fo:margin-left="0.282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769cm" style:type="right"/>
          <style:tab-stop style:position="2.321cm"/>
        </style:tab-stops>
      </style:paragraph-properties>
    </style:style>
    <style:style style:name="P306" style:family="paragraph" style:parent-style-name="Body_20_text_20__28_2_29_" style:list-style-name="WWNum31">
      <loext:graphic-properties draw:fill="none" draw:fill-color="#ffffff"/>
      <style:paragraph-properties fo:margin-left="0.282cm" fo:margin-right="0cm" fo:margin-top="0cm" fo:margin-bottom="0.141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769cm" style:type="right"/>
          <style:tab-stop style:position="2.321cm"/>
        </style:tab-stops>
      </style:paragraph-properties>
    </style:style>
    <style:style style:name="P307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4.674cm" style:type="center"/>
          <style:tab-stop style:position="5.532cm" style:type="center"/>
          <style:tab-stop style:position="6.373cm" style:type="center"/>
          <style:tab-stop style:position="7.209cm" style:type="right"/>
        </style:tab-stops>
      </style:paragraph-properties>
    </style:style>
    <style:style style:name="P3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3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311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175cm"/>
        </style:tab-stops>
      </style:paragraph-properties>
    </style:style>
    <style:style style:name="P312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.208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9cm"/>
        </style:tab-stops>
      </style:paragraph-properties>
    </style:style>
    <style:style style:name="P3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9.052cm"/>
          <style:tab-stop style:position="9.864cm" style:type="center"/>
          <style:tab-stop style:position="11.172cm" style:type="center"/>
        </style:tab-stops>
      </style:paragraph-properties>
    </style:style>
    <style:style style:name="P3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10.829cm" style:type="right"/>
          <style:tab-stop style:position="10.83cm" style:type="right"/>
        </style:tab-stops>
      </style:paragraph-properties>
    </style:style>
    <style:style style:name="P3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3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7.066cm" style:type="right"/>
        </style:tab-stops>
      </style:paragraph-properties>
    </style:style>
    <style:style style:name="P317" style:family="paragraph" style:parent-style-name="Body_20_text_20__28_2_29_">
      <loext:graphic-properties draw:fill="none" draw:fill-color="#ffffff"/>
      <style:paragraph-properties fo:margin-left="16.51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45cm"/>
        </style:tab-stops>
      </style:paragraph-properties>
    </style:style>
    <style:style style:name="P3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9" style:family="paragraph" style:parent-style-name="Body_20_text_20__28_2_29_">
      <loext:graphic-properties draw:fill="none" draw:fill-color="#ffffff"/>
      <style:paragraph-properties fo:margin-left="0cm" fo:margin-right="0cm" fo:margin-top="0cm" fo:margin-bottom="0.153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0" style:family="paragraph" style:parent-style-name="Body_20_text_20__28_2_29_">
      <loext:graphic-properties draw:fill="none" draw:fill-color="#ffffff"/>
      <style:paragraph-properties fo:margin-left="0cm" fo:margin-right="0.423cm" fo:margin-top="0cm" fo:margin-bottom="0.263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2" style:family="paragraph" style:parent-style-name="Body_20_text_20__28_2_29_">
      <loext:graphic-properties draw:fill="none" draw:fill-color="#ffffff"/>
      <style:paragraph-properties fo:margin-left="0cm" fo:margin-right="1.764cm" fo:margin-top="0cm" fo:margin-bottom="0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3" style:family="paragraph" style:parent-style-name="Body_20_text_20__28_2_29_">
      <loext:graphic-properties draw:fill="none" draw:fill-color="#ffffff"/>
      <style:paragraph-properties fo:margin-left="0cm" fo:margin-right="0.917cm" fo:margin-top="0cm" fo:margin-bottom="0.265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5" style:family="paragraph" style:parent-style-name="Body_20_text_20__28_2_29_">
      <loext:graphic-properties draw:fill="none" draw:fill-color="#ffffff"/>
      <style:paragraph-properties fo:margin-left="0cm" fo:margin-right="0cm" fo:margin-top="0cm" fo:margin-bottom="0.194cm" style:contextual-spacing="false" fo:line-height="0.39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6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9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7" style:family="paragraph" style:parent-style-name="Body_20_text_20__28_2_29_">
      <loext:graphic-properties draw:fill="none" draw:fill-color="#ffffff"/>
      <style:paragraph-properties fo:margin-left="0.282cm" fo:margin-right="0cm" fo:margin-top="0cm" fo:margin-bottom="0.734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8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9" style:family="paragraph" style:parent-style-name="Body_20_text_20__28_2_29_">
      <loext:graphic-properties draw:fill="none" draw:fill-color="#ffffff"/>
      <style:paragraph-properties fo:margin-left="0.282cm" fo:margin-right="0cm" fo:margin-top="0cm" fo:margin-bottom="0.161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0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1cm" style:type="right"/>
          <style:tab-stop style:position="3.159cm" style:type="right"/>
          <style:tab-stop style:position="4.625cm" style:type="right"/>
        </style:tab-stops>
      </style:paragraph-properties>
    </style:style>
    <style:style style:name="P3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2cm"/>
          <style:tab-stop style:position="7.137cm" style:type="center"/>
        </style:tab-stops>
      </style:paragraph-properties>
    </style:style>
    <style:style style:name="P332" style:family="paragraph" style:parent-style-name="Body_20_text_20__28_2_29_">
      <loext:graphic-properties draw:fill="none" draw:fill-color="#ffffff"/>
      <style:paragraph-properties fo:margin-left="0.282cm" fo:margin-right="0cm" fo:margin-top="0cm" fo:margin-bottom="0.196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3" style:family="paragraph" style:parent-style-name="Body_20_text_20__28_2_29_">
      <loext:graphic-properties draw:fill="none" draw:fill-color="#ffffff"/>
      <style:paragraph-properties fo:margin-left="0cm" fo:margin-right="0cm" fo:margin-top="0cm" fo:margin-bottom="0.129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4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38cm"/>
          <style:tab-stop style:position="2.321cm"/>
        </style:tab-stops>
      </style:paragraph-properties>
    </style:style>
    <style:style style:name="P335" style:family="paragraph" style:parent-style-name="Body_20_text_20__28_2_29_">
      <loext:graphic-properties draw:fill="none" draw:fill-color="#ffffff"/>
      <style:paragraph-properties fo:margin-left="0.423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0.934cm"/>
        </style:tab-stops>
      </style:paragraph-properties>
    </style:style>
    <style:style style:name="P336" style:family="paragraph" style:parent-style-name="Body_20_text_20__28_2_29_">
      <loext:graphic-properties draw:fill="none" draw:fill-color="#ffffff"/>
      <style:paragraph-properties fo:margin-left="0cm" fo:margin-right="0cm" fo:margin-top="0cm" fo:margin-bottom="0.748cm" style:contextual-spacing="false" fo:line-height="0.356cm" fo:text-align="start" style:justify-single-word="false" fo:keep-together="auto" fo:orphans="0" fo:widows="0" fo:text-indent="0.282cm" style:auto-text-indent="false" fo:background-color="transparent" fo:keep-with-next="auto" style:writing-mode="lr-tb"/>
    </style:style>
    <style:style style:name="P337" style:family="paragraph" style:parent-style-name="Body_20_text_20__28_2_29_">
      <loext:graphic-properties draw:fill="none" draw:fill-color="#ffffff"/>
      <style:paragraph-properties fo:margin-left="0.423cm" fo:margin-right="0cm" fo:margin-top="0cm" fo:margin-bottom="0.748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8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288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9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3.649cm" style:type="right"/>
          <style:tab-stop style:position="4.553cm" style:type="right"/>
        </style:tab-stops>
      </style:paragraph-properties>
    </style:style>
    <style:style style:name="P3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1" style:family="paragraph" style:parent-style-name="Body_20_text_20__28_2_29_">
      <loext:graphic-properties draw:fill="none" draw:fill-color="#ffffff"/>
      <style:paragraph-properties fo:margin-left="0cm" fo:margin-right="1.411cm" fo:margin-top="0cm" fo:margin-bottom="0.286cm" style:contextual-spacing="false" fo:line-height="0.381cm" fo:text-align="start" style:justify-single-word="false" fo:keep-together="auto" fo:orphans="0" fo:widows="0" fo:text-indent="3.104cm" style:auto-text-indent="false" fo:background-color="transparent" fo:keep-with-next="auto" style:writing-mode="lr-tb"/>
    </style:style>
    <style:style style:name="P342" style:family="paragraph" style:parent-style-name="Body_20_text_20__28_2_29_">
      <loext:graphic-properties draw:fill="none" draw:fill-color="#ffffff"/>
      <style:paragraph-properties fo:margin-left="0cm" fo:margin-right="4.163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3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7.193cm" style:type="right"/>
        </style:tab-stops>
      </style:paragraph-properties>
    </style:style>
    <style:style style:name="P3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6" style:family="paragraph" style:parent-style-name="Body_20_text_20__28_2_29_" style:master-page-name="Converted6">
      <loext:graphic-properties draw:fill="none" draw:fill-color="#ffffff"/>
      <style:paragraph-properties fo:margin-left="12.665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style:page-number="477" fo:background-color="transparent" fo:keep-with-next="auto" style:writing-mode="lr-tb"/>
    </style:style>
    <style:style style:name="P347" style:family="paragraph" style:parent-style-name="Body_20_text_20__28_2_29_">
      <loext:graphic-properties draw:fill="none" draw:fill-color="#ffffff"/>
      <style:paragraph-properties fo:margin-left="0.247cm" fo:margin-right="0cm" fo:margin-top="0cm" fo:margin-bottom="0.803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8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9" style:family="paragraph" style:parent-style-name="Body_20_text_20__28_2_29_">
      <loext:graphic-properties draw:fill="none" draw:fill-color="#ffffff"/>
      <style:paragraph-properties fo:margin-left="0cm" fo:margin-right="0.706cm" fo:margin-top="0cm" fo:margin-bottom="0.286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0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13cm"/>
        </style:tab-stops>
      </style:paragraph-properties>
    </style:style>
    <style:style style:name="P3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3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353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71cm"/>
          <style:tab-stop style:position="5.468cm"/>
        </style:tab-stops>
      </style:paragraph-properties>
    </style:style>
    <style:style style:name="P354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71cm"/>
        </style:tab-stops>
      </style:paragraph-properties>
    </style:style>
    <style:style style:name="P3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6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55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3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8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9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0" style:family="paragraph" style:parent-style-name="Body_20_text_20__28_2_29_">
      <loext:graphic-properties draw:fill="none" draw:fill-color="#ffffff"/>
      <style:paragraph-properties fo:margin-left="0.353cm" fo:margin-right="6.138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1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</style:style>
    <style:style style:name="P362" style:family="paragraph" style:parent-style-name="Body_20_text_20__28_2_29_">
      <loext:graphic-properties draw:fill="none" draw:fill-color="#ffffff"/>
      <style:paragraph-properties fo:margin-left="0cm" fo:margin-right="0cm" fo:margin-top="0cm" fo:margin-bottom="0.258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2cm"/>
          <style:tab-stop style:position="5.158cm"/>
        </style:tab-stops>
      </style:paragraph-properties>
    </style:style>
    <style:style style:name="P3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2cm"/>
        </style:tab-stops>
      </style:paragraph-properties>
    </style:style>
    <style:style style:name="P3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3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8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3cm"/>
        </style:tab-stops>
      </style:paragraph-properties>
    </style:style>
    <style:style style:name="P369" style:family="paragraph" style:parent-style-name="Body_20_text_20__28_2_29_">
      <loext:graphic-properties draw:fill="none" draw:fill-color="#ffffff"/>
      <style:paragraph-properties fo:margin-left="0.282cm" fo:margin-right="0cm" fo:margin-top="0cm" fo:margin-bottom="0.194cm" style:contextual-spacing="false" fo:line-height="0.393cm" fo:text-align="start" style:justify-single-word="false" fo:keep-together="auto" fo:orphans="0" fo:widows="0" fo:text-indent="-0.282cm" style:auto-text-indent="false" fo:background-color="transparent" fo:keep-with-next="auto" style:writing-mode="lr-tb"/>
    </style:style>
    <style:style style:name="P370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1" style:family="paragraph" style:parent-style-name="Body_20_text_20__28_2_29_">
      <loext:graphic-properties draw:fill="none" draw:fill-color="#ffffff"/>
      <style:paragraph-properties fo:margin-left="0.353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2cm"/>
          <style:tab-stop style:position="8.26cm" style:type="center"/>
        </style:tab-stops>
      </style:paragraph-properties>
    </style:style>
    <style:style style:name="P372" style:family="paragraph" style:parent-style-name="Body_20_text_20__28_2_29_">
      <loext:graphic-properties draw:fill="none" draw:fill-color="#ffffff"/>
      <style:paragraph-properties fo:margin-left="0.353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3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375" style:family="paragraph" style:parent-style-name="Body_20_text_20__28_2_29_">
      <loext:graphic-properties draw:fill="none" draw:fill-color="#ffffff"/>
      <style:paragraph-properties fo:margin-left="0cm" fo:margin-right="0cm" fo:margin-top="0cm" fo:margin-bottom="0.258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376" style:family="paragraph" style:parent-style-name="Body_20_text_20__28_2_29_">
      <loext:graphic-properties draw:fill="none" draw:fill-color="#ffffff"/>
      <style:paragraph-properties fo:margin-left="0.282cm" fo:margin-right="0cm" fo:margin-top="0cm" fo:margin-bottom="0.21cm" style:contextual-spacing="false" fo:line-height="0.40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7" style:family="paragraph" style:parent-style-name="Body_20_text_20__28_2_29_">
      <loext:graphic-properties draw:fill="none" draw:fill-color="#ffffff"/>
      <style:paragraph-properties fo:margin-left="0cm" fo:margin-right="0cm" fo:margin-top="0cm" fo:margin-bottom="0.242cm" style:contextual-spacing="false" fo:line-height="0.40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8" style:family="paragraph" style:parent-style-name="Body_20_text_20__28_2_29_">
      <loext:graphic-properties draw:fill="none" draw:fill-color="#ffffff"/>
      <style:paragraph-properties fo:margin-left="0cm" fo:margin-right="0cm" fo:margin-top="0cm" fo:margin-bottom="0.81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9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327cm"/>
        </style:tab-stops>
      </style:paragraph-properties>
    </style:style>
    <style:style style:name="P3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381" style:family="paragraph" style:parent-style-name="Body_20_text_20__28_2_29_">
      <loext:graphic-properties draw:fill="none" draw:fill-color="#ffffff"/>
      <style:paragraph-properties fo:margin-left="0.423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96cm"/>
        </style:tab-stops>
      </style:paragraph-properties>
    </style:style>
    <style:style style:name="P382" style:family="paragraph" style:parent-style-name="Body_20_text_20__28_2_29_">
      <loext:graphic-properties draw:fill="none" draw:fill-color="#ffffff"/>
      <style:paragraph-properties fo:margin-left="0cm" fo:margin-right="5.045cm" fo:margin-top="0cm" fo:margin-bottom="0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3" style:family="paragraph" style:parent-style-name="Body_20_text_20__28_2_29_">
      <loext:graphic-properties draw:fill="none" draw:fill-color="#ffffff"/>
      <style:paragraph-properties fo:margin-left="0.423cm" fo:margin-right="0cm" fo:margin-top="0cm" fo:margin-bottom="0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4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68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8cm"/>
        </style:tab-stops>
      </style:paragraph-properties>
    </style:style>
    <style:style style:name="P386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568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7" style:family="paragraph" style:parent-style-name="Body_20_text_20__28_2_29_" style:list-style-name="WWNum33">
      <loext:graphic-properties draw:fill="none" draw:fill-color="#ffffff"/>
      <style:paragraph-properties fo:margin-left="0.282cm" fo:margin-right="0cm" fo:margin-top="0cm" fo:margin-bottom="0cm" style:contextual-spacing="false" fo:line-height="0.568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38cm"/>
          <style:tab-stop style:position="2.321cm"/>
        </style:tab-stops>
      </style:paragraph-properties>
    </style:style>
    <style:style style:name="P388" style:family="paragraph" style:parent-style-name="Body_20_text_20__28_2_29_" style:list-style-name="WWNum31">
      <loext:graphic-properties draw:fill="none" draw:fill-color="#ffffff"/>
      <style:paragraph-properties fo:margin-left="0.282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38cm"/>
          <style:tab-stop style:position="2.321cm"/>
        </style:tab-stops>
      </style:paragraph-properties>
    </style:style>
    <style:style style:name="P389" style:family="paragraph" style:parent-style-name="Body_20_text_20__28_2_29_" style:list-style-name="WWNum31">
      <loext:graphic-properties draw:fill="none" draw:fill-color="#ffffff"/>
      <style:paragraph-properties fo:margin-left="0.282cm" fo:margin-right="0cm" fo:margin-top="0cm" fo:margin-bottom="0.141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38cm"/>
          <style:tab-stop style:position="2.321cm"/>
        </style:tab-stops>
      </style:paragraph-properties>
    </style:style>
    <style:style style:name="P390" style:family="paragraph" style:parent-style-name="Body_20_text_20__28_2_29_">
      <loext:graphic-properties draw:fill="none" draw:fill-color="#ffffff"/>
      <style:paragraph-properties fo:margin-left="0.282cm" fo:margin-right="0cm" fo:margin-top="0cm" fo:margin-bottom="0.141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2" style:family="paragraph" style:parent-style-name="Body_20_text_20__28_2_29_">
      <loext:graphic-properties draw:fill="none" draw:fill-color="#ffffff"/>
      <style:paragraph-properties fo:margin-left="0cm" fo:margin-right="0.423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3" style:family="paragraph" style:parent-style-name="Body_20_text_20__28_2_29_" style:list-style-name="WWNum27">
      <loext:graphic-properties draw:fill="none" draw:fill-color="#ffffff"/>
      <style:paragraph-properties fo:margin-left="0.282cm" fo:margin-right="0cm" fo:margin-top="0cm" fo:margin-bottom="0.141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5cm"/>
        </style:tab-stops>
      </style:paragraph-properties>
    </style:style>
    <style:style style:name="P3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395" style:family="paragraph" style:parent-style-name="Body_20_text_20__28_2_29_">
      <loext:graphic-properties draw:fill="none" draw:fill-color="#ffffff"/>
      <style:paragraph-properties fo:margin-left="0.353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2cm"/>
        </style:tab-stops>
      </style:paragraph-properties>
    </style:style>
    <style:style style:name="P396" style:family="paragraph" style:parent-style-name="Body_20_text_20__28_2_29_">
      <loext:graphic-properties draw:fill="none" draw:fill-color="#ffffff"/>
      <style:paragraph-properties fo:margin-left="0.353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2cm"/>
          <style:tab-stop style:position="4.942cm"/>
        </style:tab-stops>
      </style:paragraph-properties>
    </style:style>
    <style:style style:name="P397" style:family="paragraph" style:parent-style-name="Body_20_text_20__28_2_29_">
      <loext:graphic-properties draw:fill="none" draw:fill-color="#ffffff"/>
      <style:paragraph-properties fo:margin-left="0.423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1.409cm"/>
        </style:tab-stops>
      </style:paragraph-properties>
    </style:style>
    <style:style style:name="P398" style:family="paragraph" style:parent-style-name="Body_20_text_20__28_2_29_">
      <loext:graphic-properties draw:fill="none" draw:fill-color="#ffffff"/>
      <style:paragraph-properties fo:margin-left="0.282cm" fo:margin-right="3.634cm" fo:margin-top="0cm" fo:margin-bottom="0.192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9" style:family="paragraph" style:parent-style-name="Body_20_text_20__28_2_29_">
      <loext:graphic-properties draw:fill="none" draw:fill-color="#ffffff"/>
      <style:paragraph-properties fo:margin-left="0.423cm" fo:margin-right="0cm" fo:margin-top="0cm" fo:margin-bottom="0.23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0" style:family="paragraph" style:parent-style-name="Body_20_text_20__28_2_29_">
      <loext:graphic-properties draw:fill="none" draw:fill-color="#ffffff"/>
      <style:paragraph-properties fo:margin-left="0cm" fo:margin-right="5.292cm" fo:margin-top="0cm" fo:margin-bottom="0.161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1" style:family="paragraph" style:parent-style-name="Body_20_text_20__28_2_29_">
      <loext:graphic-properties draw:fill="none" draw:fill-color="#ffffff"/>
      <style:paragraph-properties fo:margin-left="0cm" fo:margin-right="5.292cm" fo:margin-top="0cm" fo:margin-bottom="0.10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2" style:family="paragraph" style:parent-style-name="Body_20_text_20__28_2_29_">
      <loext:graphic-properties draw:fill="none" draw:fill-color="#ffffff"/>
      <style:paragraph-properties fo:margin-left="0cm" fo:margin-right="0cm" fo:margin-top="0cm" fo:margin-bottom="0.737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3" style:family="paragraph" style:parent-style-name="Body_20_text_20__28_2_29_">
      <loext:graphic-properties draw:fill="none" draw:fill-color="#ffffff"/>
      <style:paragraph-properties fo:margin-left="0.282cm" fo:margin-right="0cm" fo:margin-top="0cm" fo:margin-bottom="0.083cm" style:contextual-spacing="false" fo:line-height="0.29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4" style:family="paragraph" style:parent-style-name="Body_20_text_20__28_2_29_">
      <loext:graphic-properties draw:fill="none" draw:fill-color="#ffffff"/>
      <style:paragraph-properties fo:margin-left="0.282cm" fo:margin-right="0cm" fo:margin-top="0cm" fo:margin-bottom="0.141cm" style:contextual-spacing="false" fo:line-height="0.30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327cm"/>
        </style:tab-stops>
      </style:paragraph-properties>
    </style:style>
    <style:style style:name="P405" style:family="paragraph" style:parent-style-name="Body_20_text_20__28_2_29_">
      <loext:graphic-properties draw:fill="none" draw:fill-color="#ffffff"/>
      <style:paragraph-properties fo:margin-left="0cm" fo:margin-right="0.247cm" fo:margin-top="0cm" fo:margin-bottom="0.781cm" style:contextual-spacing="false" fo:line-height="0.30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6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0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7" style:family="paragraph" style:parent-style-name="Body_20_text_20__28_2_29_">
      <loext:graphic-properties draw:fill="none" draw:fill-color="#ffffff"/>
      <style:paragraph-properties fo:margin-left="3.21cm" fo:margin-right="0cm" fo:margin-top="0cm" fo:margin-bottom="0.078cm" style:contextual-spacing="false" fo:line-height="0.30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8" style:family="paragraph" style:parent-style-name="Body_20_text_20__28_2_29_">
      <loext:graphic-properties draw:fill="none" draw:fill-color="#ffffff"/>
      <style:paragraph-properties fo:margin-left="0.282cm" fo:margin-right="0cm" fo:margin-top="0cm" fo:margin-bottom="0.104cm" style:contextual-spacing="false" fo:line-height="0.309cm" fo:text-align="start" style:justify-single-word="false" fo:keep-together="auto" fo:orphans="0" fo:widows="0" fo:text-indent="-0.282cm" style:auto-text-indent="false" fo:background-color="transparent" fo:keep-with-next="auto" style:writing-mode="lr-tb"/>
    </style:style>
    <style:style style:name="P4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60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0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1" style:family="paragraph" style:parent-style-name="Body_20_text_20__28_2_29_">
      <loext:graphic-properties draw:fill="none" draw:fill-color="#ffffff"/>
      <style:paragraph-properties fo:margin-left="0cm" fo:margin-right="0.423cm" fo:margin-top="0cm" fo:margin-bottom="0.215cm" style:contextual-spacing="false" fo:line-height="0.28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2" style:family="paragraph" style:parent-style-name="Body_20_text_20__28_2_29_">
      <loext:graphic-properties draw:fill="none" draw:fill-color="#ffffff"/>
      <style:paragraph-properties fo:margin-left="0cm" fo:margin-right="0cm" fo:margin-top="0cm" fo:margin-bottom="0.175cm" style:contextual-spacing="false" fo:line-height="0.32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3" style:family="paragraph" style:parent-style-name="Body_20_text_20__28_2_29_">
      <loext:graphic-properties draw:fill="none" draw:fill-color="#ffffff"/>
      <style:paragraph-properties fo:margin-left="0cm" fo:margin-right="0cm" fo:margin-top="0cm" fo:margin-bottom="0.139cm" style:contextual-spacing="false" fo:line-height="0.32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4" style:family="paragraph" style:parent-style-name="Body_20_text_20__28_2_29_">
      <loext:graphic-properties draw:fill="none" draw:fill-color="#ffffff"/>
      <style:paragraph-properties fo:margin-left="0cm" fo:margin-right="0cm" fo:margin-top="0cm" fo:margin-bottom="0.771cm" style:contextual-spacing="false" fo:line-height="0.31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5" style:family="paragraph" style:parent-style-name="Body_20_text_20__28_2_29_">
      <loext:graphic-properties draw:fill="none" draw:fill-color="#ffffff"/>
      <style:paragraph-properties fo:margin-left="0cm" fo:margin-right="0.953cm" fo:margin-top="0cm" fo:margin-bottom="0.233cm" style:contextual-spacing="false" fo:line-height="0.31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6" style:family="paragraph" style:parent-style-name="Body_20_text_20__28_2_29_">
      <loext:graphic-properties draw:fill="none" draw:fill-color="#ffffff"/>
      <style:paragraph-properties fo:margin-left="0cm" fo:margin-right="0cm" fo:margin-top="0cm" fo:margin-bottom="0.224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7" style:family="paragraph" style:parent-style-name="Body_20_text_20__28_2_29_">
      <loext:graphic-properties draw:fill="none" draw:fill-color="#ffffff"/>
      <style:paragraph-properties fo:margin-left="0cm" fo:margin-right="2.223cm" fo:margin-top="0cm" fo:margin-bottom="0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8" style:family="paragraph" style:parent-style-name="Body_20_text_20__28_2_29_">
      <loext:graphic-properties draw:fill="none" draw:fill-color="#ffffff"/>
      <style:paragraph-properties fo:margin-left="0cm" fo:margin-right="0.388cm" fo:margin-top="0cm" fo:margin-bottom="0.228cm" style:contextual-spacing="false" fo:line-height="0.34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9" style:family="paragraph" style:parent-style-name="Body_20_text_20__28_2_29_">
      <loext:graphic-properties draw:fill="none" draw:fill-color="#ffffff"/>
      <style:paragraph-properties fo:margin-left="0cm" fo:margin-right="0cm" fo:margin-top="0cm" fo:margin-bottom="0.178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0" style:family="paragraph" style:parent-style-name="Body_20_text_20__28_2_29_">
      <loext:graphic-properties draw:fill="none" draw:fill-color="#ffffff"/>
      <style:paragraph-properties fo:margin-left="0cm" fo:margin-right="0cm" fo:margin-top="0cm" fo:margin-bottom="0.104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1" style:family="paragraph" style:parent-style-name="Body_20_text_20__28_2_29_">
      <loext:graphic-properties draw:fill="none" draw:fill-color="#ffffff"/>
      <style:paragraph-properties fo:margin-left="0cm" fo:margin-right="5.292cm" fo:margin-top="0cm" fo:margin-bottom="0.104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2" style:family="paragraph" style:parent-style-name="Body_20_text_20__28_2_29_">
      <loext:graphic-properties draw:fill="none" draw:fill-color="#ffffff"/>
      <style:paragraph-properties fo:margin-left="0cm" fo:margin-right="0.917cm" fo:margin-top="0cm" fo:margin-bottom="0cm" style:contextual-spacing="false" fo:line-height="0.4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3" style:family="paragraph" style:parent-style-name="Body_20_text_20__28_2_29_">
      <loext:graphic-properties draw:fill="none" draw:fill-color="#ffffff"/>
      <style:paragraph-properties fo:margin-left="0.353cm" fo:margin-right="0cm" fo:margin-top="0cm" fo:margin-bottom="0cm" style:contextual-spacing="false" fo:line-height="0.423cm" fo:text-align="start" style:justify-single-word="false" fo:keep-together="auto" fo:orphans="0" fo:widows="0" fo:text-indent="-0.353cm" style:auto-text-indent="false" fo:background-color="transparent" fo:keep-with-next="auto" style:writing-mode="lr-tb"/>
    </style:style>
    <style:style style:name="P424" style:family="paragraph" style:parent-style-name="Body_20_text_20__28_2_29_">
      <loext:graphic-properties draw:fill="none" draw:fill-color="#ffffff"/>
      <style:paragraph-properties fo:margin-left="0.353cm" fo:margin-right="0cm" fo:margin-top="0cm" fo:margin-bottom="0.72cm" style:contextual-spacing="false" fo:line-height="0.42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5" style:family="paragraph" style:parent-style-name="Body_20_text_20__28_2_29_">
      <loext:graphic-properties draw:fill="none" draw:fill-color="#ffffff"/>
      <style:paragraph-properties fo:margin-left="0cm" fo:margin-right="0.318cm" fo:margin-top="0cm" fo:margin-bottom="0cm" style:contextual-spacing="false" fo:line-height="0.42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6" style:family="paragraph" style:parent-style-name="Body_20_text_20__28_2_29_">
      <loext:graphic-properties draw:fill="none" draw:fill-color="#ffffff"/>
      <style:paragraph-properties fo:margin-left="0cm" fo:margin-right="1.305cm" fo:margin-top="0cm" fo:margin-bottom="0cm" style:contextual-spacing="false" fo:line-height="0.45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7" style:family="paragraph" style:parent-style-name="Body_20_text_20__28_2_29_">
      <loext:graphic-properties draw:fill="none" draw:fill-color="#ffffff"/>
      <style:paragraph-properties fo:margin-left="0cm" fo:margin-right="0cm" fo:margin-top="0cm" fo:margin-bottom="0.215cm" style:contextual-spacing="false" fo:line-height="0.29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8" style:family="paragraph" style:parent-style-name="Body_20_text_20__28_2_29_">
      <loext:graphic-properties draw:fill="none" draw:fill-color="#ffffff"/>
      <style:paragraph-properties fo:margin-left="0cm" fo:margin-right="0cm" fo:margin-top="0cm" fo:margin-bottom="0.152cm" style:contextual-spacing="false" fo:line-height="0.29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4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2cm" fo:text-align="start" style:justify-single-word="false" fo:keep-together="auto" fo:orphans="0" fo:widows="0" fo:text-indent="2.54cm" style:auto-text-indent="false" fo:background-color="transparent" fo:keep-with-next="auto" style:writing-mode="lr-tb">
        <style:tab-stops>
          <style:tab-stop style:position="12.129cm"/>
        </style:tab-stops>
      </style:paragraph-properties>
    </style:style>
    <style:style style:name="P431" style:family="paragraph" style:parent-style-name="Body_20_text_20__28_2_29_">
      <loext:graphic-properties draw:fill="none" draw:fill-color="#ffffff"/>
      <style:paragraph-properties fo:margin-left="0cm" fo:margin-right="0cm" fo:margin-top="0cm" fo:margin-bottom="0.129cm" style:contextual-spacing="false" fo:line-height="0.22cm" fo:text-align="start" style:justify-single-word="false" fo:keep-together="auto" fo:orphans="0" fo:widows="0" fo:text-indent="2.223cm" style:auto-text-indent="false" fo:background-color="transparent" fo:keep-with-next="auto" style:writing-mode="lr-tb"/>
    </style:style>
    <style:style style:name="P4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0.151cm"/>
          <style:tab-stop style:position="11.328cm"/>
        </style:tab-stops>
      </style:paragraph-properties>
    </style:style>
    <style:style style:name="P433" style:family="paragraph" style:parent-style-name="Body_20_text_20__28_2_29_">
      <loext:graphic-properties draw:fill="none" draw:fill-color="#ffffff"/>
      <style:paragraph-properties fo:margin-left="0cm" fo:margin-right="0cm" fo:margin-top="0cm" fo:margin-bottom="0.737cm" style:contextual-spacing="false" fo:line-height="0.318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4" style:family="paragraph" style:parent-style-name="Body_20_text_20__28_2_29_">
      <loext:graphic-properties draw:fill="none" draw:fill-color="#ffffff"/>
      <style:paragraph-properties fo:margin-left="0cm" fo:margin-right="3.246cm" fo:margin-top="0cm" fo:margin-bottom="0.402cm" style:contextual-spacing="false" fo:line-height="0.30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5" style:family="paragraph" style:parent-style-name="Body_20_text_20__28_3_29_">
      <loext:graphic-properties draw:fill="none" draw:fill-color="#ffffff"/>
      <style:paragraph-properties fo:margin-left="0.282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36" style:family="paragraph" style:parent-style-name="Body_20_text_20__28_3_29_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5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43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4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44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44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44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4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4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44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32cm"/>
        </style:tab-stops>
      </style:paragraph-properties>
    </style:style>
    <style:style style:name="P44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448" style:family="paragraph" style:parent-style-name="Body_20_text_20__28_4_29_">
      <loext:graphic-properties draw:fill="none" draw:fill-color="#ffffff"/>
      <style:paragraph-properties fo:margin-left="0.282cm" fo:margin-right="8.608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45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45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45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45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45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032cm"/>
        </style:tab-stops>
      </style:paragraph-properties>
    </style:style>
    <style:style style:name="P455" style:family="paragraph" style:parent-style-name="Body_20_text_20__28_4_29_">
      <loext:graphic-properties draw:fill="none" draw:fill-color="#ffffff"/>
      <style:paragraph-properties fo:margin-left="0.353cm" fo:margin-right="0cm" fo:margin-top="0cm" fo:margin-bottom="0cm" style:contextual-spacing="false" fo:line-height="0.393cm" fo:keep-together="auto" fo:orphans="0" fo:widows="0" fo:text-indent="0cm" style:auto-text-indent="false" fo:background-color="transparent" fo:keep-with-next="auto" style:writing-mode="lr-tb">
        <style:tab-stops>
          <style:tab-stop style:position="3.115cm"/>
        </style:tab-stops>
      </style:paragraph-properties>
    </style:style>
    <style:style style:name="P456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457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45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459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460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461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462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463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464" style:family="paragraph" style:parent-style-name="Body_20_text_20__28_6_29_">
      <loext:graphic-properties draw:fill="none" draw:fill-color="#ffffff"/>
      <style:paragraph-properties fo:margin-left="0.35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73cm"/>
        </style:tab-stops>
      </style:paragraph-properties>
    </style:style>
    <style:style style:name="P465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466" style:family="paragraph" style:parent-style-name="Body_20_text_20__28_7_29_">
      <loext:graphic-properties draw:fill="none" draw:fill-color="#ffffff"/>
      <style:paragraph-properties fo:margin-left="0cm" fo:margin-right="0cm" fo:margin-top="0cm" fo:margin-bottom="0.21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7" style:family="paragraph" style:parent-style-name="Body_20_text_20__28_7_29_">
      <loext:graphic-properties draw:fill="none" draw:fill-color="#ffffff"/>
      <style:paragraph-properties fo:margin-left="0cm" fo:margin-right="0cm" fo:margin-top="0cm" fo:margin-bottom="0.213cm" style:contextual-spacing="false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468" style:family="paragraph" style:parent-style-name="Body_20_text_20__28_7_29_" style:master-page-name="Converted11">
      <loext:graphic-properties draw:fill="none" draw:fill-color="#ffffff"/>
      <style:paragraph-properties fo:margin-left="0cm" fo:margin-right="0cm" fo:margin-top="0cm" fo:margin-bottom="0.365cm" style:contextual-spacing="false" fo:text-align="start" style:justify-single-word="false" fo:keep-together="auto" fo:orphans="0" fo:widows="0" fo:text-indent="0cm" style:auto-text-indent="false" style:page-number="485" fo:background-color="transparent" fo:keep-with-next="auto" style:writing-mode="lr-tb"/>
    </style:style>
    <style:style style:name="P469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0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14cm"/>
        </style:tab-stops>
      </style:paragraph-properties>
    </style:style>
    <style:style style:name="P47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57cm" style:type="right"/>
        </style:tab-stops>
      </style:paragraph-properties>
    </style:style>
    <style:style style:name="P47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45cm" style:type="right"/>
        </style:tab-stops>
      </style:paragraph-properties>
    </style:style>
    <style:style style:name="P47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98cm" style:type="right"/>
        </style:tab-stops>
      </style:paragraph-properties>
    </style:style>
    <style:style style:name="P47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37cm" style:type="right"/>
        </style:tab-stops>
      </style:paragraph-properties>
    </style:style>
    <style:style style:name="P47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27cm" style:type="right"/>
        </style:tab-stops>
      </style:paragraph-properties>
    </style:style>
    <style:style style:name="P47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88cm" style:type="right"/>
        </style:tab-stops>
      </style:paragraph-properties>
    </style:style>
    <style:style style:name="P478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79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>
        <style:tab-stops>
          <style:tab-stop style:position="6.685cm"/>
        </style:tab-stops>
      </style:paragraph-properties>
    </style:style>
    <style:style style:name="P480" style:family="paragraph" style:parent-style-name="Heading_20__23_4">
      <loext:graphic-properties draw:fill="none" draw:fill-color="#ffffff"/>
      <style:paragraph-properties fo:margin-left="0cm" fo:margin-right="0cm" fo:margin-top="0cm" fo:margin-bottom="0.33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81" style:family="paragraph" style:parent-style-name="Heading_20__23_4">
      <loext:graphic-properties draw:fill="none" draw:fill-color="#ffffff"/>
      <style:paragraph-properties fo:margin-left="0cm" fo:margin-right="0cm" fo:margin-top="0cm" fo:margin-bottom="0.291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82" style:family="paragraph" style:parent-style-name="Heading_20__23_4">
      <loext:graphic-properties draw:fill="none" draw:fill-color="#ffffff"/>
      <style:paragraph-properties fo:margin-left="0.247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83" style:family="paragraph" style:parent-style-name="Heading_20__23_4">
      <loext:graphic-properties draw:fill="none" draw:fill-color="#ffffff"/>
      <style:paragraph-properties fo:margin-left="0.388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84" style:family="paragraph" style:parent-style-name="Heading_20__23_4">
      <loext:graphic-properties draw:fill="none" draw:fill-color="#ffffff"/>
      <style:paragraph-properties fo:margin-left="0.423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85" style:family="paragraph" style:parent-style-name="Heading_20__23_4">
      <loext:graphic-properties draw:fill="none" draw:fill-color="#ffffff"/>
      <style:paragraph-properties fo:margin-left="0cm" fo:margin-right="0cm" fo:margin-top="0cm" fo:margin-bottom="0cm" style:contextual-spacing="false" fo:line-height="0.563cm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486" style:family="paragraph" style:parent-style-name="Heading_20__23_4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87" style:family="paragraph" style:parent-style-name="Heading_20__23_5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488" style:family="paragraph" style:parent-style-name="Heading_20__23_5">
      <loext:graphic-properties draw:fill="none" draw:fill-color="#ffffff"/>
      <style:paragraph-properties fo:margin-left="16.404cm" fo:margin-right="0cm" fo:margin-top="0cm" fo:margin-bottom="0.19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89" style:family="paragraph" style:parent-style-name="Heading_20__23_5">
      <loext:graphic-properties draw:fill="none" draw:fill-color="#ffffff"/>
      <style:paragraph-properties fo:margin-left="16.404cm" fo:margin-right="0cm" fo:margin-top="0cm" fo:margin-bottom="0.2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90" style:family="paragraph" style:parent-style-name="Heading_20__23_5_20__28_2_29_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91" style:family="paragraph" style:parent-style-name="Heading_20__23_5_20__28_3_29_">
      <loext:graphic-properties draw:fill="none" draw:fill-color="#ffffff"/>
      <style:paragraph-properties fo:margin-left="0cm" fo:margin-right="0cm" fo:margin-top="0cm" fo:margin-bottom="0.168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92" style:family="paragraph" style:parent-style-name="Heading_20__23_5_20__28_3_29_">
      <loext:graphic-properties draw:fill="none" draw:fill-color="#ffffff"/>
      <style:paragraph-properties fo:margin-left="0cm" fo:margin-right="0cm" fo:margin-top="0cm" fo:margin-bottom="0.16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93" style:family="paragraph" style:parent-style-name="Heading_20__23_6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94" style:family="paragraph" style:parent-style-name="Heading_20__23_6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95" style:family="paragraph" style:parent-style-name="Heading_20__23_6">
      <loext:graphic-properties draw:fill="none" draw:fill-color="#ffffff"/>
      <style:paragraph-properties fo:margin-left="0cm" fo:margin-right="0cm" fo:margin-top="0cm" fo:margin-bottom="0.198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96" style:family="paragraph" style:parent-style-name="Heading_20__23_6">
      <loext:graphic-properties draw:fill="none" draw:fill-color="#ffffff"/>
      <style:paragraph-properties fo:margin-left="16.51cm" fo:margin-right="0cm" fo:margin-top="0cm" fo:margin-bottom="0.19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97" style:family="paragraph" style:parent-style-name="Heading_20__23_6_20__28_2_29_">
      <loext:graphic-properties draw:fill="none" draw:fill-color="#ffffff"/>
      <style:paragraph-properties fo:margin-left="0.282cm" fo:margin-right="0cm" fo:margin-top="0cm" fo:margin-bottom="0.19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498" style:family="paragraph" style:parent-style-name="Heading_20__23_7" style:master-page-name="Converted2">
      <loext:graphic-properties draw:fill="none" draw:fill-color="#ffffff"/>
      <style:paragraph-properties fo:margin-left="0cm" fo:margin-right="0cm" fo:margin-top="0cm" fo:margin-bottom="0.238cm" style:contextual-spacing="false" fo:text-align="start" style:justify-single-word="false" fo:keep-together="always" fo:orphans="0" fo:widows="0" fo:text-indent="0cm" style:auto-text-indent="false" style:page-number="3" fo:background-color="transparent" fo:keep-with-next="always" style:writing-mode="lr-tb"/>
    </style:style>
    <style:style style:name="P499" style:family="paragraph" style:parent-style-name="Heading_20__23_7">
      <loext:graphic-properties draw:fill="none" draw:fill-color="#ffffff"/>
      <style:paragraph-properties fo:margin-left="0cm" fo:margin-right="0cm" fo:margin-top="0cm" fo:margin-bottom="0.727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00" style:family="paragraph" style:parent-style-name="Heading_20__23_7">
      <loext:graphic-properties draw:fill="none" draw:fill-color="#ffffff"/>
      <style:paragraph-properties fo:margin-left="0cm" fo:margin-right="0cm" fo:margin-top="0cm" fo:margin-bottom="0.273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01" style:family="paragraph" style:parent-style-name="Heading_20__23_7">
      <loext:graphic-properties draw:fill="none" draw:fill-color="#ffffff"/>
      <style:paragraph-properties fo:margin-left="0cm" fo:margin-right="0cm" fo:margin-top="0cm" fo:margin-bottom="0.20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02" style:family="paragraph" style:parent-style-name="Heading_20__23_7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03" style:family="paragraph" style:parent-style-name="Heading_20__23_7">
      <loext:graphic-properties draw:fill="none" draw:fill-color="#ffffff"/>
      <style:paragraph-properties fo:margin-left="0cm" fo:margin-right="0cm" fo:margin-top="0cm" fo:margin-bottom="0.21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04" style:family="paragraph" style:parent-style-name="Heading_20__23_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05" style:family="paragraph" style:parent-style-name="Heading_20__23_7">
      <loext:graphic-properties draw:fill="none" draw:fill-color="#ffffff"/>
      <style:paragraph-properties fo:margin-left="0cm" fo:margin-right="0cm" fo:margin-top="0cm" fo:margin-bottom="0.20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06" style:family="paragraph" style:parent-style-name="Heading_20__23_7">
      <loext:graphic-properties draw:fill="none" draw:fill-color="#ffffff"/>
      <style:paragraph-properties fo:margin-left="0cm" fo:margin-right="0cm" fo:margin-top="0cm" fo:margin-bottom="0.265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07" style:family="paragraph" style:parent-style-name="Heading_20__23_7" style:master-page-name="Converted5">
      <loext:graphic-properties draw:fill="none" draw:fill-color="#ffffff"/>
      <style:paragraph-properties fo:margin-left="0.282cm" fo:margin-right="0cm" fo:margin-top="0cm" fo:margin-bottom="0.203cm" style:contextual-spacing="false" fo:text-align="justify" style:justify-single-word="false" fo:keep-together="always" fo:orphans="0" fo:widows="0" fo:text-indent="0cm" style:auto-text-indent="false" style:page-number="475" fo:background-color="transparent" fo:keep-with-next="always" style:writing-mode="lr-tb"/>
    </style:style>
    <style:style style:name="P508" style:family="paragraph" style:parent-style-name="Heading_20__23_7">
      <loext:graphic-properties draw:fill="none" draw:fill-color="#ffffff"/>
      <style:paragraph-properties fo:margin-left="0.282cm" fo:margin-right="0cm" fo:margin-top="0cm" fo:margin-bottom="0.68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09" style:family="paragraph" style:parent-style-name="Heading_20__23_7">
      <loext:graphic-properties draw:fill="none" draw:fill-color="#ffffff"/>
      <style:paragraph-properties fo:margin-left="0.353cm" fo:margin-right="0cm" fo:margin-top="0cm" fo:margin-bottom="0.27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10" style:family="paragraph" style:parent-style-name="Heading_20__23_7">
      <loext:graphic-properties draw:fill="none" draw:fill-color="#ffffff"/>
      <style:paragraph-properties fo:margin-left="0.353cm" fo:margin-right="0cm" fo:margin-top="0cm" fo:margin-bottom="0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11" style:family="paragraph" style:parent-style-name="Heading_20__23_7">
      <loext:graphic-properties draw:fill="none" draw:fill-color="#ffffff"/>
      <style:paragraph-properties fo:margin-left="0.282cm" fo:margin-right="0cm" fo:margin-top="0cm" fo:margin-bottom="0.141cm" style:contextual-spacing="false" fo:line-height="0.568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12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513" style:family="paragraph" style:parent-style-name="Standard">
      <style:paragraph-properties fo:margin-top="0.134cm" fo:margin-bottom="0.134cm" style:contextual-spacing="false" fo:line-height="0.423cm" fo:orphans="0" fo:widows="0"/>
      <style:text-properties fo:font-size="9.5pt" style:font-size-asian="9.5pt" style:font-size-complex="9.5pt"/>
    </style:style>
    <style:style style:name="P514" style:family="paragraph" style:parent-style-name="Standard">
      <style:paragraph-properties fo:margin-top="0.127cm" fo:margin-bottom="0.127cm" style:contextual-spacing="false" fo:line-height="0.423cm" fo:orphans="0" fo:widows="0"/>
      <style:text-properties fo:font-size="9.5pt" style:font-size-asian="9.5pt" style:font-size-complex="9.5pt"/>
    </style:style>
    <style:style style:name="P515" style:family="paragraph" style:parent-style-name="Standard">
      <style:paragraph-properties fo:orphans="0" fo:widows="0"/>
    </style:style>
    <style:style style:name="P516" style:family="paragraph" style:parent-style-name="Standard" style:master-page-name="Converted1">
      <style:paragraph-properties fo:line-height="0.183cm" fo:orphans="0" fo:widows="0" style:page-number="auto"/>
      <style:text-properties fo:font-size="4pt" style:font-size-asian="4pt" style:font-size-complex="4pt"/>
    </style:style>
    <style:style style:name="P517" style:family="paragraph" style:parent-style-name="Standard">
      <style:paragraph-properties fo:line-height="0.145cm" fo:orphans="0" fo:widows="0"/>
      <style:text-properties fo:font-size="3.5pt" style:font-size-asian="3.5pt" style:font-size-complex="3.5pt"/>
    </style:style>
    <style:style style:name="P518" style:family="paragraph" style:parent-style-name="Standard">
      <style:paragraph-properties fo:line-height="0.25cm" fo:orphans="0" fo:widows="0"/>
      <style:text-properties fo:font-size="5.5pt" style:font-size-asian="5.5pt" style:font-size-complex="5.5pt"/>
    </style:style>
    <style:style style:name="P519" style:family="paragraph">
      <loext:graphic-properties draw:fill="none"/>
    </style:style>
    <style:style style:name="T1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fo:font-weight="normal" style:font-weight-asian="normal" style:font-weight-complex="normal"/>
    </style:style>
    <style:style style:name="T8" style:family="text"/>
    <style:style style:name="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2">
          <style:column style:rel-width="34361*" fo:start-indent="0cm" fo:end-indent="2.392cm"/>
          <style:column style:rel-width="31174*" fo:start-indent="2.392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 fo:column-gap="3.302cm">
          <style:column style:rel-width="32767*" fo:start-indent="0cm" fo:end-indent="1.651cm"/>
          <style:column style:rel-width="32768*" fo:start-indent="1.651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 fo:column-gap="3.129cm">
          <style:column style:rel-width="32767*" fo:start-indent="0cm" fo:end-indent="1.564cm"/>
          <style:column style:rel-width="32768*" fo:start-indent="1.564cm" fo:end-indent="0cm"/>
        </style:columns>
      </style:section-properties>
    </style:style>
    <style:style style:name="Sect5" style:family="section">
      <style:section-properties style:editable="false">
        <style:columns fo:column-count="2" fo:column-gap="3.129cm">
          <style:column style:rel-width="32767*" fo:start-indent="0cm" fo:end-indent="1.564cm"/>
          <style:column style:rel-width="32768*" fo:start-indent="1.564cm" fo:end-indent="0cm"/>
        </style:columns>
      </style:section-properties>
    </style:style>
    <style:style style:name="Sect6" style:family="section">
      <style:section-properties text:dont-balance-text-columns="true" style:editable="false">
        <style:columns fo:column-count="2" fo:column-gap="3.567cm">
          <style:column style:rel-width="32767*" fo:start-indent="0cm" fo:end-indent="1.783cm"/>
          <style:column style:rel-width="32768*" fo:start-indent="1.783cm" fo:end-indent="0cm"/>
        </style:columns>
      </style:section-properties>
    </style:style>
    <style:style style:name="Sect7" style:family="section">
      <style:section-properties style:editable="false">
        <style:columns fo:column-count="2" fo:column-gap="3.567cm">
          <style:column style:rel-width="32767*" fo:start-indent="0cm" fo:end-indent="1.783cm"/>
          <style:column style:rel-width="32768*" fo:start-indent="1.783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16.392cm" fo:margin-right="0.176cm" fo:margin-top="0.409cm" fo:margin-bottom="0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305cm" fo:margin-right="22.461cm" fo:margin-top="3.113cm" fo:margin-bottom="0.152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279cm" fo:margin-right="17.729cm" fo:margin-top="0cm" fo:margin-bottom="2.069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1.944cm" fo:margin-right="0.453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326cm" fo:margin-right="3.732cm" fo:margin-top="0cm" fo:margin-bottom="0.226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565cm" fo:margin-top="0cm" fo:margin-bottom="0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list text:style-name="WWNum1">
          <text:list-item>
            <text:p text:style-name="P4"><text:span text:style-name="T1">1779/80 Madras and Bengal</text:span></text:p>
          </text:list-item>
        </text:list>
        <text:p text:style-name="P3"><text:span text:style-name="T1">Capt John Haldane</text:span></text:p>
        <text:h text:style-name="P487" text:outline-level="5"><text:bookmark-start text:name="bookmark0"/><text:span text:style-name="T1">NANCY (1)</text:span><text:bookmark-end text:name="bookmark0"/></text:h>
        <text:p text:style-name="P5"><text:span text:style-name="T1">Company's packet</text:span></text:p>
        <text:list text:style-name="WWNum3">
          <text:list-item>
            <text:p text:style-name="P65"><text:span text:style-name="T1">From India 1782 Capt John Haldane</text:span></text:p>
          </text:list-item>
        </text:list>
        <text:p text:style-name="P6"><text:span text:style-name="T1">Left India 1 Apr 1782 - Cork 19 Jan 1782 - lost with all hands at Roscvear, Scilly</text:span></text:p>
      </text:section>
      <text:section text:style-name="Sect2" text:name="Bereich1">
        <text:p text:style-name="P513"/>
      </text:section>
      <text:section text:style-name="Sect2" text:name="Bereich2">
        <text:h text:style-name="P488" text:outline-level="5"><text:bookmark-start text:name="bookmark1"/><text:span text:style-name="T1">NANCY (2)</text:span><text:bookmark-end text:name="bookmark1"/></text:h>
        <text:list text:style-name="WWNum5">
          <text:list-item>
            <text:p text:style-name="P154"><text:span text:style-name="T1">1793/4 Bengal</text:span></text:p>
          </text:list-item>
        </text:list>
        <text:p text:style-name="P209"><text:span text:style-name="T1">L/MAR/B/439A Journal 29 Dec 1793-26 Feb 1795 Capt Alexander Paterson</text:span></text:p>
        <text:p text:style-name="P210"><text:span text:style-name="T1">Lizard 29 Dec 1793 - 20 Jun 1794 Calcutta - left Bengal 3 Sep - 25 Sep Madras - 10 Dec St Helena - 12 Feb 1795 Kinsalc - 26 Feb Bcachy Head</text:span></text:p>
        <text:h text:style-name="P489" text:outline-level="5"><text:bookmark-start text:name="bookmark2"/><text:span text:style-name="T1">NASSAU (1)</text:span><text:bookmark-end text:name="bookmark2"/></text:h>
        <text:p text:style-name="P16"><text:span text:style-name="T1">Rated at 400/530 tons, 90/106 crew. 30/36 guns</text:span></text:p>
        <text:list xml:id="list1798778346" text:style-name="WWNum7">
          <text:list-item>
            <text:p text:style-name="P233"><text:span text:style-name="T1">1693/4<text:tab/>Persia and Surat</text:span></text:p>
          </text:list-item>
        </text:list>
        <text:p text:style-name="P267"><text:span text:style-name="T1">L/MAR/A/XCVI Journal 1 Feb 1694-3 Mar 1696 Capt John Lloyd</text:span></text:p>
        <text:p text:style-name="P282"><text:span text:style-name="T1">Downs 15 Feb 1694 - 23 Jul Cape - 30 Jan 1695 Bandar Abbas - 1 Apr Bombay - 17 Apr Surat - 28 May Bombay - 5 Aug Mauritius - 30 Oct Cape - 7 Jan 1696 Barbados - 23 May Downs</text:span></text:p>
        <text:list xml:id="list133959784751170" text:continue-numbering="true" text:style-name="WWNum7">
          <text:list-item>
            <text:p text:style-name="P91"><text:span text:style-name="T1">1697/8<text:tab/>China</text:span></text:p>
          </text:list-item>
        </text:list>
        <text:p text:style-name="P93"><text:span text:style-name="T1">Capt James Minty</text:span></text:p>
        <text:p text:style-name="P17"><text:span text:style-name="T1">12 Oct 1697 - 1 Sep 1699</text:span></text:p>
        <text:h text:style-name="P489" text:outline-level="5"><text:bookmark-start text:name="bookmark3"/><text:span text:style-name="T1">NASSAU (2)</text:span><text:bookmark-end text:name="bookmark3"/></text:h>
        <text:p text:style-name="P18"><text:span text:style-name="T1">Rated at 480/490 tons, 96/98 crew, 30/32 guns</text:span></text:p>
        <text:list xml:id="list1842338880" text:style-name="WWNum9">
          <text:list-item>
            <text:p text:style-name="P92"><text:span text:style-name="T1">1731/2<text:tab/>Madras and Bengal</text:span></text:p>
          </text:list-item>
        </text:list>
        <text:p text:style-name="P67"><text:span text:style-name="T1">L/MAM/B/544A Journal 15 Dec 1731-3 Aug 1733 L/MAR/B/544N(1)<text:tab/>Ledger</text:span></text:p>
        <text:p text:style-name="P101"><text:span text:style-name="T1">L/MAR/B/544N(2)<text:tab/>Pay Book</text:span></text:p>
        <text:p text:style-name="P93"><text:span text:style-name="T1">Capt William Hutchinson</text:span></text:p>
        <text:p text:style-name="P68"><text:span text:style-name="T1">Downs 20 Dec 1731 - Madeira 21 Jan 1732- 15 Jun Madras -13 Jul Vizagapatam - 2 Aug Rogues River - 31 Jan 1733 Kedgeree - 27 May St Helena - 3 Aug Downs</text:span></text:p>
        <text:list xml:id="list133958684817436" text:continue-numbering="true" text:style-name="WWNum9">
          <text:list-item>
            <text:p text:style-name="P92"><text:span text:style-name="T1">1734/5<text:tab/>Benkulen and Madras</text:span></text:p>
          </text:list-item>
        </text:list>
        <text:p text:style-name="P101"><text:span text:style-name="T1">L/MAWB/544B<text:tab/>Journal 24 Dec 1734-15 Aug 1736</text:span></text:p>
        <text:p text:style-name="P101"><text:span text:style-name="T1">L/MAR/B/544-0(l)<text:tab/>Ledger</text:span></text:p>
        <text:p text:style-name="P101"><text:span text:style-name="T1">L/MAM/B/544-0(2)<text:tab/>Pay Book</text:span></text:p>
        <text:p text:style-name="P296"><text:span text:style-name="Body_20_text_20__28_2_29__20__2b__20_10.5_20_pt">Capt </text:span><text:span text:style-name="T1">William Hutchinson</text:span></text:p>
        <text:p text:style-name="P283"><text:span text:style-name="T1">Downs 12 Feb 1735 - 21 Mar Sao Tiago - 1 Aug Benkulen - 10 Sep Moco Moco -1 Oct Padang - 9 Dec Madras - 24 Jan 1736 Fort St David -16 May St Helena -11 Aug Downs</text:span></text:p>
        <text:list xml:id="list133959584369732" text:continue-numbering="true" text:style-name="WWNum9">
          <text:list-item>
            <text:p text:style-name="P155"><text:span text:style-name="T1">1737/8<text:tab/>Bombay</text:span></text:p>
          </text:list-item>
        </text:list>
        <text:p text:style-name="P156"><text:span text:style-name="T1">L/MAWB/544C<text:tab/>Journal 5 Jan 1738-6<text:tab/>Sep<text:tab/>1739</text:span></text:p>
        <text:p text:style-name="P157"><text:span text:style-name="T1">L/MAWB/544P(1)<text:tab/>Ledger</text:span></text:p>
        <text:p text:style-name="P157"><text:span text:style-name="T1">L/MAWB/544P(2)<text:tab/>Pay Book</text:span></text:p>
        <text:p text:style-name="P158"><text:span text:style-name="Body_20_text_20__28_2_29__20__2b__20_10.5_20_pt">Capt </text:span><text:span text:style-name="T1">William Hutchinson</text:span></text:p>
        <text:p text:style-name="P158"><text:span text:style-name="T1">Downs 26 Mar 1738 - 3 Aug Johanna - 5 Sep Bombay - 7 Nov Goa - 7 Dec Bombay - 9 Jan 1739 Goa -17 Jan Tellicheny -10 Feb Anjengo - 21 May St Helena - 27 Aug Downs</text:span></text:p>
      </text:section>
      <text:p text:style-name="P516"/>
      <text:section text:style-name="Sect3" text:name="Bereich3">
        <text:p text:style-name="P512"><draw:custom-shape text:anchor-type="char" draw:z-index="11" draw:style-name="gr10" draw:text-style-name="P519" svg:width="12.6cm" svg:height="1.756cm" svg:x="9.324cm" svg:y="21.814cm"><text:p text:style-name="P7"><text:span text:style-name="Body_20_text_20__28_2_29__20_Exact">Capt Arthur Gore</text:span></text:p><text:p text:style-name="P318"><text:span text:style-name="Body_20_text_20__28_2_29__20_Exact">Portsmouth 7 Mar 1778 - 7 Jun Cape - 14 Jul Johanna - 27 Aug Madras - 6 Sep Pondicherry - 3 Nov Madras - 25 Jan 1779 Kedgeree - left Bengal 14 May - 28 Jun Madras 16 Oct - 2 Feb 1780 Cape 29 Apr - 10 Jun St Helena - 14 Sep 1780 Downs</text:span></text:p><draw:enhanced-geometry draw:type="0"/></draw:custom-shape><draw:custom-shape text:anchor-type="char" draw:z-index="12" draw:style-name="gr9" draw:text-style-name="P519" svg:width="3.686cm" svg:height="0.632cm" svg:x="4.927cm" svg:y="17.027cm"><text:p text:style-name="P6"><text:span text:style-name="Body_20_text_20__28_2_29__20_Exact">Bombay. Bengal and China</text:span></text:p><draw:enhanced-geometry draw:type="0"/></draw:custom-shape><draw:custom-shape text:anchor-type="char" draw:z-index="13" draw:style-name="gr8" draw:text-style-name="P519" svg:width="8.494cm" svg:height="2.16cm" svg:x="3.057cm" svg:y="14.693cm"><text:p text:style-name="P321"><text:span text:style-name="Body_20_text_20__28_2_29__20_Exact">Journal 25 Jan 1781-30 Sep 1785 Deck Log 22 May 1784-30 Sep 1785</text:span></text:p><text:p text:style-name="P321"><text:span text:style-name="Body_20_text_20__28_2_29__20_Exact">Journal 4 Oct 1784-17 Jun 1785, John Pascal Larkins. Chief Mate</text:span></text:p><text:p text:style-name="P6"><text:span text:style-name="Body_20_text_20__28_2_29__20_Exact">Ledger</text:span></text:p><text:p text:style-name="P6"><text:span text:style-name="Body_20_text_20__28_2_29__20_Exact">Pay Book</text:span></text:p><draw:enhanced-geometry draw:type="0"/></draw:custom-shape></text:p>
        <text:list xml:id="list133960127653133" text:continue-numbering="true" text:style-name="WWNum9">
          <text:list-item>
            <text:p text:style-name="P173"><text:span text:style-name="T1">1740/1 Bombay and Bengal</text:span></text:p>
          </text:list-item>
        </text:list>
        <text:p text:style-name="P175"><text:span text:style-name="T1">L/MAR/B/544D<text:tab/>Journal 23<text:tab/>Nov 1740-4 Nov 1742</text:span></text:p>
        <text:p text:style-name="P176"><text:span text:style-name="T1">L/MAR/B/544Q(1)<text:tab/>Ledger</text:span></text:p>
        <text:p text:style-name="P176"><text:span text:style-name="T1">L/MAR/B/544Q(2)<text:tab/>Pay Book</text:span></text:p>
        <text:p text:style-name="P159"><text:span text:style-name="T1">Capl George Jackson</text:span></text:p>
        <text:p text:style-name="P327"><text:span text:style-name="T1">Portsmouth 20 Feb 1741 - 31 May Johanna - 5 Aug Bombay - 25 Sep Kedgeree - 8 Oct Calcutta - 4 Jan 1742 Ingcli - 14 Apr Cape - 25 May St Helena - 6 Sep Downs</text:span></text:p>
        <text:p text:style-name="P435"><text:span text:style-name="T1">NASSAU (3)</text:span></text:p>
        <text:p text:style-name="P19"><text:span text:style-name="T1">Built by Pern-, launched 1771, 3 decks, 4in bottom. 723 tons</text:span></text:p>
        <text:p text:style-name="P20"><text:span text:style-name="T1">Principal Managing Owners: 1-2 Sir Charles Raymond. 3-4 Robert Williams</text:span></text:p>
        <text:list xml:id="list2874871062" text:style-name="WWNum11">
          <text:list-item>
            <text:p text:style-name="P174"><text:span text:style-name="T1">1771/2 Madras and Bengal</text:span></text:p>
          </text:list-item>
        </text:list>
        <text:p text:style-name="P177"><text:span text:style-name="T1">L/MAR/B/544E<text:tab/>Journal 14<text:tab/>Nov<text:tab/>1771-17 Sep<text:tab/>1773</text:span></text:p>
        <text:p text:style-name="P176"><text:span text:style-name="T1">L/MAR/B/544R(I)<text:tab/>Ledger</text:span></text:p>
        <text:p text:style-name="P176"><text:span text:style-name="T1">L/MAR/B/544R(2)<text:tab/>Pay Book</text:span></text:p>
        <text:p text:style-name="P159"><text:span text:style-name="T1">Capt Arthur Gore</text:span></text:p>
        <text:p text:style-name="P329"><text:span text:style-name="T1">Portsmouth 15 Feb 1772 -3 Aug Madras - 5 Oct Kedgeree -23 Dee Ingcli - 2 Jan 1773 Madras - 12 Apr Cape - 10 May St Helena - 25 May Ascension - 1 Aug Downs</text:span></text:p>
        <text:list xml:id="list133960785486482" text:continue-numbering="true" text:style-name="WWNum11">
          <text:list-item>
            <text:p text:style-name="P102"><text:span text:style-name="T1">1775/6<text:tab/>Madras and Bengal</text:span></text:p>
          </text:list-item>
        </text:list>
        <text:p text:style-name="P103"><text:span text:style-name="T1">L/MAR/B/544F<text:tab/>Journal 24<text:tab/>Oct 1775-25 Aug<text:tab/>1777</text:span></text:p>
        <text:p text:style-name="P104"><text:span text:style-name="T1">L/MAR/B/544S( 3)<text:tab/>Ledger</text:span></text:p>
        <text:p text:style-name="P104"><text:span text:style-name="T1">L/MAR/B/544S(2)<text:tab/>Pay Book</text:span></text:p>
        <text:p text:style-name="P19"><text:span text:style-name="T1">Capt Arthur Gore</text:span></text:p>
        <text:p text:style-name="P332"><text:span text:style-name="T1">Portsmouth 9 Jan 1776 - 27 Jan Madeira - 20 Apr Cape - 19 Jim Johanna - 20 Jul Madras - 2 Aug Kedgeree - 19 Aug Culpcc - Ingcli 5 Dee - 11 Mar 1777 St Helena - 23 Jul Downs</text:span></text:p>
        <text:list xml:id="list133958779122462" text:continue-numbering="true" text:style-name="WWNum11">
          <text:list-item>
            <text:p text:style-name="P41"><text:span text:style-name="T1">1777/8<text:tab/>Madras and Bengal</text:span></text:p>
          </text:list-item>
        </text:list>
        <text:p text:style-name="P338"><text:span text:style-name="T1">L/MAR/B/544G-H Journal 16 Dee 1777-21 Oct 1780, John Pascal Larkins. Second Mate L/MAR/B/544T(1)</text:span></text:p>
        <text:p text:style-name="P159"><text:span text:style-name="T1">L/MAR/B/544T(2)</text:span></text:p>
        <text:p text:style-name="P159"><text:span text:style-name="T1">L/MAR/B/544T(3)</text:span></text:p>
        <text:p text:style-name="P159"><text:span text:style-name="T1">L/MAR/B/544T(4)</text:span></text:p>
        <text:p text:style-name="P64"><text:span text:style-name="T1">1780/1</text:span></text:p>
        <text:p text:style-name="P94"><text:span text:style-name="T1">L/MAR/B/544-I L/MAR/B/544J&amp;M L/MAR/B/544K-L L/MAR/B/544U(1)</text:span></text:p>
        <text:p text:style-name="P94"><text:span text:style-name="T1">L/MAR/B/544U(2)</text:span></text:p>
        <text:p text:style-name="P94"><text:span text:style-name="T1">Capl Arthur Gore</text:span></text:p>
        <text:p text:style-name="P336"><text:span text:style-name="T1">Downs Apr 1781 - 6 Jul Plymouth - 29 Apr 1782 Rio de Janeiro - 6 Sep Bombay 12 Dee - 20 Jan 1783 Tcllichcrry - 23 May Socotra - 9 Jun Bombay - 31 Oct Kedgeree - 3 Jun 1784 Bombay - 4 Dec Whampoa - 5 Mar 1785 North Island - 25 May St Helena - 21 Aug Downs</text:span></text:p>
        <text:p text:style-name="P436"><text:span text:style-name="T1">NATHANIEL (!)</text:span></text:p>
        <text:p text:style-name="P8"><text:span text:style-name="T1">Rated at 520/600 tons, 90/114 crew, 36 guns. 3 decks</text:span></text:p>
        <text:list xml:id="list3773750667" text:style-name="WWNum13">
          <text:list-item>
            <text:p text:style-name="P292"><text:span text:style-name="T1">1675/6 Sural</text:span></text:p>
          </text:list-item>
        </text:list>
        <text:p text:style-name="P284"><text:span text:style-name="T1">Capt William Stannard Downs 21 Mar 1676 -</text:span></text:p>
        <text:list xml:id="list133959245087985" text:continue-numbering="true" text:style-name="WWNum13">
          <text:list-item>
            <text:p text:style-name="P224"><text:span text:style-name="T1">1677/8<text:tab/>Madras and<text:tab/>Bengal</text:span></text:p>
          </text:list-item>
        </text:list>
        <text:p text:style-name="P211"><text:span text:style-name="T1">Capt William Stannard</text:span></text:p>
        <text:p text:style-name="P212"><text:span text:style-name="T1">22 Jan 1678 - 12 Sep 1679</text:span></text:p>
        <text:list xml:id="list133960679604342" text:continue-numbering="true" text:style-name="WWNum13">
          <text:list-item>
            <text:p text:style-name="P225"><text:span text:style-name="T1">1679/80<text:tab/>Bantam</text:span></text:p>
          </text:list-item>
        </text:list>
        <text:p text:style-name="P211"><text:span text:style-name="T1">Capt William Stannard</text:span></text:p>
        <text:p text:style-name="P212"><text:span text:style-name="T1">22 Apr 1680 - 11 Aug 1681</text:span></text:p>
        <text:list xml:id="list133958991047575" text:continue-numbering="true" text:style-name="WWNum13">
          <text:list-item>
            <text:p text:style-name="P225"><text:span text:style-name="T1">1681/2<text:tab/>Madras</text:span></text:p>
          </text:list-item>
        </text:list>
        <text:p text:style-name="P211"><text:span text:style-name="T1">Capt John Sandland</text:span></text:p>
        <text:p text:style-name="P212"><text:span text:style-name="T1">24 Feb 1682 -29 Aug 1683</text:span></text:p>
        <text:list xml:id="list133960366100308" text:continue-numbering="true" text:style-name="WWNum13">
          <text:list-item>
            <text:p text:style-name="P225"><text:span text:style-name="T1">1683/4<text:tab/>Surat</text:span></text:p>
          </text:list-item>
        </text:list>
        <text:p text:style-name="P211"><text:span text:style-name="T1">Capt John Mason</text:span></text:p>
        <text:p text:style-name="P213"><text:span text:style-name="T1">21 Apr 1684 - 7 Aug 1685</text:span></text:p>
        <text:list xml:id="list133959452072223" text:continue-numbering="true" text:style-name="WWNum13">
          <text:list-item>
            <text:p text:style-name="P339"><text:span text:style-name="T1">1685/6<text:tab/>Madras and<text:tab/>Bengal</text:span></text:p>
          </text:list-item>
        </text:list>
        <text:p text:style-name="P340"><text:span text:style-name="T1">Capt John Mason</text:span></text:p>
        <text:p text:style-name="P9"><text:span text:style-name="T1">Downs 10 Feb 1686 - sank 150 leagues off the Lizard 28 Sep 1689</text:span></text:p>
        <text:p text:style-name="P437"><text:span text:style-name="T1">NATHANIEL (2)</text:span></text:p>
        <text:p text:style-name="P355"><text:span text:style-name="T1">Rated at 250 tons. 50 crew. 26 guns</text:span></text:p>
        <text:list xml:id="list3404029566" text:style-name="WWNum15">
          <text:list-item>
            <text:p text:style-name="P356"><text:span text:style-name="T1">1700/1 St Helena and Bombay</text:span></text:p>
          </text:list-item>
        </text:list>
        <text:p text:style-name="P6"><text:span text:style-name="T1">L/MAR/B/136A(1) Journal 6 Nov 1702-8 Apr 1704, Capt Dennis?</text:span></text:p>
        <text:p text:style-name="P6"><text:span text:style-name="T1">Capt Charles Hill/Benjamin Dennis</text:span></text:p>
        <text:p text:style-name="P268"><text:span text:style-name="T1">Downs 20 Apr 1701 - Bandar Abbas 10 Nov 1702 - 4 Dee Bombay - 14 Dee Sural - 1 Jan 1703 Karwar - 19 Jan Bombay - 15 Feb Karwar - 25 Feb Tcllichcrry - 26 Apr Mauritius - 16 Sep Cape - 17 Oct St Helena - 11 Apr 1704 Downs</text:span></text:p>
        <text:list xml:id="list133958874796201" text:continue-numbering="true" text:style-name="WWNum15">
          <text:list-item>
            <text:p text:style-name="P226"><text:span text:style-name="T1">1704/5<text:tab/>St Helena, Madras and Bcnkulcn</text:span></text:p>
          </text:list-item>
        </text:list>
        <text:p text:style-name="P178"><text:span text:style-name="T1">L/MAR/B/136A(2)<text:tab/>Journal 2 Jan 1705-29 Oct 1708. Jonathan Negus, Chief Mate</text:span></text:p>
        <text:p text:style-name="P161"><text:span text:style-name="T1">Capt Benjamin Dennis</text:span></text:p>
        <text:p text:style-name="P162"><text:span text:style-name="T1">Downs 5 Jan 1705 - 4 May St Helena - 3 Sep Madras - 22 Nov Banlal - 3 Dec Bcnkulcn - 19 Jan 1706 Silebar - 16 Feb Benkulen - 22 Mar Banlal - 17 May Madras - 18 Jul Calcutta - 27 Jan 1707 Anjengo - 19 Mar Bandar Abbas - 24 Jun Madras - 30 Jul Hugh - 27 Nov Madras - 28 Dee Cuddalorc - 29 Mar 1708 Cape - 4 Sep Texcl - 28 Oct Deptford</text:span></text:p>
        <text:list xml:id="list133958759775049" text:continue-numbering="true" text:style-name="WWNum15">
          <text:list-item>
            <text:p text:style-name="P42"><text:span text:style-name="T1">1708/9<text:tab/>Benkulen</text:span></text:p>
          </text:list-item>
        </text:list>
        <text:p text:style-name="P357"><text:span text:style-name="T1">L/MAR/B/136B Journal 7 Apr 1709-10 Sep 1710, John Hunter, Chief Mate Capt Jonathan Negus</text:span></text:p>
        <text:p text:style-name="P214"><text:span text:style-name="T1">Downs 27 Apr 1709 - 7 Jun Sao Tiago - 25 Sep Bcnkulcn - 29 Oct Silebar - 17 Nov Bcnkulcn - 23 Nov Silebar - 17 Dee Benkulen - 22 Feb 1710 Silebar - 27 Feb Bcnkulcn - 3 Apr Bantal - 21 Apr Manduta - 8 May Bantal - 24 May Bcnkulcn - 28 Jul Batavia - 21 May 1711 Downs</text:span></text:p>
        <text:list xml:id="list133959582723820" text:continue-numbering="true" text:style-name="WWNum15">
          <text:list-item>
            <text:p text:style-name="P105"><text:span text:style-name="T1">1711/2<text:tab/>Mokha and Bombay</text:span></text:p>
          </text:list-item>
        </text:list>
        <text:p text:style-name="P106"><text:span text:style-name="T1">L/MAR/B/136C<text:tab/>Journal 23 Aug<text:tab/>1711-16<text:tab/>Aug<text:tab/>1713</text:span></text:p>
        <text:p text:style-name="P107"><text:span text:style-name="T1">L/MAR/B/136E(1)<text:tab/>Ledger</text:span></text:p>
        <text:p text:style-name="P107"><text:span text:style-name="T1">L/MAR/B/136E(2)<text:tab/>Dead Men's Effects</text:span></text:p>
        <text:p text:style-name="P168"><text:span text:style-name="T1">Capt Jonathan Negus</text:span></text:p>
        <text:p text:style-name="P219"><text:span text:style-name="T1">Downs 11 Dec 1711 - 12 Jun 1712 Aden - 7 Jul Mokha - 22 Sep Bombay - 1 Feb 1713 Cape - 29 Jul Texel - 16 Aug Deptford</text:span></text:p>
        <text:p text:style-name="P180"><text:span text:style-name="T1">^<text:tab/>1714/5<text:tab/>Mokha and Bombay</text:span></text:p>
        <text:p text:style-name="P181"><text:span text:style-name="T1">L/MAR/B/06B<text:tab/>Journal 24 Sep<text:tab/>1714-20<text:tab/>Aug<text:tab/>1716</text:span></text:p>
        <text:p text:style-name="P168"><text:span text:style-name="T1">L/ryIAK/B/136E(A)(!) Ledger</text:span></text:p>
        <text:p text:style-name="P179"><text:span text:style-name="T1">L/MAR/B/136F<text:tab/>Crew List</text:span></text:p>
        <text:p text:style-name="P168"><text:span text:style-name="T1">Capt Jonathan Negus</text:span></text:p>
        <text:p text:style-name="P168"><text:span text:style-name="T1">Downs 23 Nov 1714-22 Feb 1715 Cape - 19 May Mokha - 28 Sep Bombay - 29 Nov Calicut - 7 Mar 1716 Cape - 29 Apr St Helena - 20 Aug Deptford</text:span></text:p>
      </text:section>
      <text:section text:style-name="Sect3" text:name="Bereich4">
        <text:h text:style-name="P498" text:outline-level="7"><text:bookmark-start text:name="bookmark4"/><text:span text:style-name="T1">NEPTUNE (1)</text:span><text:bookmark-end text:name="bookmark4"/></text:h>
        <text:p text:style-name="P5"><text:span text:style-name="T1">Rated at 275 tons, 55 crew, 20 guns</text:span></text:p>
        <text:list xml:id="list2817691440" text:style-name="WWNum17">
          <text:list-item>
            <text:p text:style-name="P85"><text:span text:style-name="T1">1698/9 Madras</text:span></text:p>
          </text:list-item>
        </text:list>
        <text:p text:style-name="P69"><text:span text:style-name="T1">L/MAM/A/CXXI Journal 14 Jan 1699-23 Apr 1700 Capt John Lesley</text:span></text:p>
        <text:p text:style-name="P70"><text:span text:style-name="T1">Downs 14 Jan 1699 - 31 May Madras - 2 Jul Masulipatam -11 Jul Vizagapatam -12 Sep Masulipatam - 22 Sep Madras - 9 Jan 1700 Cape - 2 Feb St Helena - 26 Apr downs</text:span></text:p>
        <text:list xml:id="list133960354712405" text:continue-numbering="true" text:style-name="WWNum17">
          <text:list-item>
            <text:p text:style-name="P86"><text:span text:style-name="T1">Batavia and Amoy (New Company L/MAM/A/CLVn Journal 2 Dec 1700-16 Sep 1702 L/MAR/A/CLVII{A) Ledger</text:span></text:p>
          </text:list-item>
        </text:list>
        <text:p text:style-name="P211"><text:span text:style-name="T1">Capt John Lesley</text:span></text:p>
        <text:p text:style-name="P215"><text:span text:style-name="T1">Downs 26 Dec 1700 - 14 Jun 1701 Batavia - 23 Jul Amoy 5 Feb 1702 - 10 Mar Batavia - 2 Jun Cape - 28 Jun St Helena -16 Sep in the Channel</text:span></text:p>
        <text:list xml:id="list133960349738532" text:continue-numbering="true" text:style-name="WWNum17">
          <text:list-item>
            <text:p text:style-name="P293"><text:span text:style-name="T1">1703/4 Madras and Bengal Capt John Lesley</text:span></text:p>
          </text:list-item>
        </text:list>
        <text:p text:style-name="P10"><text:span text:style-name="T1">Downs 12 Feb 1704 - lost at ‘Manacaree’</text:span></text:p>
        <text:h text:style-name="P502" text:outline-level="7"><text:bookmark-start text:name="bookmark5"/><text:span text:style-name="T1">NEPTUNE (2)</text:span><text:bookmark-end text:name="bookmark5"/></text:h>
        <text:p text:style-name="P366"><text:span text:style-name="T1">Rated at 300 tons, 60 crew, 22 guns 1<text:tab/>1740/1 Benkulen</text:span></text:p>
        <text:p text:style-name="P108"><text:span text:style-name="T1">L/MAR/B/98A<text:tab/>Journal 7 May 1741-20<text:tab/>May 1743</text:span></text:p>
        <text:p text:style-name="P438"><text:span text:style-name="T1">L/MAR/B/98T(1)<text:tab/>Ledger</text:span></text:p>
        <text:p text:style-name="P438"><text:span text:style-name="T1">L/MAR/B/98T(2)<text:tab/>Pay Book</text:span></text:p>
        <text:p text:style-name="P95"><text:span text:style-name="T1">Capt Francis D’Abbadie</text:span></text:p>
        <text:p text:style-name="P71"><text:span text:style-name="T1">Portsmouth 3 Aug 1741 -17 Dec Cape - 21 Apr 1742 Benkulen -12 Jun Batavia -10 Aug Banjarmassin - 6 Jan 1743 Madura - 25 Jan Ballamboan -1 Dec St Helena - 4 Mar 1744 Downs</text:span></text:p>
        <text:h text:style-name="P503" text:outline-level="7"><text:bookmark-start text:name="bookmark6"/><text:span text:style-name="T1">NEPTUNE (3)</text:span><text:bookmark-end text:name="bookmark6"/></text:h>
        <text:p text:style-name="P285"><text:span text:style-name="T1">Built by Perry, launched 1760, 3 decks, 3in bottom, 656 tons Principal Managing Owner: Charles Raymond</text:span></text:p>
        <text:list xml:id="list2978743439" text:style-name="WWNum19">
          <text:list-item>
            <text:p text:style-name="P109"><text:span text:style-name="T1">1759/60<text:tab/>Bombay and China</text:span></text:p>
          </text:list-item>
        </text:list>
        <text:p text:style-name="P110"><text:span text:style-name="T1">L/MAR/B/98B<text:tab/>Journal 18 Feb 1760-7 Sep 1762, Gabriel Steward, Chief Mate</text:span></text:p>
        <text:p text:style-name="P456"><text:span text:style-name="T1">L/MAR/B/98U(1)<text:tab/>Ledger</text:span></text:p>
        <text:p text:style-name="P456"><text:span text:style-name="T1">L/MAR/B/98U(2)<text:tab/>Pay Book</text:span></text:p>
        <text:p text:style-name="P95"><text:span text:style-name="T1">Capt John Purling</text:span></text:p>
        <text:p text:style-name="P72"><text:span text:style-name="T1">Portsmouth 5 May 1760 - 14 Dec Anjengo - 13 Jan 1761 Bombay - 2 May Tellicheny - 7 Jun Malacca -10 Jul Whampoa - left China 22 Dec -14 Jan 1762 Malacca - 22 Apr St Helena - 28 Jul Downs</text:span></text:p>
        <text:list xml:id="list133960395819065" text:continue-numbering="true" text:style-name="WWNum19">
          <text:list-item>
            <text:p text:style-name="P234"><text:span text:style-name="T1">1762/3<text:tab/>Madras and China</text:span></text:p>
          </text:list-item>
        </text:list>
        <text:p text:style-name="P235"><text:span text:style-name="T1">L/MAR/B/98C<text:tab/>Journal 18<text:tab/>Oct<text:tab/>1762-9<text:tab/>Aug<text:tab/>1764</text:span></text:p>
        <text:p text:style-name="P458"><text:span text:style-name="T1">L/MAR/B/98 V (1)<text:tab/>Ledger</text:span></text:p>
        <text:p text:style-name="P236"><text:span text:style-name="T1">L/MAR/B/98V(2)<text:tab/>Pay Book</text:span></text:p>
        <text:p text:style-name="P237"><text:span text:style-name="T1">Capt Gabriel Steward</text:span></text:p>
        <text:p text:style-name="P269"><text:span text:style-name="T1">Portsmouth 2 Jan 1763 - 31 May Madras - 31 Jul Malacca - 26 Aug Borneo - 7 Sep Sulu - 3 Oct Manila - 6 Nov Whampoa - 4 Feb 1764 Second Bar -15 May St Helena - 4 Aug Downs</text:span></text:p>
        <text:list xml:id="list133959660296015" text:continue-numbering="true" text:style-name="WWNum19">
          <text:list-item>
            <text:p text:style-name="P109"><text:span text:style-name="T1">1765/6<text:tab/>Madras and China</text:span></text:p>
          </text:list-item>
        </text:list>
        <text:p text:style-name="P111"><text:span text:style-name="T1">L/MAR/B/98D<text:tab/>Journal 14<text:tab/>Oct<text:tab/>1765-26 Jan<text:tab/>1768</text:span></text:p>
        <text:p text:style-name="P456"><text:span text:style-name="T1">L/MAR/B/98W (1)<text:tab/>Ledger</text:span></text:p>
        <text:p text:style-name="P110"><text:span text:style-name="T1">L/MAR/B/98W(2)<text:tab/>Pay Book</text:span></text:p>
        <text:p text:style-name="P23"><text:span text:style-name="T1">Capt Gabriel Steward</text:span></text:p>
        <text:p text:style-name="P216"><text:span text:style-name="T1">Portsmouth 29 Dec 1765 - 27 Mar 1766 Cape - 6 Jun Madras - 25 Jul Malacca - 11 Sep Whampoa - 29 Jan 1767 Second Bar - 8 Apr Mauritius - 12 Jul Bourbon - 4 Sep St Helena -16 Nov Downs</text:span></text:p>
        <text:list xml:id="list133959677360866" text:continue-numbering="true" text:style-name="WWNum19">
          <text:list-item>
            <text:p text:style-name="P43"><text:span text:style-name="T1">1768/9 Madras and China</text:span></text:p>
          </text:list-item>
        </text:list>
        <text:p text:style-name="P344"><text:span text:style-name="T1">L/MAM/B/98E<text:tab/>Journal 11<text:tab/>Oct 1768-19 Sep 1770</text:span></text:p>
        <text:p text:style-name="P443"><text:span text:style-name="T1">L/MAR/B/98X(1)<text:tab/>Ledger</text:span></text:p>
        <text:p text:style-name="P443"><text:span text:style-name="T1">L/MAR/B/98X(2)<text:tab/>Pay Book</text:span></text:p>
        <text:p text:style-name="P345"><text:span text:style-name="T1">Capt Arthur Gore</text:span></text:p>
        <text:p text:style-name="P270"><text:span text:style-name="T1">Downs 3 Jan 1769 - 30 Jan Madeira -1 Jun Johanna - 5 Jul Madras - 3 Sep Malacca - 20 Oct Whampoa - 26 Jan 1770 Macao - 21 May St Helena - 10 Aug Downs</text:span></text:p>
        <text:h text:style-name="P504" text:outline-level="7"><text:bookmark-start text:name="bookmark7"/><text:span text:style-name="T1">NEPTUNE (4)</text:span><text:bookmark-end text:name="bookmark7"/></text:h>
        <text:p text:style-name="P73"><text:span text:style-name="T1">Built by Barnard, launched 1780, 3 decks, 4in bottom, length 144ft, keel 116ft 4in, breadth 36ft 2in, hold 15ft 2in, wing transom 23ft Sin, port cell 26ft 1 lin, between decks 6ft P/un &amp; 6ft 6in, round­house 6ft 4</text:span><text:span text:style-name="T2">1</text:span><text:span text:style-name="T1">/</text:span><text:span text:style-name="T3">2</text:span><text:span text:style-name="T1">in, ports 133 middle &amp; upper, 809 tons Principal Managing Owners: 1 Andrew Moffat, 2-4 Thomas Loughnan</text:span></text:p>
        <text:list xml:id="list1374057166" text:style-name="WWNum21">
          <text:list-item>
            <text:p text:style-name="P350"><text:span text:style-name="T1">1779/80 Madras, Bengal and Bombay</text:span></text:p>
          </text:list-item>
        </text:list>
        <text:p text:style-name="P351"><text:span text:style-name="T1">L/MAR/B/98F-G<text:tab/>Journal 15 Feb 1780-13 Sep 1783</text:span></text:p>
        <text:p text:style-name="P443"><text:span text:style-name="T1">L/MAR/B/98 Y (1)<text:tab/>Ledger</text:span></text:p>
        <text:p text:style-name="P444"><text:span text:style-name="T1">L/MAR/B/98 ¥ (2)<text:tab/>Pay Book</text:span></text:p>
        <text:p text:style-name="P241"><text:span text:style-name="T1">L/MAR/B/98Y(3)<text:tab/>Absence Book</text:span></text:p>
        <text:p text:style-name="P237"><text:span text:style-name="T1">Capt Robert Scott</text:span></text:p>
        <text:p text:style-name="P269"><text:span text:style-name="T1">Portsmouth 3 Jun 1780 - 29 Sep Rio de Janeiro -10 Jan 1781 Madras -12 Mar Kedgeree - 7 May Barrabulla - 20 May Kedgeree -15 Sep Barrabulla - 6 Oct Madras - 21 Oct Negapatam -17 Dec Bombay -11 Apr 1782 Tellicheny - 27 Apr Calicut - 6 May Tellicheny - 28 May Bombay - 31 Jan 1783 St Helena - 8 Aug Downs</text:span></text:p>
        <text:list xml:id="list133960034920650" text:continue-numbering="true" text:style-name="WWNum21">
          <text:list-item>
            <text:p text:style-name="P112"><text:span text:style-name="T1">1783/4 Bombay</text:span></text:p>
          </text:list-item>
        </text:list>
        <text:p text:style-name="P113"><text:span text:style-name="T1">L/MAR/B/98H<text:tab/>Journal 26 Dec 1783-6 Oct 1785</text:span></text:p>
        <text:p text:style-name="P439"><text:span text:style-name="T1">L/MAR/B/98Z(1)<text:tab/>Ledger</text:span></text:p>
        <text:p text:style-name="P439"><text:span text:style-name="T1">L/MAR/B/98Z(2)<text:tab/>Pay Book</text:span></text:p>
        <text:p text:style-name="P95"><text:span text:style-name="T1">Capt George Scott</text:span></text:p>
        <text:p text:style-name="P369"><text:span text:style-name="T1">Downs 26 Mar 1784 - 29 Jul Johanna - 24 Aug Bombay - 23 Oct Tellicheny - 9 Nov Bombay - 7 Apr 1785 Cochin - 5 Jul St Helena - 5 Sep Downs</text:span></text:p>
        <text:list xml:id="list133960770124945" text:continue-numbering="true" text:style-name="WWNum21">
          <text:list-item>
            <text:p text:style-name="P114"><text:span text:style-name="T1">1785/6<text:tab/>China</text:span></text:p>
          </text:list-item>
        </text:list>
        <text:p text:style-name="P113"><text:span text:style-name="T1">L/MAR/B/98-I<text:tab/>Journal 14 Jan 1786-9 Aug 1787</text:span></text:p>
        <text:p text:style-name="P78"><text:span text:style-name="T1">L/MAR/B/98AA(1) Ledger L/MAR/B/98AA(2) Pay Book Capt George Scott</text:span></text:p>
        <text:p text:style-name="P376"><text:span text:style-name="Body_20_text_20__28_2_29__20__2b__20_10.5_20_pt">Downs </text:span><text:span text:style-name="T1">13 Mar 1786 - 28 Aug Whampoa - 25 Dec Second Bar - 28 Apr 1787 St Helena - 5 Jul Downs</text:span></text:p>
        <text:list xml:id="list133960799764288" text:continue-numbering="true" text:style-name="WWNum21">
          <text:list-item>
            <text:p text:style-name="P182"><text:span text:style-name="T1">1787/8<text:tab/>China</text:span></text:p>
          </text:list-item>
        </text:list>
        <text:p text:style-name="P183"><text:span text:style-name="T1">L/MAR/B/98J<text:tab/>Journal 1 Feb 1788-11 Aug 1789</text:span></text:p>
        <text:p text:style-name="P448"><text:span text:style-name="T1">L/MAR/B/98BB(1) Ledger L/MAR/B/98BB(2) Pay Book </text:span><text:span text:style-name="Body_20_text_20__28_4_29__20__2b__20_10.5_20_pt">Capt </text:span><text:span text:style-name="T1">George Scott</text:span></text:p>
        <text:p text:style-name="P160"><text:span text:style-name="Body_20_text_20__28_2_29__20__2b__20_10.5_20_pt">Downs </text:span><text:span text:style-name="T1">14 Apr 1788 - 6 Oct Whampoa - 20 Dec Second Bar - 6 May 1789 St Helena - 12 Jul Downs</text:span></text:p>
        <text:h text:style-name="P497" text:outline-level="6"><text:bookmark-start text:name="bookmark8"/><text:span text:style-name="T1">NERTUNE (5)</text:span><text:bookmark-end text:name="bookmark8"/></text:h>
        <text:p text:style-name="P288"><text:span text:style-name="Body_20_text_20__28_2_29__20__2b__20_10.5_20_pt">Built </text:span><text:span text:style-name="T1">by Wells, launched 1796, 3 decks, 5in bottom, length 176ft 8 Vim, keel 143ft &amp; 8'Ain, breadth </text:span><text:span text:style-name="Body_20_text_20__28_2_29__20__2b__20_10_20_pt">43ft </text:span><text:span text:style-name="T1">lOin, hold 17ft 6in, wing transom 26ft lOin, port cell 29ft </text:span><text:span text:style-name="Body_20_text_20__28_2_29__20__2b__20_Italic_2c_Small_20_Caps">SVaxtl,</text:span><text:span text:style-name="T1"> waist 3ft 1 lin, between decks 6ft </text:span><text:span text:style-name="Body_20_text_20__28_2_29__20__2b__20_10.5_20_pt">7in, </text:span><text:span text:style-name="T1">roundhouse 6ft P/dn, ports 15 middle &amp; upper, 1468 tons Principal Managing Owners: 1-6 William Fraser, 7-8 Sir Robert Wigram</text:span></text:p>
      </text:section>
      <text:section text:style-name="Sect3" text:name="Bereich5">
        <text:list xml:id="list4146153726" text:style-name="WWNum23">
          <text:list-item>
            <text:p text:style-name="P116"><text:span text:style-name="T1">1796/7 Bombay and China</text:span></text:p>
          </text:list-item>
        </text:list>
        <text:p text:style-name="P117"><text:span text:style-name="T1">L/MAR/B/98K<text:tab/>Journal 15 Dec 1796-25 Feb 1799</text:span></text:p>
        <text:p text:style-name="P79"><text:span text:style-name="T1">L/MAE/B/98CC(1) Ledger L/MAR/B/98CC(2) Pay Book</text:span></text:p>
        <text:p text:style-name="P95"><text:span text:style-name="T1">Capt Nathaniel Spens</text:span></text:p>
        <text:p text:style-name="P96"><text:span text:style-name="T1">Portsmouth 18 Mar 1797 - 7 Jul Bombay -19 Oct Cochin - 24 Oct Anjengo - 17 Nov Malacca - 8 Jan 1798 Whampoa - 3 Mar Second Bar - 6 Aug St Helena -17 Oct Downs</text:span></text:p>
        <text:list xml:id="list133959780719619" text:continue-numbering="true" text:style-name="WWNum23">
          <text:list-item>
            <text:p text:style-name="P44"><text:span text:style-name="T1">1799/1800 China</text:span></text:p>
          </text:list-item>
        </text:list>
        <text:p text:style-name="P304"><text:span text:style-name="T1">L/MAR/B/98L<text:tab/>Journal 11 Mar 1800-17 Dec 1801, John Reddie, Chief Mate</text:span></text:p>
        <text:p text:style-name="P289"><text:span text:style-name="T1">L/MAR/B/98DD(1) Ledger L/MAR/B/98DD(2) Pay Book Capt Nathaniel Spens</text:span></text:p>
        <text:p text:style-name="P328"><text:span text:style-name="T1">Torbay 27 May 1800 - 13 Aug Rio de Janeiro - 19 Feb 1801 Whampoa - 9 May Lintin - 22 Sep St Helena -10 Dec Downs</text:span></text:p>
        <text:list xml:id="list133959717342429" text:continue-numbering="true" text:style-name="WWNum23">
          <text:list-item>
            <text:p text:style-name="P115"><text:span text:style-name="T1">1801/2 China</text:span></text:p>
          </text:list-item>
        </text:list>
        <text:p text:style-name="P117"><text:span text:style-name="T1">L/MAR/B/98M<text:tab/>Journal 9 Mar 1802-2 Sep 1803</text:span></text:p>
        <text:p text:style-name="P117"><text:span text:style-name="T1">L/MAR/B/98EE(1)<text:tab/>Ledger</text:span></text:p>
        <text:p text:style-name="P117"><text:span text:style-name="T1">L/MAR/B/98EE(2)<text:tab/>Pay Book</text:span></text:p>
        <text:p text:style-name="P95"><text:span text:style-name="T1">Capt John Reddie</text:span></text:p>
        <text:p text:style-name="P26"><text:span text:style-name="T1">Downs 30 Apr 1802 - 27 Sep Whampoa - 9 Jan 1803 Second Bar - 14 May St Helena - 18 Jul Downs</text:span></text:p>
        <text:list xml:id="list133960784125415" text:continue-numbering="true" text:style-name="WWNum23">
          <text:list-item>
            <text:p text:style-name="P184"><text:span text:style-name="T1">1803/4<text:tab/>China</text:span></text:p>
          </text:list-item>
        </text:list>
        <text:p text:style-name="P185"><text:span text:style-name="T1">L/MAR/B/98N<text:tab/>Journal 18<text:tab/>Jan<text:tab/>1804-9 Nov 1805</text:span></text:p>
        <text:p text:style-name="P186"><text:span text:style-name="T1">L/MAR/B/98FF (1)<text:tab/>Ledger</text:span></text:p>
        <text:p text:style-name="P186"><text:span text:style-name="T1">L/MAR/B/98FF(2)<text:tab/>Pay Book</text:span></text:p>
        <text:p text:style-name="P161"><text:span text:style-name="T1">Capt William Donaldson</text:span></text:p>
        <text:p text:style-name="P227"><text:span text:style-name="T1">Portsmouth 9 Jun 1804 - 17 Aug Rio de Janeiro -13 Jan 1805 Whampoa - 21 Mar Malacca - 30 Jun St Helena - 10 Sep Downs * 12<text:tab/>Jul 1805 diagram of fleet’s sailing order</text:span></text:p>
        <text:list xml:id="list133958804881127" text:continue-numbering="true" text:style-name="WWNum23">
          <text:list-item>
            <text:p text:style-name="P242"><text:span text:style-name="T1">1805/6<text:tab/>China</text:span></text:p>
          </text:list-item>
        </text:list>
        <text:p text:style-name="P277"><text:span text:style-name="T1">L/MAR/B/98-0 Journal 5 Feb 1806-21 Apr 1808 L/MAR/B/98 GG(1)<text:tab/>Ledger</text:span></text:p>
        <text:p text:style-name="P243"><text:span text:style-name="T1">L/MAR/B/98GG(2)<text:tab/>Pay Book</text:span></text:p>
        <text:p text:style-name="P237"><text:span text:style-name="T1">Capt Thomas Buchanan</text:span></text:p>
        <text:p text:style-name="P238"><text:span text:style-name="T1">Portsmouth 14 May 1806 - 7 Aug Cape -14 Oct Penang -18 Jan 1807 Whampoa - 23 Feb Second Bar - 3 Jul Penang -19 Sep Cape -13 Oct St Helena -17 Dec Crookhaven -17 Feb 1808 Downs</text:span></text:p>
        <text:list xml:id="list133960654955206" text:continue-numbering="true" text:style-name="WWNum23">
          <text:list-item>
            <text:p text:style-name="P118"><text:span text:style-name="T1">1808/9<text:tab/>Bombay and China</text:span></text:p>
          </text:list-item>
        </text:list>
        <text:p text:style-name="P119"><text:span text:style-name="T1">L/MAR/B/98P<text:tab/>Journal 17<text:tab/>Oct<text:tab/>1808-26 Oct 1810</text:span></text:p>
        <text:p text:style-name="P117"><text:span text:style-name="T1">L/MAR/B/98HH(1)<text:tab/>Ledger</text:span></text:p>
        <text:p text:style-name="P117"><text:span text:style-name="T1">L/MAR/B/98HH(2)<text:tab/>Pay Book</text:span></text:p>
        <text:p text:style-name="P95"><text:span text:style-name="T1">Capt William Donaldson</text:span></text:p>
        <text:p text:style-name="P319"><text:span text:style-name="T1">Portsmouth 24 Feb 1809 - 25 Jun Bombay - 31 Aug Penang - 6 Nov Whampoa - 22 Dec Second Bar - 21 May 1810 St Helena - 28 Jul Downs</text:span></text:p>
        <text:list xml:id="list133960705604789" text:continue-numbering="true" text:style-name="WWNum23">
          <text:list-item>
            <text:p text:style-name="P118"><text:span text:style-name="T1">1811/2<text:tab/>Bombay and China</text:span></text:p>
          </text:list-item>
        </text:list>
        <text:p text:style-name="P117"><text:span text:style-name="T1">L/MAR/B/98Q<text:tab/>Journal 15 Oct 1811-27 Jul 1813</text:span></text:p>
        <text:p text:style-name="P117"><text:span text:style-name="T1">L/MAR/B/98-n(l)<text:tab/>Ledger</text:span></text:p>
        <text:p text:style-name="P117"><text:span text:style-name="T1">L/MAR/B/98-n(2)<text:tab/>Pay Book</text:span></text:p>
        <text:p text:style-name="P95"><text:span text:style-name="T1">Capt William Donaldson</text:span></text:p>
        <text:p text:style-name="P285"><text:span text:style-name="T1">Torbay 4 Jan 1812 - 6 Apr Johanna - 7 May Bombay - 13 Jul Penang - 25 Jul Malacca - 22 Sep Whampoa - 18 Dec Second Bar - 27 Mar 1813 St Helena - 5 Jun Downs</text:span></text:p>
        <text:list xml:id="list133959524502074" text:continue-numbering="true" text:style-name="WWNum23">
          <text:list-item>
            <text:p text:style-name="P118"><text:span text:style-name="T1">1813/4<text:tab/>Bombay and China</text:span></text:p>
          </text:list-item>
        </text:list>
        <text:p text:style-name="P117"><text:span text:style-name="T1">L/MAR/B/98R<text:tab/>Journal 7 Oct 1813-15 Aug 1815</text:span></text:p>
        <text:p text:style-name="P117"><text:span text:style-name="T1">L/MAR/B/98 JJ(1)<text:tab/>Ledger</text:span></text:p>
        <text:p text:style-name="P45"><text:span text:style-name="T1">L/MAR/B/98 JJ(2)<text:tab/>Pay Book</text:span></text:p>
        <text:p text:style-name="P23"><text:span text:style-name="T1">Capt Edward Smith Ellis</text:span></text:p>
        <text:p text:style-name="P378"><text:span text:style-name="T1">Portsmouth 31 Dec 1813 - 22 May 1814 Bombay - 30 Nov Whampoa -10 Feb 1815 Rajah Basa Roads -19 Apr St Helena - 23 Jun Downs</text:span></text:p>
        <text:h text:style-name="P493" text:outline-level="6"><text:bookmark-start text:name="bookmark9"/><text:span text:style-name="T1">NEPTUNE (6)</text:span><text:bookmark-end text:name="bookmark9"/></text:h>
        <text:p text:style-name="P23"><text:span text:style-name="T1">Chartered ship, 644 tons</text:span></text:p>
        <text:p text:style-name="P385"><text:span text:style-name="T1">Principal Managing Owner: John Cumberlege jun 1<text:tab/>1826/7 Bengal</text:span></text:p>
        <text:p text:style-name="P187"><text:span text:style-name="T1">L/MAR/B/98S<text:tab/>Deck Log 24 May 1827-6 Aug 1828</text:span></text:p>
        <text:p text:style-name="P161"><text:span text:style-name="T1">Capt John A Cumberlege</text:span></text:p>
        <text:p text:style-name="P163"><text:span text:style-name="T1">Portsmouth 6 Jul 1827 - 26 Oct Bombay -15 Nov Mangalore - 27 Dec Saugor - 2 Jan 1828 Calcutta - 14 Feb Kedgeree - 3 Mar Madras -18 May St Helena - 12 Jul Downs</text:span></text:p>
        <text:h text:style-name="P494" text:outline-level="6"><text:bookmark-start text:name="bookmark10"/><text:span text:style-name="T1">NERBUDDA</text:span><text:bookmark-end text:name="bookmark10"/></text:h>
        <text:p text:style-name="P271"><text:span text:style-name="T1">Company’s packet, repaired by Wells, 1786, 2 decks, </text:span><text:span text:style-name="Body_20_text_20__28_2_29__20__2b__20_Bold">2</text:span><text:span text:style-name="T2">1</text:span><text:span text:style-name="T1">/</text:span><text:span text:style-name="Body_20_text_20__28_2_29__20__2b__20_Bold">2</text:span><text:span text:style-name="T1">in bottom, length 72ft 4in, keel 55ft lOin, breadth 22ft 2in, hold 10ft 6in, wing transom 12ft llin, 145 tons</text:span></text:p>
        <text:list text:style-name="WWNum25">
          <text:list-item>
            <text:p text:style-name="P46"><text:span text:style-name="T1">Arrived from India 10 Apr 1783</text:span></text:p>
          </text:list-item>
          <text:list-item>
            <text:p text:style-name="P47"><text:span text:style-name="T1">From Bengal 1783</text:span></text:p>
          </text:list-item>
        </text:list>
        <text:p text:style-name="P322"><text:span text:style-name="T1">L/MAR/B/252A Journal 16 Sep 1783-10 May 1784, Allen Chatfield, Chief Mate Capt James Rattray</text:span></text:p>
        <text:p text:style-name="P27"><text:span text:style-name="T1">Calcutta 9 Nov 1783 - 3 Feb 1784 St Helena - 30 Apr Downs</text:span></text:p>
        <text:h text:style-name="P493" text:outline-level="6"><text:bookmark-start text:name="bookmark11"/><text:span text:style-name="T1">NEWCASTLE</text:span><text:bookmark-end text:name="bookmark11"/></text:h>
        <text:p text:style-name="P28"><text:span text:style-name="T1">Rated at 495 tons, 32/36 guns, 99 crew</text:span></text:p>
        <text:list xml:id="list2342632964" text:style-name="WWNum27">
          <text:list-item>
            <text:p text:style-name="P188"><text:span text:style-name="T1">1732/3 Bombay</text:span></text:p>
          </text:list-item>
        </text:list>
        <text:p text:style-name="P187"><text:span text:style-name="T1">L/MAR/B/659A<text:tab/>Journal 9 Nov 1734-30 Mar 1735</text:span></text:p>
        <text:p text:style-name="P463"><text:span text:style-name="T1">L/MAR/B/659B(1)<text:tab/>Ledger</text:span></text:p>
        <text:p text:style-name="P463"><text:span text:style-name="T1">L/MAR/B/659B(2)<text:tab/>Pay Book</text:span></text:p>
        <text:p text:style-name="P161"><text:span text:style-name="T1">Capt Josiah Lewis</text:span></text:p>
        <text:p text:style-name="P164"><text:span text:style-name="T1">Downs 19 Mar 1733 - Bombay - Bourbon 9 Nov 1734 - 1 Dec St Helena - 26 Mar 1735 Downs</text:span></text:p>
        <text:list xml:id="list133960819619792" text:continue-numbering="true" text:style-name="WWNum27">
          <text:list-item>
            <text:p text:style-name="P189"><text:span text:style-name="T1">1736/7<text:tab/>Bengal and Bombay</text:span></text:p>
          </text:list-item>
        </text:list>
        <text:p text:style-name="P187"><text:span text:style-name="T1">L/MAR/B/659C(1)<text:tab/>Imprest Book</text:span></text:p>
        <text:p text:style-name="P463"><text:span text:style-name="T1">L/MAR/B/659C(2)<text:tab/>Pay Book</text:span></text:p>
        <text:p text:style-name="P161"><text:span text:style-name="T1">Capt Richard Crabb</text:span></text:p>
        <text:p text:style-name="P163"><text:span text:style-name="Body_20_text_20__28_2_29__20__2b__20_10.5_20_pt">Downs </text:span><text:span text:style-name="T1">4 Jan 1737 - lost in the river Hugh 30 Sep 1737</text:span></text:p>
        <text:h text:style-name="P495" text:outline-level="6"><text:bookmark-start text:name="bookmark12"/><text:span text:style-name="T1">NEW GEORGE</text:span><text:bookmark-end text:name="bookmark12"/></text:h>
        <text:p text:style-name="P377"><text:span text:style-name="Body_20_text_20__28_2_29__20__2b__20_10.5_20_pt">Rated </text:span><text:span text:style-name="T1">at 400 tons, 80 crew, 30 guns</text:span></text:p>
        <text:list text:style-name="WWNum29">
          <text:list-item>
            <text:p text:style-name="P120"><text:span text:style-name="T1">1708/9<text:tab/>Surat</text:span></text:p>
          </text:list-item>
        </text:list>
        <text:p text:style-name="P465"><text:span text:style-name="T1">L/MAR/B/769A<text:tab/>Ledger</text:span></text:p>
        <text:p text:style-name="P95"><text:span text:style-name="Body_20_text_20__28_2_29__20__2b__20_10.5_20_pt">Capt </text:span><text:span text:style-name="T1">James Osborne</text:span></text:p>
        <text:p text:style-name="P95"><text:span text:style-name="Body_20_text_20__28_2_29__20__2b__20_10.5_20_pt">Plymouth </text:span><text:span text:style-name="T1">9 Apr 1709 - captured by the French</text:span></text:p>
      </text:section>
      <text:section text:style-name="Sect3" text:name="Bereich6">
        <text:h text:style-name="P507" text:outline-level="7"><text:bookmark-start text:name="bookmark13"/><text:span text:style-name="T1">NEW LONDON</text:span><text:bookmark-end text:name="bookmark13"/></text:h>
        <text:p text:style-name="P21"><text:span text:style-name="T1">Rated at 525/600 tons, 90/105 tons, 24/36 guns, 3 decks</text:span></text:p>
        <text:list xml:id="list735163314" text:style-name="WWNum31">
          <text:list-item>
            <text:p text:style-name="P388"><text:span text:style-name="T1">1674/5<text:tab/>Surat and Bombay</text:span></text:p>
          </text:list-item>
        </text:list>
        <text:p text:style-name="P390"><text:span text:style-name="T1">Capt George Erwyn</text:span></text:p>
        <text:list xml:id="list133959907692352" text:continue-list="list133960819619792" text:style-name="WWNum27">
          <text:list-item>
            <text:p text:style-name="P393"><text:span text:style-name="T1">Apr 1675 -9 Jun 1676</text:span></text:p>
          </text:list-item>
        </text:list>
        <text:list xml:id="list133958716818319" text:continue-list="list735163314" text:style-name="WWNum31">
          <text:list-item>
            <text:p text:style-name="P389"><text:span text:style-name="T1">1676/7<text:tab/>Madras and Bengal</text:span></text:p>
          </text:list-item>
        </text:list>
        <text:p text:style-name="P398"><text:span text:style-name="T1">BL: Sloane Ms.863 ff.3-50 Journal 28 Jan-1 Aug 1678, Jacob Bevan Capt George Erwyn</text:span></text:p>
        <text:p text:style-name="P403"><text:span text:style-name="T1">Downs 23 Jan 1677 -5 Jul Madras 28 Jan 1678 - 3 Sep Balasore 29 Dec - 3 May 1679 St Helena - 18 May Ascension -1 Aug Downs</text:span></text:p>
        <text:p text:style-name="P220"><text:span text:style-name="T1">* includes sketches of Cape Agulhas, St Helena, Ascension. Sao Tiago and Johanna; notes on how to work an amplitude; notes and sketches on the principles of astronomy; a short verse titled ‘A dream’</text:span></text:p>
        <text:list xml:id="list133958871369803" text:continue-numbering="true" text:style-name="WWNum31">
          <text:list-item>
            <text:p text:style-name="P305"><text:span text:style-name="T1">1678/9<text:tab/>Bombay</text:span></text:p>
          </text:list-item>
        </text:list>
        <text:p text:style-name="P297"><text:span text:style-name="T1">Capt John Daniel</text:span></text:p>
        <text:p text:style-name="P297"><text:span text:style-name="T1">25 Mar 1679 - 4 Jul 1680</text:span></text:p>
        <text:list xml:id="list133959535547970" text:continue-numbering="true" text:style-name="WWNum31">
          <text:list-item>
            <text:p text:style-name="P306"><text:span text:style-name="T1">1680/1<text:tab/>Bantam</text:span></text:p>
          </text:list-item>
        </text:list>
        <text:p text:style-name="P298"><text:span text:style-name="T1">Capt John Daniel</text:span></text:p>
        <text:p text:style-name="P297"><text:span text:style-name="T1">16 Jan 1681 - 26 Apr 1682</text:span></text:p>
        <text:list xml:id="list133959772506759" text:continue-numbering="true" text:style-name="WWNum31">
          <text:list-item>
            <text:p text:style-name="P305"><text:span text:style-name="T1">1682/3<text:tab/>Madras</text:span></text:p>
          </text:list-item>
        </text:list>
        <text:p text:style-name="P297"><text:span text:style-name="T1">Capt John Daniel</text:span></text:p>
        <text:p text:style-name="P299"><text:span text:style-name="T1">10 Nov 1682- 11 May 1684</text:span></text:p>
        <text:h text:style-name="P508" text:outline-level="7"><text:bookmark-start text:name="bookmark14"/><text:span text:style-name="T1">NEW SCEPTRE ^ FLEET</text:span><text:bookmark-end text:name="bookmark14"/></text:h>
        <text:h text:style-name="P511" text:outline-level="7"><text:bookmark-start text:name="bookmark15"/><text:span text:style-name="T1">NEW YEAR’S GIFT</text:span><text:bookmark-end text:name="bookmark15"/></text:h>
        <text:p text:style-name="P386"><text:span text:style-name="T1">Launched 1 Jan 1614 Deptford, 867 tons</text:span></text:p>
        <text:list xml:id="list3277838740" text:style-name="WWNum33">
          <text:list-item>
            <text:p text:style-name="P387"><text:span text:style-name="T1">1613/4<text:tab/>Surat and Bantam</text:span></text:p>
          </text:list-item>
        </text:list>
        <text:p text:style-name="P404"><text:span text:style-name="T1">L/MAR/A/XIX<text:tab/>Journal on the </text:span><text:span text:style-name="Body_20_text_20__28_2_29__20__2b__20_Italic">New Year’s Gift</text:span><text:span text:style-name="T1"> and </text:span><text:span text:style-name="Body_20_text_20__28_2_29__20__2b__20_Italic">Hope</text:span><text:span text:style-name="T1"> 25 Feb 1614-Nov 1615, Edward</text:span></text:p>
        <text:p text:style-name="P407"><text:span text:style-name="T1">Dodsworth</text:span></text:p>
        <text:p text:style-name="P379"><text:span text:style-name="T1">L/MAR/A/XXI<text:tab/>Journal 9 Mar 1614-14 Sepl615, anon</text:span></text:p>
        <text:p text:style-name="P379"><text:span text:style-name="T1">L/MAR/A/XX<text:tab/>Journal 30 Jun-16 Oct 1614, George Downton?</text:span></text:p>
        <text:p text:style-name="P22"><text:span text:style-name="T1">Capt Thomas Elkington, Master Martin Pring/Nicholas Downton</text:span></text:p>
        <text:p text:style-name="P408"><text:span text:style-name="T1">Downs 7 Mar 1614 - 15 Jun Cape - 6 Aug St Augustine’s Bay - 9 Sep Socotra - 15 Oct Surat 3 Mar 1615 - Jun Bantam 22 Dec - 25 Jun 1616 Downs</text:span></text:p>
        <text:list xml:id="list133959490478122" text:continue-numbering="true" text:style-name="WWNum33">
          <text:list-item>
            <text:p text:style-name="P334"><text:span text:style-name="T1">1616/7<text:tab/>Surat and Bantam</text:span></text:p>
          </text:list-item>
        </text:list>
        <text:p text:style-name="P333"><text:span text:style-name="T1">Capt Nathaniel Salmon</text:span></text:p>
        <text:p text:style-name="P74"><text:span text:style-name="T1">Gravesend 4 Feb 1617 - 21 Jun Cape -12 Aug Moheli - 20 Sep Surat 13 Mar 1618 - 28 Apr Acheh 19 Jul - Tiku - 22 Oct Bantam 27 May 1619 - Coromandel - Apr 1621 Batavia - laid up, rotten</text:span></text:p>
        <text:h text:style-name="P505" text:outline-level="7"><text:bookmark-start text:name="bookmark16"/><text:span text:style-name="T1">NIGHTINGALE</text:span><text:bookmark-end text:name="bookmark16"/></text:h>
        <text:p text:style-name="P29"><text:span text:style-name="T1">Rated at 480 tons, 96 crew, 30 guns</text:span></text:p>
        <text:list xml:id="list1930664816" text:style-name="WWNum35">
          <text:list-item>
            <text:p text:style-name="P244"><text:span text:style-name="T1">1721/2 Madras</text:span></text:p>
          </text:list-item>
        </text:list>
        <text:p text:style-name="P245"><text:span text:style-name="T1">L/MAR/B/795A(2)<text:tab/>Imprest Book</text:span></text:p>
        <text:p text:style-name="P445"><text:span text:style-name="T1">L/MAR/B/795A(3)<text:tab/>Receipt Book</text:span></text:p>
        <text:p text:style-name="P272"><text:span text:style-name="T1">Capt William Mackett Downs 26 Feb 1722 - wrecked at the Cape</text:span></text:p>
        <text:h text:style-name="P504" text:outline-level="7"><text:bookmark-start text:name="bookmark17"/><text:span text:style-name="T1">NILE</text:span><text:bookmark-end text:name="bookmark17"/></text:h>
        <text:list xml:id="list4015997996" text:style-name="WWNum37">
          <text:list-item>
            <text:p text:style-name="P361"><text:span text:style-name="T1">1800/1 New South Wales and China</text:span></text:p>
          </text:list-item>
        </text:list>
        <text:p text:style-name="P359"><text:span text:style-name="T1">L/MAR/B/334A Journal 30 Mar 1801-5 Mar 1803 Capt James Sunter</text:span></text:p>
        <text:p text:style-name="P161"><text:span text:style-name="T1">Portsmouth 21 Jun 1801 - 26 Aug Rio de Janeiro -14 Dec New South Wales - 27 Apr 1802 Whampoa - 24 May Lintin - 5 Aug Amboina - 3 Nov Cape - 1 Dec St Helena - 14 Feb 1803 Downs </text:span><text:span text:style-name="Body_20_text_20__28_7_29__20__2b__20_Small_20_Caps">nonsuch</text:span></text:p>
        <text:p text:style-name="P409"><text:span text:style-name="T1">Country ship, built at Calcutta by Watson 1781, 483 tons 1789</text:span></text:p>
        <text:p text:style-name="P352"><text:span text:style-name="T1">L/MAR/B/46H<text:tab/>Journal 16 Sep-14 Oct 1789 of Capt Lestock Wilson of the </text:span><text:span text:style-name="Body_20_text_20__28_2_29__20__2b__20_Italic">Vansittart,</text:span><text:span text:style-name="T1"> with</text:span></text:p>
        <text:p text:style-name="P341"><text:span text:style-name="T1">list of men transfer to the </text:span><text:span text:style-name="Body_20_text_20__28_2_29__20__2b__20_Italic">Nonsuch</text:span><text:span text:style-name="T1"> after the wreck of the </text:span><text:span text:style-name="Body_20_text_20__28_2_29__20__2b__20_Italic">Vansittart </text:span><text:span text:style-name="T1">‘Sangee Booloo’ Bay 16 Sep 1789 - 13 Oct Whampoa</text:span></text:p>
        <text:list xml:id="list136893073" text:style-name="WWNum39">
          <text:list-item>
            <text:p text:style-name="P48"><text:span text:style-name="T1">From Bengal 1795</text:span></text:p>
          </text:list-item>
        </text:list>
        <text:p text:style-name="P410"><text:span text:style-name="T1">L/MAR/B/436A Journal 21 Dec 1795-10 May 1796 Capt Robert Duffm</text:span></text:p>
        <text:p text:style-name="P30"><text:span text:style-name="T1">Diamond Harbour 21 Dec 1795 - 17 Feb 1796 St Helena - 18 Apr Downs</text:span></text:p>
        <text:h text:style-name="P504" text:outline-level="7"><text:bookmark-start text:name="bookmark18"/><text:span text:style-name="T1">NORFOLK (1)</text:span><text:bookmark-end text:name="bookmark18"/></text:h>
        <text:p text:style-name="P31"><text:span text:style-name="T1">Rated at 600 tons, 80/99 crew, 26/28 guns</text:span></text:p>
        <text:list xml:id="list4170064436" text:style-name="WWNum41">
          <text:list-item>
            <text:p text:style-name="P278"><text:span text:style-name="T1">1745/6 Benkulen and China L/MAR/B/541A Journal 10 Jan 1746-25 Aug 1748 L/MAR/B/541M(1) Ledger L/MAM/B/541M(2) Pay Book</text:span></text:p>
          </text:list-item>
        </text:list>
        <text:p text:style-name="P237"><text:span text:style-name="T1">Capt Nathaniel Hancock</text:span></text:p>
        <text:p text:style-name="P324"><text:span text:style-name="T1">Plymouth 20 Sep 1746 - 1 Jan 1747 Cape - 5 Jun Benkulen - 29 Aug Whampoa - 12 Dec Second Bar - 8 Apr 1748 St Helena - 7 Jul Downs</text:span></text:p>
        <text:list xml:id="list133960160575850" text:continue-numbering="true" text:style-name="WWNum41">
          <text:list-item>
            <text:p text:style-name="P121"><text:span text:style-name="T1">1749/50<text:tab/>Madras and Bengal</text:span></text:p>
          </text:list-item>
        </text:list>
        <text:p text:style-name="P122"><text:span text:style-name="T1">L/MAR/B/541B<text:tab/>Journal 14 Nov<text:tab/>1749-21 Sep 1751</text:span></text:p>
        <text:p text:style-name="P440"><text:span text:style-name="T1">L/MAR/B/541N(1)<text:tab/>Ledger</text:span></text:p>
        <text:p text:style-name="P440"><text:span text:style-name="T1">L/MAM/B/541N(2)<text:tab/>Pay Book</text:span></text:p>
        <text:p text:style-name="P23"><text:span text:style-name="T1">Capt Nathaniel Hancock</text:span></text:p>
        <text:p text:style-name="P75"><text:span text:style-name="T1">Downs 20 Jan 1750 - 9 Feb Dublin Bay - 3 May Madeira - 21 Sep Fort St David - 24 Nov Rogues River - 4 Feb 1751 Madras - 8 Feb Fort St David - 17 Jun St Helena - 24 Aug Downs</text:span></text:p>
        <text:list xml:id="list133959699941127" text:continue-numbering="true" text:style-name="WWNum41">
          <text:list-item>
            <text:p text:style-name="P121"><text:span text:style-name="T1">1753/4<text:tab/>Madras</text:span></text:p>
          </text:list-item>
        </text:list>
        <text:p text:style-name="P122"><text:span text:style-name="T1">L/MAR/B/541C<text:tab/>Journal 27 Nov<text:tab/>1753-30 Jul 1755</text:span></text:p>
        <text:p text:style-name="P123"><text:span text:style-name="T1">L/MAR/B/541-0(1)<text:tab/>Ledger</text:span></text:p>
        <text:p text:style-name="P123"><text:span text:style-name="T1">L/MAR/B/541-0(2)<text:tab/>Pay Book</text:span></text:p>
        <text:p text:style-name="P95"><text:span text:style-name="T1">Capt Pinson Bonham</text:span></text:p>
        <text:p text:style-name="P32"><text:span text:style-name="T1">Downs 18 Feb 1754 - 1 Jul Johanna -17 Aug Madras - 4 Apr 1755 St Helena - 24 Jun Downs</text:span></text:p>
        <text:list xml:id="list133959699765360" text:continue-numbering="true" text:style-name="WWNum41">
          <text:list-item>
            <text:p text:style-name="P190"><text:span text:style-name="T1">1756/7<text:tab/>Madras and Benkulen</text:span></text:p>
          </text:list-item>
        </text:list>
        <text:p text:style-name="P191"><text:span text:style-name="T1">L/MAR/B/541<text:tab/>Journal 23 Oct<text:tab/>1756-10 Mar 1759</text:span></text:p>
        <text:p text:style-name="P192"><text:span text:style-name="T1">L/MAR/B/541P(1)<text:tab/>Ledger</text:span></text:p>
        <text:p text:style-name="P192"><text:span text:style-name="T1">L/MAR/B/541P(2)<text:tab/>Pay Book</text:span></text:p>
        <text:p text:style-name="P161"><text:span text:style-name="T1">Capt Pinson Bonham</text:span></text:p>
        <text:p text:style-name="P362"><text:span text:style-name="T1">Downs 30 Jan 1757 - 16 Jul Madagascar - 6 Sep Madras - 28 Dec Moco Moco - 4 Jan 1758 Benkulen </text:span><text:span text:style-name="Body_20_text_20__28_2_29__20__2b__20_4_20_pt">- </text:span><text:span text:style-name="Body_20_text_20__28_2_29__20__2b__20_8_20_pt">10</text:span><text:span text:style-name="Body_20_text_20__28_2_29__20__2b__20_4_20_pt"> </text:span><text:span text:style-name="T1">May St Helena - 26 Oct Kinsale - 9 Feb 1759 Downs</text:span></text:p>
        <text:list xml:id="list133959916863987" text:continue-numbering="true" text:style-name="WWNum41">
          <text:list-item>
            <text:p text:style-name="P124"><text:span text:style-name="T1">1760/1<text:tab/>To remain in India</text:span></text:p>
          </text:list-item>
        </text:list>
        <text:p text:style-name="P87"><text:span text:style-name="T1">L/MAR/B/541Q(3) Imprest Book L/MAR/B/541Q(4)<text:tab/>Absence Book</text:span></text:p>
      </text:section>
      <text:p text:style-name="P346"><draw:custom-shape text:anchor-type="char" draw:z-index="14" draw:style-name="gr7" draw:text-style-name="P519" svg:width="3.202cm" svg:height="1.38cm" svg:x="5.179cm" svg:y="4.674cm"><text:p text:style-name="P391"><text:span text:style-name="Body_20_text_20__28_2_29__20_Exact">Capt James McConochie Downs 14 May 1761 -</text:span></text:p><draw:enhanced-geometry draw:type="0"/></draw:custom-shape><text:span text:style-name="T1">Portsmouth 7 Jan 1776 - 16 Apr Cape - 29 Jun Madras - 19 Aug Malacca - 9 Oct Whampoa - 10 Feb 1777 Second Bar -18 May Cape -11 Jun St Helena - 2 Oct Downs</text:span></text:p>
      <text:section text:style-name="Sect2" text:name="Bereich7">
        <text:p text:style-name="P517"/>
      </text:section>
      <text:section text:style-name="Sect4" text:name="Bereich8">
        <text:h text:style-name="P480" text:outline-level="4"><text:bookmark-start text:name="bookmark20"/><text:span text:style-name="T1">NORFOLK (2)</text:span><text:bookmark-end text:name="bookmark20"/></text:h>
        <text:p text:style-name="P23"><text:span text:style-name="T1">Built by Peny, launched 1760, 3 decks, 3 in bottom, 662 tons</text:span></text:p>
        <text:p text:style-name="P23"><text:span text:style-name="T1">Principal Managing Owners; 2 Richard Crabb and Charles Raymond, 3-4 Richard Crabb</text:span></text:p>
        <text:list xml:id="list3620937151" text:style-name="WWNum43">
          <text:list-item>
            <text:p text:style-name="P307"><text:span text:style-name="T1">1759/60 Benkulen and China</text:span></text:p>
          </text:list-item>
        </text:list>
        <text:p text:style-name="P308"><text:span text:style-name="T1">L/MAR/B/541E<text:tab/>Journal 21<text:tab/>Nov<text:tab/>1759-21<text:tab/>Sep<text:tab/>1762</text:span></text:p>
        <text:p text:style-name="P451"><text:span text:style-name="T1">L/MAM/B/541Q(1)<text:tab/>Ledger</text:span></text:p>
        <text:p text:style-name="P309"><text:span text:style-name="T1">L/MAR/B/541Q(2)<text:tab/>Pay Book</text:span></text:p>
        <text:p text:style-name="P300"><text:span text:style-name="T1">Capt Pinson Bonham</text:span></text:p>
        <text:p text:style-name="P303"><text:span text:style-name="T1">Downs 21 Feb 1760 - 24 Jul Benkulen - 27 Aug Kedah -14 Sep Malacca - 20 Jun 1761 Whampoa - 16 Dec Second Bar -15 Jan 1762 Malacca - 24 Apr St Helena -16 Jul Falmouth - 8 Aug Downs</text:span></text:p>
        <text:list xml:id="list133960756216422" text:continue-numbering="true" text:style-name="WWNum43">
          <text:list-item>
            <text:p text:style-name="P49"><text:span text:style-name="T1">1763/4 China</text:span></text:p>
          </text:list-item>
        </text:list>
        <text:p text:style-name="P394"><text:span text:style-name="T1">L/MAR/B/541F<text:tab/>Journal 4 Nov 1763-31 Aug 1765</text:span></text:p>
        <text:p text:style-name="P453"><text:span text:style-name="T1">L/MAR/B/541R(1)<text:tab/>Ledger</text:span></text:p>
        <text:p text:style-name="P453"><text:span text:style-name="T1">L/MAR/B/541 R(2)<text:tab/>Pay Book</text:span></text:p>
        <text:p text:style-name="P391"><text:span text:style-name="T1">Capt John Sandys</text:span></text:p>
        <text:p text:style-name="P411"><text:span text:style-name="T1">Portsmouth 20 Feb 1764 - 11 Aug Whampoa - 20 Jan 1765 Second Bar - 29 Apr St Helena - 22 Jul Downs</text:span></text:p>
        <text:list xml:id="list133960623779476" text:continue-numbering="true" text:style-name="WWNum43">
          <text:list-item>
            <text:p text:style-name="P193"><text:span text:style-name="T1">1766/7<text:tab/>Bengal</text:span></text:p>
          </text:list-item>
        </text:list>
        <text:p text:style-name="P194"><text:span text:style-name="T1">L/MAR/B/541G<text:tab/>Journal 17 Nov<text:tab/>1766-14<text:tab/>Jul<text:tab/>1768</text:span></text:p>
        <text:p text:style-name="P195"><text:span text:style-name="T1">L/MAR/B/541S(1)<text:tab/>Ledger</text:span></text:p>
        <text:p text:style-name="P195"><text:span text:style-name="T1">L/MAR/B/541S(2)<text:tab/>Pay Book</text:span></text:p>
        <text:p text:style-name="P161"><text:span text:style-name="T1">Capt John Sandys</text:span></text:p>
        <text:p text:style-name="P320"><text:span text:style-name="T1">Portsmouth 9 Mar 1767 - 22 Mar Madeira - 7 Jul Madasgascar - 31 Aug Kedgeree - 21 Nov Ingeli - 16 Feb 1768 Cape -10 Mar St Helena - 17 May Lisbon - 10 Jun Downs</text:span></text:p>
        <text:list xml:id="list133958952925058" text:continue-numbering="true" text:style-name="WWNum43">
          <text:list-item>
            <text:p text:style-name="P193"><text:span text:style-name="T1">1768/9<text:tab/>Madras and China</text:span></text:p>
          </text:list-item>
        </text:list>
        <text:p text:style-name="P195"><text:span text:style-name="T1">L/MAR/B/541H<text:tab/>Journal 1 Nov 1768-13 Sep 1770</text:span></text:p>
        <text:p text:style-name="P449"><text:span text:style-name="T1">L/MAR/B/541T(1)<text:tab/>Ledger</text:span></text:p>
        <text:p text:style-name="P449"><text:span text:style-name="T1">L/MAR/B/541T(2)<text:tab/>Pay Book</text:span></text:p>
        <text:p text:style-name="P161"><text:span text:style-name="T1">Capt James Buggin</text:span></text:p>
        <text:p text:style-name="P405"><text:span text:style-name="T1">Portsmouth 11 Feb 1769 - 28 May Johanna - 30 Jun Madras -12 Oct Whampoa - 24 Jan 1770 Second Bar - 22 May St Helena - 7 Aug Downs</text:span></text:p>
        <text:h text:style-name="P481" text:outline-level="4"><text:bookmark-start text:name="bookmark21"/><text:span text:style-name="T1">NORFOLK (3)</text:span><text:bookmark-end text:name="bookmark21"/></text:h>
        <text:p text:style-name="P342"><text:span text:style-name="T1">Built by Peny, launched 1771, 3 decks, 3in bottom, 693 tons Principal Managing Owners: 1-2 Richard Boulton, 3-4 Henry Boulton</text:span></text:p>
        <text:list xml:id="list4004119075" text:style-name="WWNum45">
          <text:list-item>
            <text:p text:style-name="P125"><text:span text:style-name="T1">1771/2<text:tab/>Madras and China</text:span></text:p>
          </text:list-item>
        </text:list>
        <text:p text:style-name="P126"><text:span text:style-name="T1">L/MAR/B/541-I<text:tab/>Journal 6 Nov<text:tab/>1771-28 Sep 1773</text:span></text:p>
        <text:p text:style-name="P127"><text:span text:style-name="T1">L/MAR/B/541U(1)<text:tab/>Ledger</text:span></text:p>
        <text:p text:style-name="P127"><text:span text:style-name="T1">L/MAR/B/541U(2)<text:tab/>Pay Book</text:span></text:p>
        <text:p text:style-name="P23"><text:span text:style-name="T1">Capt James Buggin</text:span></text:p>
        <text:p text:style-name="P392"><text:span text:style-name="T1">Downs 30 Dec 1771 - 31 Jan 1772 S2o Tiago - 4 Apr Cape -18 Jun Madras - 2 Aug Acheh - 26 Aug Malacca - 7 Oct Whampoa - 26 Jan 1773 Second Bar - 9 May St Helena -1 Aug Downs</text:span></text:p>
        <text:list xml:id="list133960695280102" text:continue-numbering="true" text:style-name="WWNum45">
          <text:list-item>
            <text:p text:style-name="P125"><text:span text:style-name="T1">1775/6<text:tab/>Madras and China</text:span></text:p>
          </text:list-item>
        </text:list>
        <text:p text:style-name="P128"><text:span text:style-name="T1">L/MAR/B/541J<text:tab/>Journal 24<text:tab/>Oct<text:tab/>1775-8 Dec 1777</text:span></text:p>
        <text:p text:style-name="P127"><text:span text:style-name="T1">L/MAR/B/541V(1)<text:tab/>Ledger</text:span></text:p>
        <text:p text:style-name="P127"><text:span text:style-name="T1">L/MAR/B/541V(2)<text:tab/>Pay Book</text:span></text:p>
        <text:p text:style-name="P23"><text:span text:style-name="T1">Capt James Buggin</text:span></text:p>
        <text:list xml:id="list133959468304600" text:continue-numbering="true" text:style-name="WWNum45">
          <text:list-item>
            <text:p text:style-name="P15"><text:span text:style-name="T1">1778/9 Madras</text:span></text:p>
          </text:list-item>
        </text:list>
        <text:p text:style-name="P279"><text:span text:style-name="T1">L/MAR/B/541K Journal 10 Aug 1778-11 Apr 1781 L/MAR/B/541W(1) Ledger L/MAR/B/541W(2)<text:tab/>Pay Book</text:span></text:p>
        <text:p text:style-name="P273"><text:span text:style-name="T1">L/MAR/B/541W(3) Imprest Book</text:span></text:p>
        <text:p text:style-name="P14"><text:span text:style-name="T1">Capt Samuel Charles Bonham</text:span></text:p>
        <text:p text:style-name="P169"><text:span text:style-name="T1">Portsmouth 7 Mar 1779 - 6 Apr Madeira - 9 May Goree - 1 Aug Cape -19 Jun 1780 Madras -16 Jun St Augustine’s Bay - 25 Aug Cape - 29 Oct St Helena - 9 Jan 1781 Crookhaven - 8 Feb Downs</text:span></text:p>
        <text:list xml:id="list133958978330311" text:continue-numbering="true" text:style-name="WWNum45">
          <text:list-item>
            <text:p text:style-name="P88"><text:span text:style-name="T1">1781/2 Bengal</text:span></text:p>
          </text:list-item>
        </text:list>
        <text:p text:style-name="P129"><text:span text:style-name="T1">L/MAR/B/541L<text:tab/>Journal 6 Aug<text:tab/>1781-9 Sep 1784</text:span></text:p>
        <text:p text:style-name="P130"><text:span text:style-name="T1">L/MAR/B/541X(1)<text:tab/>Ledger</text:span></text:p>
        <text:p text:style-name="P130"><text:span text:style-name="T1">L/MAR/B/541X(2)<text:tab/>Pay Book</text:span></text:p>
        <text:p text:style-name="P100"><text:span text:style-name="T1">Capt Samuel Charles Bonham</text:span></text:p>
        <text:p text:style-name="P347"><text:span text:style-name="T1">Portsmouth 6 Feb 1782 - 18 Aug Johanna - 4 Oct Kedgeree - 23 Aug 1783 Calcutta - 4 Dec Kedgeree -1 Jan 1784 Saugor - 18 Mar Cape -1 May St Helena - 25 Jul Downs</text:span></text:p>
        <text:h text:style-name="P482" text:outline-level="4"><text:bookmark-start text:name="bookmark22"/><text:span text:style-name="T1">NORMANTON</text:span><text:bookmark-end text:name="bookmark22"/></text:h>
        <text:p text:style-name="P37"><text:span text:style-name="T1">Rated at 490 tons, 98 crew, 30 guns</text:span></text:p>
        <text:list xml:id="list2633361817" text:style-name="WWNum47">
          <text:list-item>
            <text:p text:style-name="P50"><text:span text:style-name="T1">1732/3 Madras and Bengal</text:span></text:p>
          </text:list-item>
        </text:list>
        <text:p text:style-name="P353"><text:span text:style-name="T1">L/MAR/B/652A<text:tab/>Journal 18 Dec<text:tab/>1732-31 Aug 1734</text:span></text:p>
        <text:p text:style-name="P354"><text:span text:style-name="T1">L/MAR/B/652C(1)<text:tab/>Ledger</text:span></text:p>
        <text:p text:style-name="P354"><text:span text:style-name="T1">L/MAR/B/652C(2)<text:tab/>Pay Book</text:span></text:p>
        <text:p text:style-name="P348"><text:span text:style-name="T1">Capt Charles Rigby</text:span></text:p>
        <text:p text:style-name="P240"><text:span text:style-name="T1">Downs 14 Jan 1733 - 9 Feb Madeira - 15 Jul Madras - 6 Sep Rogues River - 26 Dec Vizagapatam - 5 Jan 1734 Madras -11 Feb Fort St David - 15 Jun St Helena - 26 Aug Downs</text:span></text:p>
        <text:list xml:id="list133958821419446" text:continue-numbering="true" text:style-name="WWNum47">
          <text:list-item>
            <text:p text:style-name="P196"><text:span text:style-name="T1">17356<text:tab/>China</text:span></text:p>
          </text:list-item>
        </text:list>
        <text:p text:style-name="P197"><text:span text:style-name="T1">L/MAR/B/652B<text:tab/>Journal 29 May-7 Sep 1736, anon</text:span></text:p>
        <text:p text:style-name="P197"><text:span text:style-name="T1">L/MAR/B/652D(1)<text:tab/>Ledger</text:span></text:p>
        <text:p text:style-name="P197"><text:span text:style-name="T1">L/MAR/B/652D(2)<text:tab/>Pay Book</text:span></text:p>
        <text:p text:style-name="P168"><text:span text:style-name="T1">Capt Charles Rigby</text:span></text:p>
        <text:p text:style-name="P170"><text:span text:style-name="T1">Downs 6 Feb 1736 - 8 Jun Batavia - Sep Whampoa - Downs</text:span></text:p>
        <text:list xml:id="list133959486118866" text:continue-numbering="true" text:style-name="WWNum47">
          <text:list-item>
            <text:p text:style-name="P196"><text:span text:style-name="T1">1738/9<text:tab/>Madras and Bengal</text:span></text:p>
          </text:list-item>
        </text:list>
        <text:p text:style-name="P197"><text:span text:style-name="T1">L/MAR/B/652E(1)<text:tab/>Imprest Book</text:span></text:p>
        <text:p text:style-name="P198"><text:span text:style-name="T1">L/MAR/B/652E(2)<text:tab/>Absence Book</text:span></text:p>
        <text:p text:style-name="P171"><text:span text:style-name="T1">Capt Reginald Kemeys</text:span></text:p>
        <text:p text:style-name="P172"><text:span text:style-name="T1">Downs 1 Mar 1739 - disappeared after leaving Madras on 18 Jan 1740</text:span></text:p>
        <text:h text:style-name="P483" text:outline-level="4"><text:bookmark-start text:name="bookmark23"/><text:span text:style-name="T1">NORRIS</text:span><text:bookmark-end text:name="bookmark23"/></text:h>
        <text:p text:style-name="P38"><text:span text:style-name="T1">New Company, rated at 500 tons, 106/113 crew, 64 guns</text:span></text:p>
        <text:p text:style-name="P199"><text:span text:style-name="T1">1<text:tab/>1698/9 Surat</text:span></text:p>
        <text:p text:style-name="P221"><text:span text:style-name="T1">L/MAR/A/CXXVm Imprest Book L/MAR/A/CXXIX Ledger L/MAR/A/CXXIX(A) Receipt Book Capt James Allison 24 Aprl699 - 6 Jan 1701</text:span></text:p>
      </text:section>
      <text:section text:style-name="Sect4" text:name="Bereich9">
        <text:list xml:id="list133960574782487" text:continue-list="list136893073" text:style-name="WWNum39">
          <text:list-item>
            <text:p text:style-name="P89"><text:span text:style-name="T1">1701/2</text:span></text:p>
          </text:list-item>
        </text:list>
        <text:p text:style-name="P80"><text:span text:style-name="T1">L/MAR/B/760A Ledger Capt James Allison - blown up at sea 2 Aug 1702</text:span></text:p>
        <text:h text:style-name="P499" text:outline-level="7"><text:bookmark-start text:name="bookmark24"/><text:span text:style-name="T1">NORTHAM </text:span><text:span text:style-name="Heading_20__23_7_20__2b__20_10_20_pt_2c_Bold_2c_Italic">see</text:span><text:span text:style-name="T1"> EAST INDIA MERCHANT</text:span><text:bookmark-end text:name="bookmark24"/></text:h>
        <text:h text:style-name="P502" text:outline-level="7"><text:bookmark-start text:name="bookmark25"/><text:span text:style-name="T1">NORTHAMPTON (1)</text:span><text:bookmark-end text:name="bookmark25"/></text:h>
        <text:p text:style-name="P367"><text:span text:style-name="T1">Rated at 498 tons, 99 men, 30 guns</text:span></text:p>
        <text:list xml:id="list751892807" text:style-name="WWNum49">
          <text:list-item>
            <text:p text:style-name="P368"><text:span text:style-name="T1">1740/1<text:tab/>China</text:span></text:p>
          </text:list-item>
        </text:list>
        <text:p text:style-name="P310"><text:span text:style-name="T1">L/MAR/B/198A<text:tab/>Journal 21 Jan 1741-3 Oct 1742</text:span></text:p>
        <text:p text:style-name="P459"><text:span text:style-name="T1">L/MAR/B/198L(1)<text:tab/>Ledger</text:span></text:p>
        <text:p text:style-name="P459"><text:span text:style-name="T1">L/MAR/B/198L(2)<text:tab/>Pay Book</text:span></text:p>
        <text:p text:style-name="P300"><text:span text:style-name="T1">Capt Duncomb Backwell</text:span></text:p>
        <text:p text:style-name="P412"><text:span text:style-name="T1">Downs 12 Mar 1741 - 12 Aug Whampoa - 31 Dec Bocca Tigris - 13 Apr 1742 Cape - 25 May St Helena - 3 Oct Woolwich</text:span></text:p>
        <text:list xml:id="list133959297697979" text:continue-numbering="true" text:style-name="WWNum49">
          <text:list-item>
            <text:p text:style-name="P200"><text:span text:style-name="T1">1743/4<text:tab/>Bombay and China</text:span></text:p>
          </text:list-item>
        </text:list>
        <text:p text:style-name="P201"><text:span text:style-name="T1">L/MAR/B/198M<text:tab/>Imprest Book</text:span></text:p>
        <text:p text:style-name="P461"><text:span text:style-name="T1">L/MAR/B/198N<text:tab/>Absence Book</text:span></text:p>
        <text:p text:style-name="P161"><text:span text:style-name="T1">Capt Duncomb Backwell</text:span></text:p>
        <text:p text:style-name="P414"><text:span text:style-name="T1">Nore 20 Jul 1744 - parted from the </text:span><text:span text:style-name="Body_20_text_20__28_2_29__20__2b__20_Italic">Hardwick</text:span><text:span text:style-name="T1"> in a violent storm about 50 leagues east of Bourbon and not heard of again</text:span></text:p>
        <text:h text:style-name="P506" text:outline-level="7"><text:bookmark-start text:name="bookmark26"/><text:span text:style-name="T1">NORTHAMPTON (2)</text:span><text:bookmark-end text:name="bookmark26"/></text:h>
        <text:p text:style-name="P318"><text:span text:style-name="T1">Extra ship, repaired by Mestaer 1801, 3 decks, 4in bottom, length 123ft bin, keel 99ft lin, breadth 32ft lin, hold 12ft 6in, wing transom 20ft Sin, waist llin, between decks 5ft 6in &amp; 5ft 7</text:span><text:span text:style-name="T2">1</text:span><text:span text:style-name="T1">/2in, ports 10 upper, 542 tons</text:span></text:p>
        <text:p text:style-name="P28"><text:span text:style-name="T1">Principal Managing Owners: 1-2 Moses Agar, 3-7 John Crosthwaite, 8 George Palmer</text:span></text:p>
        <text:list xml:id="list835567353" text:style-name="WWNum51">
          <text:list-item>
            <text:p text:style-name="P202"><text:span text:style-name="T1">1800/1<text:tab/>Bombay and Bengal</text:span></text:p>
          </text:list-item>
        </text:list>
        <text:p text:style-name="P201"><text:span text:style-name="T1">L/MAR/B/198B<text:tab/>Journal 12 Jul 1801-18 Apr 1803</text:span></text:p>
        <text:p text:style-name="P461"><text:span text:style-name="T1">L/MAR/B/198-0(1)<text:tab/>Ledger</text:span></text:p>
        <text:p text:style-name="P201"><text:span text:style-name="T1">L/MAR/B/198-0(2)<text:tab/>Pay Book</text:span></text:p>
        <text:p text:style-name="P161"><text:span text:style-name="T1">Capt Robert Barker</text:span></text:p>
        <text:p text:style-name="P416"><text:span text:style-name="T1">Portsmouth 9 Sep 1801-11 Feb 1802 Bombay - 2 Apr Surat - 7 Apr Bombay -14 May Calcutta - 19 Oct Saugor - 14 Jan 1803 St Helena - 23 Mar Downs</text:span></text:p>
        <text:list xml:id="list133959085860076" text:continue-numbering="true" text:style-name="WWNum51">
          <text:list-item>
            <text:p text:style-name="P51"><text:span text:style-name="T1">1802/3<text:tab/>Bengal</text:span></text:p>
          </text:list-item>
        </text:list>
        <text:p text:style-name="P310"><text:span text:style-name="T1">L/MAR/B/198 C<text:tab/>Journal 12 May 1803-9 Feb 1805</text:span></text:p>
        <text:p text:style-name="P310"><text:span text:style-name="T1">L/MAR/B/198P(1)<text:tab/>Ledger</text:span></text:p>
        <text:p text:style-name="P459"><text:span text:style-name="T1">L/MAR/B/198P(2)<text:tab/>Pay Book</text:span></text:p>
        <text:p text:style-name="P300"><text:span text:style-name="T1">Capt Robert Barker</text:span></text:p>
        <text:p text:style-name="P419"><text:span text:style-name="T1">Plymouth 17 Jul 1803 - 23 Sep Rio de Janeiro -12 Feb 1804 Calcutta - 30 Apr Diamond Harbour - 22 Nov St Helena - 9 Feb 1805 Downs</text:span></text:p>
        <text:list xml:id="list133960308777124" text:continue-numbering="true" text:style-name="WWNum51">
          <text:list-item>
            <text:p text:style-name="P131"><text:span text:style-name="T1">1804/5<text:tab/>Madras and Bengal</text:span></text:p>
          </text:list-item>
        </text:list>
        <text:p text:style-name="P132"><text:span text:style-name="T1">L/MAR/B/198D<text:tab/>Journal 19 Apr<text:tab/>1805-15 May<text:tab/>1807</text:span></text:p>
        <text:p text:style-name="P457"><text:span text:style-name="T1">L/MAR/B/198 Q (1)<text:tab/>Ledger</text:span></text:p>
        <text:p text:style-name="P457"><text:span text:style-name="T1">L/MAR/B/198Q(2)<text:tab/>Pay Book</text:span></text:p>
        <text:p text:style-name="P95"><text:span text:style-name="T1">Capt Robert Barker</text:span></text:p>
        <text:p text:style-name="P286"><text:span text:style-name="T1">Cork 31 Aug 1805 - 29 Sep Madeira - 5 Jan 1806 Cape - 22 Apr Madras - 5 Jun Calcutta - 20 Sep Saugor - 9 Oct Madras - 18 Oct Trincomalee - 30 Dec Cape - 23 Jan 1807 St Helena - 12 Apr Downs</text:span></text:p>
        <text:list xml:id="list133960061278745" text:continue-numbering="true" text:style-name="WWNum51">
          <text:list-item>
            <text:p text:style-name="P246"><text:span text:style-name="T1">1806/7<text:tab/>Madras and Bengal</text:span></text:p>
          </text:list-item>
        </text:list>
        <text:p text:style-name="P247"><text:span text:style-name="T1">L/MAR/B/198E<text:tab/>Journal 4 Jul<text:tab/>1807-2 Feb 1809</text:span></text:p>
        <text:p text:style-name="P446"><text:span text:style-name="T1">L/MAR/B/198R(1)<text:tab/>Ledger</text:span></text:p>
        <text:p text:style-name="P446"><text:span text:style-name="T1">L/MAR/B/198R(2)<text:tab/>Pay Book</text:span></text:p>
        <text:p text:style-name="P237"><text:span text:style-name="T1">Capt Thomas Sanders</text:span></text:p>
        <text:p text:style-name="P323"><text:span text:style-name="T1">Portsmouth 15 Sep 1807 - 28 Sep Madeira -17 Feb 1808 Madras - 19 Mar Kidderpore -15 May Culpee - 3 Jan Saugor - 28 Sep St Helena - 12 Dec Downs</text:span></text:p>
        <text:list xml:id="list133959875229223" text:continue-numbering="true" text:style-name="WWNum51">
          <text:list-item>
            <text:p text:style-name="P52"><text:span text:style-name="T1">1808/9<text:tab/>Bombay</text:span></text:p>
          </text:list-item>
        </text:list>
        <text:p text:style-name="P364"><text:span text:style-name="T1">L/MAR/B/198F<text:tab/>Journal 1 May<text:tab/>1809-9 Aug 1810</text:span></text:p>
        <text:p text:style-name="P365"><text:span text:style-name="T1">L/MAR/B/198S(1)<text:tab/>Ledger</text:span></text:p>
        <text:p text:style-name="P454"><text:span text:style-name="T1">L/MAR/B/198S(2)<text:tab/>Pay Book</text:span></text:p>
        <text:p text:style-name="P363"><text:span text:style-name="T1">Capt Thomas Sanders</text:span></text:p>
        <text:p text:style-name="P422"><text:span text:style-name="T1">Portsmouth 7 Jul 1809 - 19 Jul Madeira - 24 Nov Bombay - 21 Feb 1810 Point de Galle - 4 May St Helena - 6 Jul Downs</text:span></text:p>
        <text:list xml:id="list133960660625762" text:continue-numbering="true" text:style-name="WWNum51">
          <text:list-item>
            <text:p text:style-name="P248"><text:span text:style-name="T1">1810/1<text:tab/>Bombay<text:tab/>and Madras</text:span></text:p>
          </text:list-item>
        </text:list>
        <text:p text:style-name="P249"><text:span text:style-name="T1">L/MAR/B/198G<text:tab/>Journal 10 Dec 1810-29 Apr 1812</text:span></text:p>
        <text:p text:style-name="P249"><text:span text:style-name="T1">L/MAR/B/198T(1)<text:tab/>Ledger</text:span></text:p>
        <text:p text:style-name="P446"><text:span text:style-name="T1">L/MAR/B/198T(2)<text:tab/>Pay Book</text:span></text:p>
        <text:p text:style-name="P237"><text:span text:style-name="T1">Capt Thomas Barker</text:span></text:p>
        <text:p text:style-name="P31"><text:span text:style-name="T1">Portsmouth 12 May 1811 - 20 Jul Bombay - 3 Sep Madras - 3 Jan 1812 St Helena - 30 Mar Downs</text:span></text:p>
        <text:list xml:id="list133960555171163" text:continue-numbering="true" text:style-name="WWNum51">
          <text:list-item>
            <text:p text:style-name="P53"><text:span text:style-name="T1">1811/2<text:tab/>Bengal</text:span></text:p>
          </text:list-item>
        </text:list>
        <text:p text:style-name="P365"><text:span text:style-name="T1">L/MAR/B/198H<text:tab/>Journal 3 Jun 1812-17 May 1813</text:span></text:p>
        <text:p text:style-name="P454"><text:span text:style-name="T1">L/MAR/B/198U(1)<text:tab/>Ledger</text:span></text:p>
        <text:p text:style-name="P454"><text:span text:style-name="T1">L/MAR/B/198U(2)<text:tab/>Pay Book</text:span></text:p>
        <text:p text:style-name="P363"><text:span text:style-name="T1">Capt Thomas Barker</text:span></text:p>
        <text:p text:style-name="P423"><text:span text:style-name="T1">Portsmouth 14 Jul 1812 - 30 Jul Madeira - 21 Oct Cape - 5 Jan 1813 Colombo - 16 Mar Calcutta - 12 May Saugor - 20 May 1814 Downs</text:span></text:p>
        <text:list xml:id="list133959019113707" text:continue-numbering="true" text:style-name="WWNum51">
          <text:list-item>
            <text:p text:style-name="P330"><text:span text:style-name="T1">1817/8<text:tab/>Madras<text:tab/>and Bengal</text:span></text:p>
          </text:list-item>
        </text:list>
        <text:p text:style-name="P331"><text:span text:style-name="T1">L/MAR/B/198J<text:tab/>Journal 24 Mar<text:tab/>1818-20 Jul 1819</text:span></text:p>
        <text:p text:style-name="P371"><text:span text:style-name="T1">L/MAR/B/198K<text:tab/>Journal 10 Nov<text:tab/>1818-15 Jul 1819, William Barnes, Chief Mate</text:span></text:p>
        <text:p text:style-name="P455"><text:span text:style-name="T1">L/MAR/B/198 V(l)<text:tab/>Ledger</text:span></text:p>
        <text:p text:style-name="P455"><text:span text:style-name="T1">L/MAR/B/198V(2)<text:tab/>Pay Book</text:span></text:p>
        <text:p text:style-name="P372"><text:span text:style-name="T1">Capt Charles Tebbut</text:span></text:p>
        <text:p text:style-name="P424"><text:span text:style-name="T1">Portsmouth 16 May 1818 -7 Sep Madras - 3 Oct Calcutta -22 Jan 1819 Saugor - 26 Mar St Helena - 27 Jun Downs</text:span></text:p>
        <text:h text:style-name="P509" text:outline-level="7"><text:bookmark-start text:name="bookmark27"/><text:span text:style-name="T1">NORTHAMPTON (3)</text:span><text:bookmark-end text:name="bookmark27"/></text:h>
        <text:p text:style-name="P39"><text:span text:style-name="T1">1 From China 1816</text:span></text:p>
        <text:p text:style-name="P360"><text:span text:style-name="T1">L/MAR/B/198-1 Journal 14 Jan-26 Sep 1816 Capt John A Tween</text:span></text:p>
        <text:p text:style-name="P40"><text:span text:style-name="T1">‘At China’ 14 Jan 1816 -17 Jan Whampoa - 2 Mar First Bar - 25 Jun St Helena - 4 Sep Downs</text:span></text:p>
        <text:h text:style-name="P510" text:outline-level="7"><text:bookmark-start text:name="bookmark28"/><text:span text:style-name="T1">NORTHINGTON</text:span><text:bookmark-end text:name="bookmark28"/></text:h>
        <text:p text:style-name="P81"><text:span text:style-name="Body_20_text_20__28_2_29__20__2b__20_10.5_20_pt">Built </text:span><text:span text:style-name="T1">by Wells, launched 1766, 3 decks, 3in bottom, length 136ft, keel 109ft S'/dn, breadth 34ft 5</text:span><text:span text:style-name="T2">3</text:span><text:span text:style-name="T1">/4in, </text:span><text:span text:style-name="Body_20_text_20__28_2_29__20__2b__20_10.5_20_pt">hold </text:span><text:span text:style-name="T1">14ft 4in, wing transom 22ft 6in, port cell 26ft 3</text:span><text:span text:style-name="T2">1</text:span><text:span text:style-name="T1">/</text:span><text:span text:style-name="T3">2</text:span><text:span text:style-name="T1">in, between decks 5ft 7</text:span><text:span text:style-name="T2">1</text:span><text:span text:style-name="T1">/</text:span><text:span text:style-name="T3">2</text:span><text:span text:style-name="T1">in, 693 tons Principal Managing Owners: 1-2 John Durand, 3 William Nixon, 4 John Durand</text:span></text:p>
        <text:p text:style-name="P395"><text:span text:style-name="T1">1<text:tab/>1766/7 Bengal and Madras</text:span></text:p>
        <text:p text:style-name="P396"><text:span text:style-name="T1">L/MAR/B/483A<text:tab/>Journal 18<text:tab/>Dec 1766-7 Oct 1768</text:span></text:p>
        <text:p text:style-name="P464"><text:span text:style-name="T1">L/MAR/B/483E(1)<text:tab/>Ledger</text:span></text:p>
        <text:p text:style-name="P464"><text:span text:style-name="T1">L/MAR/B/483E(2)<text:tab/>Pay Book</text:span></text:p>
      </text:section>
      <text:section text:style-name="Sect5" text:name="Bereich10">
        <text:p text:style-name="P25"><draw:custom-shape text:anchor-type="char" draw:z-index="15" draw:style-name="gr6" draw:text-style-name="P519" svg:width="3.846cm" svg:height="1.084cm" svg:x="18.819cm" svg:y="2.796cm"><text:p text:style-name="P469"><text:span text:style-name="T1">NORTHUMBERLAND</text:span></text:p><draw:enhanced-geometry draw:type="0"/></draw:custom-shape><text:span text:style-name="T1">Capt John Sealy</text:span></text:p>
        <text:p text:style-name="P287"><text:span text:style-name="T1">Downs 8 Mar 1767 - 7 Apr Sao Tiago - 3 Jul Johanna - 14 Aug Kedgeree - 25 Sep Ingeli - 8 Oct Vizagapatam - 23 Nov Ingeli - 6 Jun 1768 St Helena - 21 Jun Ascension - 23 Aug Downs</text:span></text:p>
        <text:list xml:id="list133960792943209" text:continue-list="list4015997996" text:style-name="WWNum37">
          <text:list-item>
            <text:p text:style-name="P133"><text:span text:style-name="T1">1769/70<text:tab/>Bombay</text:span></text:p>
          </text:list-item>
        </text:list>
        <text:p text:style-name="P134"><text:span text:style-name="T1">L/MAR/B/483B<text:tab/>Journal 27<text:tab/>Nov 1769-1 Oct 1771</text:span></text:p>
        <text:p text:style-name="P135"><text:span text:style-name="T1">L/MAM/B/483F(1)<text:tab/>Ledger</text:span></text:p>
        <text:p text:style-name="P135"><text:span text:style-name="T1">L/MAR/B/483F(2)<text:tab/>Pay Book</text:span></text:p>
        <text:p text:style-name="P95"><text:span text:style-name="T1">Capt John Sealy</text:span></text:p>
        <text:p text:style-name="P97"><text:span text:style-name="T1">Downs 21 Feb 1770 - 7 Mar Madeira - 28 Jun Madagascar -10 Aug Bombay - 7 Nov Surat - 21 Nov Bombay -12 Feb 1771 Goa - 7 Mar Anjengo - 7 Jun St Helena - 21 Aug Downs</text:span></text:p>
        <text:list xml:id="list133960893361636" text:continue-numbering="true" text:style-name="WWNum37">
          <text:list-item>
            <text:p text:style-name="P136"><text:span text:style-name="T1">1772/3<text:tab/>Madras and Bengal</text:span></text:p>
          </text:list-item>
        </text:list>
        <text:p text:style-name="P134"><text:span text:style-name="T1">L/MAM/B/483C<text:tab/>Journal 25<text:tab/>Oct 1772-26 Jul 1774</text:span></text:p>
        <text:p text:style-name="P135"><text:span text:style-name="T1">L/MAR/B/483G(1)<text:tab/>Ledger</text:span></text:p>
        <text:p text:style-name="P135"><text:span text:style-name="T1">L/MAR/B/483G(2)<text:tab/>Pay Book</text:span></text:p>
        <text:p text:style-name="P95"><text:span text:style-name="T1">Capt John Sealy</text:span></text:p>
        <text:p text:style-name="P98"><text:span text:style-name="T1">Downs 29 Jan 1773 - 14 Feb Madeira - 6 Jun Johanna - 8 Jul Madras - 29 Jul Culpee - 25 Nov Ingeli - 6 Jan 1774 Madras -15 Apr Cape -12 May St Helena - 23 May Ascension -14 Jul Downs</text:span></text:p>
        <text:list xml:id="list133960233396174" text:continue-numbering="true" text:style-name="WWNum37">
          <text:list-item>
            <text:p text:style-name="P250"><text:span text:style-name="T1">1776/7<text:tab/>Bombay and Bengal</text:span></text:p>
          </text:list-item>
        </text:list>
        <text:p text:style-name="P280"><text:span text:style-name="T1">L/MAR/B/483D Journal 25 Nov 1776-13 Jan 1780 L/MAR/B/483H(1)<text:tab/>Ledger</text:span></text:p>
        <text:p text:style-name="P251"><text:span text:style-name="T1">L/MAR/B/483H(2)<text:tab/>Pay Book</text:span></text:p>
        <text:p text:style-name="P161"><text:span text:style-name="T1">Capt John Durand jun</text:span></text:p>
        <text:p text:style-name="P217"><text:span text:style-name="T1">Portsmouth 1 Mar 1777 - 7 Jul St Augustine’s Bay -14 Aug Bombay -1 Oct Surat - 23 Oct Bombay - 13 Dec Tellicherry - 2 Mar 1778 Kedgeree -11 Jun Ingeli - 22 Sep Kedgeree - 26 Nov Ingeli - 20 Mar 1779 St Helena - 2 Sep River Shannon -1 Dec Downs</text:span></text:p>
        <text:h text:style-name="P490" text:outline-level="5"><text:bookmark-start text:name="bookmark29"/><text:span text:style-name="T1">NORTHUMBERLAND (1)</text:span><text:bookmark-end text:name="bookmark29"/></text:h>
        <text:p text:style-name="P33"><text:span text:style-name="T1">Rated at 250 tons, 50 crew, 22/24 guns</text:span></text:p>
        <text:list xml:id="list1966506181" text:style-name="WWNum53">
          <text:list-item>
            <text:p text:style-name="P311"><text:span text:style-name="T1">1698/9<text:tab/>Surat</text:span></text:p>
          </text:list-item>
        </text:list>
        <text:p text:style-name="P300"><text:span text:style-name="T1">Capt Robert Agar</text:span></text:p>
        <text:list xml:id="list1447542776" text:style-name="WWNum55">
          <text:list-item>
            <text:p text:style-name="P312"><text:span text:style-name="T1">Sep 1698 - 28 Jun 1770</text:span></text:p>
          </text:list-item>
        </text:list>
        <text:list xml:id="list133960480063645" text:continue-list="list1966506181" text:style-name="WWNum53">
          <text:list-item>
            <text:p text:style-name="P203"><text:span text:style-name="T1">1700/1<text:tab/>China</text:span></text:p>
          </text:list-item>
        </text:list>
        <text:p text:style-name="P161"><text:span text:style-name="T1">Capt Charles Richards</text:span></text:p>
        <text:list xml:id="list133959317249631" text:continue-list="list1447542776" text:style-name="WWNum55">
          <text:list-item>
            <text:p text:style-name="P204"><text:span text:style-name="T1">Nov 1700 - 17 Sep 1702</text:span></text:p>
          </text:list-item>
        </text:list>
        <text:list xml:id="list133959575249158" text:continue-list="list133960480063645" text:style-name="WWNum53">
          <text:list-item>
            <text:p text:style-name="P54"><text:span text:style-name="T1">1702/3<text:tab/>China and Bengal</text:span></text:p>
          </text:list-item>
        </text:list>
        <text:p text:style-name="P205"><text:span text:style-name="T1">L/MAR/B/141A<text:tab/>Journal 25 Mar-21 Aug 1706, Capt Henry Dickenson</text:span></text:p>
        <text:p text:style-name="P462"><text:span text:style-name="T1">L/MAR/B/141U<text:tab/>Ledger</text:span></text:p>
        <text:p text:style-name="P161"><text:span text:style-name="T1">Capt Samuel Hide</text:span></text:p>
        <text:p text:style-name="P165"><text:span text:style-name="T1">Downs 16 Apr 1703 - Cape 25 Mar 1706 - 16 Jul Texel -19 Aug Deptford</text:span></text:p>
        <text:list xml:id="list133960034574312" text:continue-numbering="true" text:style-name="WWNum53">
          <text:list-item>
            <text:p text:style-name="P54"><text:span text:style-name="T1">1706/7<text:tab/>St Helena and Benkulen</text:span></text:p>
          </text:list-item>
        </text:list>
        <text:p text:style-name="P417"><text:span text:style-name="T1">L/MAR/B/141B Journal 9 Feb 1707-11 Sep 1710, Freke Godwin, Chief Mate Capt Henry Dickenson</text:span></text:p>
        <text:p text:style-name="P294"><text:span text:style-name="T1">Downs 18 May 1707 - 19 Sep Madeira -17 Dec St Helena - 23 Feb 1708 Cape -17 May Benkulen - 3 Jun Bantal - 28 Jun Madras - 30 Jul Calcutta - 30<text:tab/>Oct Rogues River -19 Dec Benkulen -11<text:tab/>Feb</text:span></text:p>
        <text:p text:style-name="P313"><text:span text:style-name="T1">1709 Bantal - 28 Jun Batavia -11 Dec St Helena - 28 Feb 1710 Cape -<text:tab/>5<text:tab/>Jul Texel - 25<text:tab/>Aug Deptford</text:span></text:p>
        <text:h text:style-name="P1" text:outline-level="2"><text:bookmark-start text:name="bookmark30"/><text:span text:style-name="T1">(</text:span><text:span text:style-name="Heading_20__23_2"><text:span text:style-name="T4">2</text:span></text:span><text:span text:style-name="T1">)</text:span><text:bookmark-end text:name="bookmark30"/></text:h>
        <text:p text:style-name="P382"><text:span text:style-name="T1">Built by Greaves, launched 1763, 3 decks, 3in bottom, 657 tons Principal Managing Owner: Charles Foulis</text:span></text:p>
        <text:list xml:id="list251282076" text:style-name="WWNum57">
          <text:list-item>
            <text:p text:style-name="P252"><text:span text:style-name="T1">1763/4 Madras and China</text:span></text:p>
          </text:list-item>
        </text:list>
        <text:p text:style-name="P253"><text:span text:style-name="T1">L/MAR/B/141C<text:tab/>Journal 5 Dec<text:tab/>1763-29<text:tab/>Aug 1765</text:span></text:p>
        <text:p text:style-name="P254"><text:span text:style-name="T1">L/MAR/B/141V(1)<text:tab/>Ledger</text:span></text:p>
        <text:p text:style-name="P255"><text:span text:style-name="T1">L/MAR/B/141V(2)<text:tab/>Pay Book</text:span></text:p>
        <text:p text:style-name="P425"><text:span text:style-name="T1">Downs’20 Feb^l764 - 13 Mar Sao Tiago - 3 Jul Madras - 28 Aug Malacca - 1 Oct Whampoa - 21 Jan 1765 Second Bar - 1 May St Helena - 24 Jul Downs</text:span></text:p>
        <text:list xml:id="list133960921844491" text:continue-numbering="true" text:style-name="WWNum57">
          <text:list-item>
            <text:p text:style-name="P252"><text:span text:style-name="T1">1766/7 St Helena and China</text:span></text:p>
          </text:list-item>
        </text:list>
        <text:p text:style-name="P257"><text:span text:style-name="T1">L/MAR/B/141D<text:tab/>Journal 6 Oct<text:tab/>1766-11<text:tab/>Jul<text:tab/>1768</text:span></text:p>
        <text:p text:style-name="P254"><text:span text:style-name="T1">L/MAR/B/141W(1)<text:tab/>Ledger</text:span></text:p>
        <text:p text:style-name="P256"><text:span text:style-name="T1">L/MAR/B/141W(2)<text:tab/>Pay Book</text:span></text:p>
        <text:p text:style-name="P426"><text:span text:style-name="T1">Downs’Ulan*1767 - 24 Mar St Helena - 9 Aug Whampoa - 23 Dec Second Bar - 5 Mar 1768 St Helena - 29 May Downs</text:span></text:p>
        <text:list xml:id="list133960332997871" text:continue-numbering="true" text:style-name="WWNum57">
          <text:list-item>
            <text:p text:style-name="P55"><text:span text:style-name="T1">1769/70<text:tab/>Bombay</text:span></text:p>
          </text:list-item>
        </text:list>
        <text:p text:style-name="P374"><text:span text:style-name="T1">L/MAR/B/141E<text:tab/>Journal 13 Jan 1770-21 Jul 1772</text:span></text:p>
        <text:p text:style-name="P374"><text:span text:style-name="T1">L/MAR/B/141X(1)<text:tab/>Ledger</text:span></text:p>
        <text:p text:style-name="P375"><text:span text:style-name="T1">L/MAR/B/141X(2)<text:tab/>Pay Book</text:span></text:p>
        <text:p text:style-name="P349"><text:span text:style-name="T1">PortsmoTthtf Apr 1770 - 6 May Sao Tiago -13 Aug Johanna -11 Sep Bombay - 3 Nov Onore - 26 Nov Bombay - 29 Jan 1771 Anjengo - 14 Mar Bombay - 25 Jun Malacca - 25 Jul Whampoa - 28 Dec Second Bar - 7 Mar 1772 Cape - 28 Mar St Helena - 6 Jun Downs</text:span></text:p>
        <text:list xml:id="list133960645210793" text:continue-numbering="true" text:style-name="WWNum57">
          <text:list-item>
            <text:p text:style-name="P55"><text:span text:style-name="T1">1773/4<text:tab/>Bombay</text:span></text:p>
          </text:list-item>
        </text:list>
        <text:p text:style-name="P380"><text:span text:style-name="T1">L/MAR/B/141F<text:tab/>Journal 14 Dec 1773-4 Jul 1776</text:span></text:p>
        <text:p text:style-name="P380"><text:span text:style-name="T1">L/MAR/B/141Y(1)<text:tab/>Ledger</text:span></text:p>
        <text:p text:style-name="P381"><text:span text:style-name="T1">L/MAR/B/141Y(2)<text:tab/>Pay Book</text:span></text:p>
        <text:p text:style-name="P335"><text:span text:style-name="T1">Capt James Rees<text:tab/></text:span><text:span text:style-name="T3">t </text:span><text:span text:style-name="Body_20_text_20__28_2_29__20__2b__20_Italic"><text:span text:style-name="T5">r</text:span></text:span><text:span text:style-name="Body_20_text_20__28_2_29__20__2b__20_Italic">..</text:span></text:p>
        <text:p text:style-name="P337"><text:span text:style-name="T1">Downs 8 Mar 1774 - 1 Apr Sao Tiago - 7 Jul Johanna - 2 Aug Bombay - 19 Sep Surat - 22 Oc Bombay - 26 Nov Tellicherry -18 Feb 1775 Ingeli -18 Oct Mauritius - 26 Nov Cape - 2 Jan 1776 St Helena - 10 Mar Lisbon - 8 Jun Downs</text:span></text:p>
        <text:h text:style-name="P484" text:outline-level="4"><text:bookmark-start text:name="bookmark31"/><text:span text:style-name="T1">NORTHUMBERLAND (3)</text:span><text:bookmark-end text:name="bookmark31"/></text:h>
        <text:p text:style-name="P383"><text:span text:style-name="T1">Built by Wells, launched 1780, 3 decks, 4in bottom, length 145ft 6in, keel 118ft 6in, breadth 35ft </text:span><text:span text:style-name="Body_20_text_20__28_2_29__20__2b__20_Italic">y/m,</text:span><text:span text:style-name="T1"> hold 14ft 8'Ain, wing transom 23ft 7&gt;Ain, port cell 26ft lAin, between decks 6ft &amp; 6ft 6m, roundhouse 6ft 4</text:span><text:span text:style-name="T2">1</text:span><text:span text:style-name="T1">/2in, ports 13 middle &amp; upper, 784 tons Principal Managing Owner; John Mitford</text:span></text:p>
        <text:list xml:id="list3871053136" text:style-name="WWNum59">
          <text:list-item>
            <text:p text:style-name="P258"><text:span text:style-name="T1">1780/1<text:tab/>St Helena and Bengal</text:span></text:p>
          </text:list-item>
        </text:list>
        <text:p text:style-name="P274"><text:span text:style-name="T1">L/MAR/B/141G-H Journal 5 Feb 1781-21 Jun 1784 L/MAR/B/141Z(1) Ledger L/MAR/B/141Z(2) Pay Book</text:span></text:p>
        <text:p text:style-name="P397"><text:span text:style-name="T1">Capt James Rees<text:tab/>, . .</text:span></text:p>
        <text:p text:style-name="P399"><text:span text:style-name="T1">Plymouth 26 Jun 1781 - 9 Sep Annabon - 17 Oct St Helena - 3 Apr 1782 Vizagapatam -14 Apr Kedgeree - 12 Nov Benkulen -1 Jun 1783 Sulu - 25 Jul Whampoa - 8 Dec Second Bar - 7 Mar 1784 Cape -31 Mar St Helena - 29 May Downs</text:span></text:p>
        <text:list xml:id="list133959955542989" text:continue-numbering="true" text:style-name="WWNum59">
          <text:list-item>
            <text:p text:style-name="P137"><text:span text:style-name="T1">1784/5<text:tab/>Bombay</text:span></text:p>
          </text:list-item>
        </text:list>
        <text:p text:style-name="P82"><text:span text:style-name="T1">L/MAR/B/141-I Journal 11 Jan 1785-21 Jun 1787 L/MAR/B/141AA(1) Ledger L/MAR/B/141AA(2) Pay Book</text:span></text:p>
        <text:p text:style-name="P34"><draw:custom-shape text:anchor-type="char" draw:z-index="16" draw:style-name="gr5" draw:text-style-name="P519" svg:width="1.103cm" svg:height="1.627cm" svg:x="34.085cm" svg:y="0.674cm"><text:h text:style-name="P478" text:outline-level="1"><text:bookmark-start text:name="bookmark19"/><text:span text:style-name="T1">■■■</text:span><text:bookmark-end text:name="bookmark19"/></text:h><draw:enhanced-geometry draw:type="0"/></draw:custom-shape><text:span text:style-name="T1">Capt James Rees</text:span></text:p>
        <text:p text:style-name="P418"><text:span text:style-name="T1">Portsmouth 25 Apr 1785 - 17 Aug Johanna -15 Sep Bombay - 8 Dec Surat - 5 Jan 1786 Bombay - 27 Jan Anjengo - 7 Mar Bombay - 3 Apr Tellicheny - 5 May Bombay -10 Aug Whampoa - 9 Dec Second Bar -12 Mar 1787 St Helena -16 May Downs</text:span></text:p>
        <text:list xml:id="list133960062643141" text:continue-numbering="true" text:style-name="WWNum59">
          <text:list-item>
            <text:p text:style-name="P138"><text:span text:style-name="T1">1787/8<text:tab/>Bombay and Bengal</text:span></text:p>
          </text:list-item>
        </text:list>
        <text:p text:style-name="P83"><text:span text:style-name="T1">L/MAR/B/141J Journal 24 Dec 1787-26 Aug 1789 L/MAR/B/141BB(1) Ledger L/MAR/B/141BB(2) Pay Book L/MAR/B/141BB(3) Imprest Book L/MAR/B/141BB(4) Absence Book</text:span></text:p>
        <text:p text:style-name="P35"><text:span text:style-name="T1">Capt James Rees</text:span></text:p>
        <text:p text:style-name="P406"><text:span text:style-name="T1">Downs 4 Apr 1788 - 7 Jul Johanna - 26 Jul Bombay - 2 Oct Madras - 26 Oct Kedgeree -19 Feb 1789 Cox’s Island - 2 Jun St Helena - 2 Aug Downs</text:span></text:p>
        <text:list xml:id="list133959003216445" text:continue-numbering="true" text:style-name="WWNum59">
          <text:list-item>
            <text:p text:style-name="P206"><text:span text:style-name="T1">1790/1<text:tab/>Madras and Bengal</text:span></text:p>
          </text:list-item>
        </text:list>
        <text:p text:style-name="P222"><text:span text:style-name="T1">L/MAR/B/141K Journal 2 Feb 1791-24 Aug 1792 L/MAR/B/141 CC(1) Ledger L/MAR/B/141CC(2) Pay Book</text:span></text:p>
        <text:p text:style-name="P166"><text:span text:style-name="T1">Capt James Rees</text:span></text:p>
        <text:p text:style-name="P415"><text:span text:style-name="T1">Downs 16 Apr 1791 -14 Aug Madras - 30 Aug Ingeli - 18 Jan 1792 Saugor - 26 Feb Madras - 31 May St Helena - 25 Jul Downs</text:span></text:p>
        <text:list xml:id="list133958875536448" text:continue-numbering="true" text:style-name="WWNum59">
          <text:list-item>
            <text:p text:style-name="P56"><text:span text:style-name="T1">1792/3<text:tab/>Bengal</text:span></text:p>
          </text:list-item>
        </text:list>
        <text:p text:style-name="P400"><text:span text:style-name="T1">L/MAR/B/141L Journal 10 Apr 1793-17 Oct 1794 L/MAR/B/141DD(1) Ledger L/MAR/B/141DD(2) Pay Book Capt Charles Jones</text:span></text:p>
        <text:p text:style-name="P427"><text:span text:style-name="T1">Portsmouth 17 Jul 1793 - 17 Nov Diamond Harbour - 12 Jan 1794 Saugor - 1 May St Helena - 20 Jul Galway - 29 Aug Downs</text:span></text:p>
        <text:list xml:id="list133959551950018" text:continue-numbering="true" text:style-name="WWNum59">
          <text:list-item>
            <text:p text:style-name="P56"><text:span text:style-name="T1">1794/5<text:tab/>China</text:span></text:p>
          </text:list-item>
        </text:list>
        <text:p text:style-name="P401"><text:span text:style-name="T1">L/MAR/B/141M Journal 20 Feb 1795-25 Mar 1797 L/MAR/B/141EE(1) Ledger L/MAR/B/141EE(2) Pay Book Capt James Rees</text:span></text:p>
        <text:p text:style-name="P402"><text:span text:style-name="T1">Portsmouth 24 May 1795 -6 Jul San Salvadore - 4 Sep False Bay -1 Oct Cape - 7 Mar 1796 Whampoa - 22 Jun Second Bar - 20 Nov St Helena - 8 Feb 1797 Downs</text:span></text:p>
        <text:h text:style-name="P491" text:outline-level="5"><text:bookmark-start text:name="bookmark32"/><text:span text:style-name="T1">NORTHUMBERLAND (4)</text:span><text:bookmark-end text:name="bookmark32"/></text:h>
        <text:p text:style-name="P57"><text:span text:style-name="T1">1<text:tab/>1796/7 Bengal</text:span></text:p>
        <text:p text:style-name="P421"><text:span text:style-name="T1">L/MAR/B/141N Journal 29 May 1797-25 Jan 1799 Capt Andrew Aickman</text:span></text:p>
        <text:p text:style-name="P23"><text:span text:style-name="T1">Torbay 22 Sep 1797 - 15 Dec Cape -15 Apr 1798 - 25 Jan 1799 ‘towards England’</text:span></text:p>
        <text:p text:style-name="P24"><text:span text:style-name="T1">Capt George Raincock</text:span></text:p>
        <text:p text:style-name="P239"><text:span text:style-name="T1">Cork 31 Aug 1805 - 29 Sep Madeira -13 Dec St Helena - 27 Feb 1806 Cape - 29 May Penang - 4 Aug Calcutta -13 Sep Saugor - 25 Sep Calcutta - 21 Nov Saugor -11 Jan 1807 Madras - 20 Feb Bombay - 5 Apr Point de Galle - 5 Jun Cape - 9 Jul St Helena - 26 Sep Downs</text:span></text:p>
        <text:list xml:id="list133960871099485" text:continue-list="list1930664816" text:style-name="WWNum35">
          <text:list-item>
            <text:p text:style-name="P259"><text:span text:style-name="T1">1807/8 Madras and Bengal</text:span></text:p>
          </text:list-item>
        </text:list>
        <text:p text:style-name="P260"><text:span text:style-name="T1">L/MAR/B/141P<text:tab/>Journal 28 Jan 1808-23 Aug 1809</text:span></text:p>
        <text:p text:style-name="P237"><text:span text:style-name="T1">L/MAR/B/141GG(1) Ledger</text:span></text:p>
        <text:p text:style-name="P275"><text:span text:style-name="T1">L/MAR/B/141 GG(2) Pay Book Capt John R Franklin</text:span></text:p>
        <text:p text:style-name="P325"><text:span text:style-name="T1">Portsmouth 15 Apr 1808 - 1 May Madeira -18 Sep Madras - 5 Nov Calcutta - 29 Dec Saugor - 7 Feb 1809 Point de Galle - 29 Apr St Helena - 13 Jul Downs</text:span></text:p>
        <text:list xml:id="list133960045350878" text:continue-numbering="true" text:style-name="WWNum35">
          <text:list-item>
            <text:p text:style-name="P261"><text:span text:style-name="T1">1809/10<text:tab/>Madras and Bengal</text:span></text:p>
          </text:list-item>
        </text:list>
        <text:p text:style-name="P276"><text:span text:style-name="T1">L/MAR/B/141Q Journal 28 Dec 1809-24 Aug 1812 L/MAR/B/141HH(1) Ledger L/MAR/B/141HH(2) Pay Book *</text:span></text:p>
        <text:p text:style-name="P237"><text:span text:style-name="T1">L/MAR/B/141-II Ledger</text:span></text:p>
        <text:p text:style-name="P237"><text:span text:style-name="T1">Capt John R Franklin</text:span></text:p>
        <text:p text:style-name="P76"><text:span text:style-name="T1">Portsmouth 14 Mar 1810-8 Jul Madras - 29 Jul Diamond Harbour - 30 Aug Saugor - 29 Nov Mauritius - 23 Feb 1811 Diamond Harbour -17 Mar Saugor - 4 May Malacca - 4 Aug Batavia - 23 Oct Calcutta - 26 Jan 1812 Saugor - 4 Feb Madras - 11 May St Helena - 21 Jul Downs * includes a letter from Dutch EIC agents about prisoners of war, 21 Aug 1799</text:span></text:p>
        <text:list xml:id="list133959402539541" text:continue-numbering="true" text:style-name="WWNum35">
          <text:list-item>
            <text:p text:style-name="P58"><text:span text:style-name="T1">1812/3<text:tab/>Bengal</text:span></text:p>
          </text:list-item>
        </text:list>
        <text:p text:style-name="P343"><text:span text:style-name="T1">L/MAR/B/141R Journal 5 Mar 1813-16 Aug 1814 L/MAR/B/141JJ(1) Ledger L/MAR/B/141JJ(2) Pay Book Capt John R Franklin</text:span></text:p>
        <text:p text:style-name="P373"><text:span text:style-name="T1">Portsmouth 2 Jun 1813 - 22 Jun Madeira - 8 Nov Diamond Harbour - 25 Dec Calcutta - 29 Jan 1814 Saugor - 25 Apr Cape - 19 May St Helena - 12 Jun Woolwich</text:span></text:p>
        <text:list xml:id="list133959705584468" text:continue-numbering="true" text:style-name="WWNum35">
          <text:list-item>
            <text:p text:style-name="P262"><text:span text:style-name="T1">1814/5<text:tab/>Madras and Bengal</text:span></text:p>
          </text:list-item>
        </text:list>
        <text:p text:style-name="P260"><text:span text:style-name="T1">L/MAR/B/141S<text:tab/>Journal 17 Jan 1815-4 Sep 1816</text:span></text:p>
        <text:p text:style-name="P275"><text:span text:style-name="T1">L/MAR/B/141KK(1) Ledger L/MAR/B/141KK(2) Pay Book</text:span></text:p>
        <text:p text:style-name="P237"><text:span text:style-name="T1">Capt John R Franklin</text:span></text:p>
        <text:p text:style-name="P384"><text:span text:style-name="T1">Downs 3 Apr 1815 - 18 Apr Madeira - 6 Aug Madras - 5 Sep Calcutta - 25 Nov Saugor - 29 Dec Madras - 1 Feb 1816 Benkulen -10 May St Helena - 13 Jul Downs</text:span></text:p>
        <text:list xml:id="list133960565320255" text:continue-numbering="true" text:style-name="WWNum35">
          <text:list-item>
            <text:p text:style-name="P139"><text:span text:style-name="T1">1816/7<text:tab/>Bengal and Benkulan</text:span></text:p>
          </text:list-item>
        </text:list>
        <text:p text:style-name="P140"><text:span text:style-name="T1">L/MAR/B/141T<text:tab/>Journal 10 Mar 1817-6 Oct 1818</text:span></text:p>
        <text:p text:style-name="P84"><text:span text:style-name="T1">L/MAR/B/141LL(1) Ledger L/MAR/B/141LL{2) Pay Book</text:span></text:p>
        <text:p text:style-name="P19"><text:span text:style-name="T1">Capt William Mitchell</text:span></text:p>
        <text:p text:style-name="P326"><text:span text:style-name="T1">Downs 6 May 1817 - 21 May Madeira - 23 Sep Diamond Harbour -17 Dec New Anchorage - 27 Feb 1818 Benkulen - 3 Jul St Helena - 29 Aug Downs</text:span></text:p>
      </text:section>
      <text:section text:style-name="Sect2" text:name="Bereich11">
        <text:p text:style-name="P518"/>
      </text:section>
      <text:section text:style-name="Sect6" text:name="Bereich12">
        <text:h text:style-name="P492" text:outline-level="5"><text:bookmark-start text:name="bookmark33"/><text:span text:style-name="T1">NORTHUMBERLAND (5)</text:span><text:bookmark-end text:name="bookmark33"/></text:h>
        <text:p text:style-name="P420"><text:span text:style-name="T1">Built by Brent, measured 1805, 3 decks, 4in bottom, length 135ft S'/iin, keel 109ft lOin breadth 33ft </text:span><text:span text:style-name="Body_20_text_20__28_2_29__20__2b__20_Italic">'Am,</text:span><text:span text:style-name="T1"> hold 14ft 9in, wing transom 23ft 3in, waist 1ft 3in, between decks 6ft lin &amp; 6ft </text:span><text:span text:style-name="Body_20_text_20__28_2_29__20__2b__20_Italic">VAin</text:span><text:span text:style-name="T1"> ports 11 middle, 637 tons</text:span></text:p>
        <text:p text:style-name="P11"><text:span text:style-name="T1">Principal Managing Owners: 1 Hemy Joseph Hounsom, 2-3 William Masson, 4-6 William Sims</text:span></text:p>
        <text:p text:style-name="P141"><text:span text:style-name="T1">1<text:tab/>1804/5 St Helena and Bengal</text:span></text:p>
        <text:p text:style-name="P77"><text:span text:style-name="T1">L/MAR/B/141-0 Journal 14 Jun 1805-5 Nov 1807 L/MAR/B/141FF(1) Ledger L/MAR/B/141FF(2) Pay Book</text:span></text:p>
        <text:h text:style-name="P485" text:outline-level="4"><text:bookmark-start text:name="bookmark34"/><text:span text:style-name="T1">NOTTINGHAM (1)</text:span><text:bookmark-end text:name="bookmark34"/></text:h>
        <text:p text:style-name="P429"><text:span text:style-name="T1">Rated at 490 tons, 99 crew, 30/34 guns 1<text:tab/>1736/7 Madras</text:span></text:p>
        <text:p text:style-name="P340"><text:span text:style-name="T1">L/MAR/B/287A Journal 28 Feb 1737-20 May 1738, Edward Nash, Third Mate L/MAR/B/287-0(l) Ledger L/MAR/B/287-0(2) Pay Book Capt Ralph Farr Winter</text:span></text:p>
        <text:p text:style-name="P6"><text:span text:style-name="T1">Downs 27 Feb 1737 - 23 Jun Madras -10 Jan 1738 Cape -10 Feb St Helena -19 May Downs</text:span></text:p>
      </text:section>
      <text:section text:style-name="Sect6" text:name="Bereich13">
        <text:p text:style-name="P468"><draw:custom-shape text:anchor-type="char" draw:z-index="17" draw:style-name="gr4" draw:text-style-name="P519" svg:width="12.685cm" svg:height="0.742cm" svg:x="0.871cm" svg:y="2.768cm"><text:p text:style-name="P430"><text:span text:style-name="Body_20_text_20__28_2_29__20_Exact">'</text:span><text:span text:style-name="Body_20_text_20__28_2_29__20_Exact"><text:span text:style-name="T6">740</text:span></text:span><text:span text:style-name="Body_20_text_20__28_2_29__20_Exact">,;</text:span><text:span text:style-name="Body_20_text_20__28_2_29__20_Exact"><text:span text:style-name="T6">3</text:span></text:span><text:span text:style-name="Body_20_text_20__28_2_29__20_Exact"><text:span text:style-name="T5">I</text:span></text:span><text:span text:style-name="Body_20_text_20__28_2_29__20_Exact">°</text:span><text:span text:style-name="Body_20_text_20__28_2_29__20_Exact"><text:span text:style-name="T6">Ct Cape</text:span></text:span><text:span text:style-name="Body_20_text_20__28_2_29__20_Exact"> ' </text:span><text:span text:style-name="Body_20_text_20__28_2_29__20_Exact"><text:span text:style-name="T6">15 Jan 1741 All</text:span></text:span><text:span text:style-name="Body_20_text_20__28_2_29__20_Exact">J</text:span><text:span text:style-name="Body_20_text_20__28_2_29__20_Exact"><text:span text:style-name="T6">eil</text:span></text:span><text:span text:style-name="Body_20_text_20__28_2_29__20_Exact">g° - </text:span><text:span text:style-name="Body_20_text_20__28_2_29__20_Exact"><text:span text:style-name="T6">24</text:span></text:span><text:span text:style-name="Body_20_text_20__28_2_29__20_Exact"> Bombay - 30 Apr Tellicherry - 31 May Fort St David -13 Jun Madras - 14 Jan 1742 Cape - 23 Jul Downs<text:tab/>°</text:span></text:p><draw:enhanced-geometry draw:type="0"/></draw:custom-shape><draw:custom-shape text:anchor-type="char" draw:z-index="18" draw:style-name="gr3" draw:text-style-name="P519" svg:width="11.145cm" svg:height="3.04cm" svg:x="0.279cm" svg:y="0cm"><text:p text:style-name="P59"><text:span text:style-name="Body_20_text_20__28_2_29__20_Exact">2<text:tab/>1739/40 Bombay and Madras</text:span></text:p><text:p text:style-name="P314"><text:span text:style-name="Body_20_text_20__28_2_29__20__2b__20_Italic_20_Exact">YSSSSZn</text:span><text:span text:style-name="Body_20_text_20__28_2_29__20_Exact"><text:tab/>Ledger</text:span><text:span text:style-name="Body_20_text_20__28_2_29__20_Exact"><text:span text:style-name="T6">1</text:span></text:span><text:span text:style-name="Body_20_text_20__28_2_29__20_Exact"> * ^<text:tab/></text:span><text:span text:style-name="Body_20_text_20__28_2_29__20_Exact"><text:span text:style-name="T6">174</text:span></text:span><text:span text:style-name="Body_20_text_20__28_2_29__20_Exact">°‘</text:span><text:span text:style-name="Body_20_text_20__28_2_29__20_Exact"><text:span text:style-name="T6">31</text:span></text:span><text:span text:style-name="Body_20_text_20__28_2_29__20_Exact"> ^ </text:span><text:span text:style-name="Body_20_text_20__28_2_29__20__2b__20_Italic_20_Exact">^ ^</text:span><text:span text:style-name="Body_20_text_20__28_2_29__20_Exact"> </text:span><text:span text:style-name="Body_20_text_20__28_2_29__20_Exact"><text:span text:style-name="T6">Chief<text:tab/>Mate</text:span></text:span></text:p><text:p text:style-name="P460"><text:span text:style-name="Body_20_text_20__28_5_29__20_Exact">L/MAR/B/287P(2)<text:tab/>Pay Book</text:span></text:p><text:p text:style-name="P315"><text:span text:style-name="Body_20_text_20__28_2_29__20_Exact">L/MAR/B/287P(3)<text:tab/>Imprest Book</text:span></text:p><text:p text:style-name="P300"><text:span text:style-name="Body_20_text_20__28_2_29__20_Exact">Capt Thomas Brown</text:span></text:p><text:p text:style-name="P2"><text:span text:style-name="T1">Pnr+cmrmfli 1 O<text:tab/>1 '“7/1A o<text:tab/><text:tab/> </text:span><text:span text:style-name="Body_20_text_20__28_10_29__20__2b__20_Not_20_Bold_2c_Italic_20_Exact"><text:span text:style-name="T7">^</text:span></text:span><text:span text:style-name="T1"><text:tab/>, _ . .<text:tab/>.</text:span></text:p><draw:enhanced-geometry draw:type="0"/></draw:custom-shape><draw:custom-shape text:anchor-type="char" draw:z-index="19" draw:style-name="gr2" draw:text-style-name="P519" svg:width="6.386cm" svg:height="1.701cm" svg:x="0.305cm" svg:y="3.113cm"><text:list text:style-name="WWNum61"><text:list-item><text:p text:style-name="P228"><text:span text:style-name="Body_20_text_20__28_2_29__20_Exact">1743/4 Bombay</text:span></text:p></text:list-item></text:list><text:p text:style-name="P211"><text:span text:style-name="Body_20_text_20__28_2_29__20_Exact">Capt Thomas Brown</text:span></text:p><text:p text:style-name="P6"><text:span text:style-name="Body_20_text_20__28_2_29__20_Exact">Downs 13 Feb 1744 - lost in Margate Road 25 Feb</text:span></text:p><draw:enhanced-geometry draw:type="0"/></draw:custom-shape><draw:custom-shape text:anchor-type="char" draw:z-index="20" draw:style-name="gr1" draw:text-style-name="P519" svg:width="12.763cm" svg:height="3.299cm" svg:x="16.392cm" svg:y="0.409cm"><text:p text:style-name="P466"><text:span text:style-name="Body_20_text_20__28_7_29__20_Exact">NOTTINGHAM (3)</text:span></text:p><text:p text:style-name="P285"><text:span text:style-name="Body_20_text_20__28_2_29__20_Exact">Extra ship, repaired by Wells 1781, 3 decks, 3in bottom, length 129ft 3</text:span><text:span text:style-name="Body_20_text_20__28_2_29__20_Exact"><text:span text:style-name="T6">1</text:span></text:span><text:span text:style-name="Body_20_text_20__28_2_29__20_Exact">/4in, keel 101ft lOl^in, breadth 36ft S^in, hold 15ft 4in, wing transom 21ft 6in, port cell 26ft </text:span><text:span text:style-name="Body_20_text_20__28_2_29__20__2b__20_Italic_20_Exact">IVAm,</text:span><text:span text:style-name="Body_20_text_20__28_2_29__20_Exact"> between decks 6ft 6in &amp; 6ft 4in, ports 12 middle </text:span><text:span text:style-name="Body_20_text_20__28_2_29__20__2b__20_Italic_20_Exact">&amp;</text:span><text:span text:style-name="Body_20_text_20__28_2_29__20_Exact"> upper, 730 tons Principal Managing Owner: Timothy Curtis</text:span></text:p><text:p text:style-name="P142"><text:span text:style-name="Body_20_text_20__28_2_29__20_Exact">1<text:tab/>1781/2 To remain in India</text:span></text:p><text:p text:style-name="P90"><text:span text:style-name="Body_20_text_20__28_2_29__20_Exact">L/MAR/B/287V(1) Imprest Book L/MAR/B/28 TV(2)<text:tab/>Absence Book</text:span></text:p><text:p text:style-name="P77"><text:span text:style-name="Body_20_text_20__28_2_29__20_Exact">Capt George Curtis Portsmouth 6 Feb 1782 -</text:span></text:p><draw:enhanced-geometry draw:type="0"/></draw:custom-shape><text:span text:style-name="T1">NOTTINGHAM (2)</text:span></text:p>
        <text:p text:style-name="P432"><text:span text:style-name="T1">Built by Wells, launched 1765, 3 decks, 3in bottom, length 139ft, keel 113111 '/</text:span><text:span text:style-name="T3">2</text:span><text:span text:style-name="T1">in breadth 34ft 7in wing transom 20ft 7m, 709 tons<text:tab/>’<text:tab/></text:span><text:span text:style-name="T2">J4It /m</text:span><text:span text:style-name="T1">’</text:span></text:p>
        <text:p text:style-name="P12"><text:span text:style-name="T1">Principal Managing Owner; George Willson</text:span></text:p>
        <text:list xml:id="list550136843" text:style-name="WWNum63">
          <text:list-item>
            <text:p text:style-name="P295"><text:span text:style-name="T1">1765/6 Bombay and Bengal</text:span></text:p>
          </text:list-item>
        </text:list>
        <text:p text:style-name="P316"><text:span text:style-name="T1">L/MAR/B/287C<text:tab/>Journal 29 Nov 1765-8 Jan<text:tab/>1768</text:span></text:p>
        <text:p text:style-name="P452"><text:span text:style-name="T1">L/MAR/B/287R(1)<text:tab/>Ledger</text:span></text:p>
        <text:p text:style-name="P452"><text:span text:style-name="T1">L/MAM/B/287R(2)<text:tab/>Pay Book</text:span></text:p>
        <text:p text:style-name="P301"><text:span text:style-name="T1">Capt Thomas Howe</text:span></text:p>
        <text:p text:style-name="P431"><text:span text:style-name="T2">17</text:span><text:span text:style-name="T1">“ ■ </text:span><text:span text:style-name="T2">10</text:span><text:span text:style-name="T1"> </text:span><text:span text:style-name="Body_20_text_20__28_2_29__20__2b__20_Italic">^ </text:span><text:span text:style-name="Body_20_text_20__28_2_29__20__2b__20_Italic"><text:span text:style-name="T6">M</text:span></text:span><text:span text:style-name="Body_20_text_20__28_2_29__20__2b__20_Italic">°</text:span><text:span text:style-name="Body_20_text_20__28_2_29__20__2b__20_Italic"><text:span text:style-name="T6">hdi</text:span></text:span><text:span text:style-name="Body_20_text_20__28_2_29__20__2b__20_Italic"> -</text:span><text:span text:style-name="Body_20_text_20__28_2_29__20__2b__20_Italic"><text:span text:style-name="T6">17</text:span></text:span><text:span text:style-name="T2"> Jul</text:span><text:span text:style-name="T1"> Johanna -17 Aug Bombay - 3 Jan 1767 Kedgeree - 29 Jul St Helena - 10 Oct Kinsale - 26 Nov Downs</text:span></text:p>
        <text:list xml:id="list133960180137609" text:continue-numbering="true" text:style-name="WWNum63">
          <text:list-item>
            <text:p text:style-name="P207"><text:span text:style-name="T1">1768/9<text:tab/>Madras and China</text:span></text:p>
          </text:list-item>
        </text:list>
        <text:p text:style-name="P211"><text:span text:style-name="T1">L/MAR/B/287D Journal 25 Oct 1768-15 Jun 1770 L/MAR/B/287S(1) Ledger L/MAR/B/287S(2) Pay Book</text:span></text:p>
        <text:p text:style-name="P161"><text:span text:style-name="T1">Capt Peter Stoakes</text:span></text:p>
        <text:p text:style-name="P470"><text:span text:style-name="T1">f</text:span><text:span text:style-name="Body_20_text_20__28_9_29__20__2b__20_8.5_20_pt">77</text:span><text:span text:style-name="Body_20_text_20__28_9_29__20__2b__20_8.5_20_pt"><text:span text:style-name="T6">W</text:span></text:span><text:span text:style-name="Body_20_text_20__28_9_29__20__2b__20_8.5_20_pt">o“<text:tab/></text:span><text:span text:style-name="Body_20_text_20__28_9_29__20__2b__20_25_20_pt_2c_Italic">£ZZ* ' </text:span><text:span text:style-name="Body_20_text_20__28_9_29__20__2b__20_Italic"><text:span text:style-name="T6">2</text:span></text:span><text:span text:style-name="T2"> ,Un</text:span><text:span text:style-name="T1"> ^ ' </text:span><text:span text:style-name="T2">28 A</text:span><text:span text:style-name="T1">”</text:span><text:span text:style-name="T2">8 W1,</text:span><text:span text:style-name="T1">“</text:span><text:span text:style-name="T2">,P</text:span><text:span text:style-name="T1">“</text:span><text:span text:style-name="T2">!</text:span><text:span text:style-name="T1"> ■</text:span><text:span text:style-name="T2">25 D</text:span><text:span text:style-name="T1">“ </text:span><text:span text:style-name="T2">&amp;</text:span><text:span text:style-name="T1">““</text:span><text:span text:style-name="T2">d B</text:span><text:span text:style-name="T1">" ‘ </text:span><text:span text:style-name="T2">29</text:span></text:p>
        <text:list xml:id="list133960883777437" text:continue-numbering="true" text:style-name="WWNum63">
          <text:list-item>
            <text:p text:style-name="P143"><text:span text:style-name="T1">1771/2<text:tab/>Madras and Bengal</text:span></text:p>
          </text:list-item>
        </text:list>
        <text:p text:style-name="P144"><text:span text:style-name="T1">L/MAR/B/287E<text:tab/>Journal 10 Dec 1771-1 Jun 1773</text:span></text:p>
        <text:p text:style-name="P441"><text:span text:style-name="T1">L/MAR/B/287T(1)<text:tab/>Ledger</text:span></text:p>
        <text:p text:style-name="P441"><text:span text:style-name="T1">L/MAR/B/287T(2)<text:tab/>Pay Book</text:span></text:p>
        <text:p text:style-name="P36"><text:span text:style-name="T1">Capt Peter Stoakes</text:span></text:p>
        <text:list xml:id="list133960043498621" text:continue-numbering="true" text:style-name="WWNum63">
          <text:list-item>
            <text:p text:style-name="P60"><text:span text:style-name="T1">1774/5<text:tab/>Madras</text:span></text:p>
          </text:list-item>
        </text:list>
        <text:p text:style-name="P61"><text:span text:style-name="T1">L/MAR/B/287F<text:tab/>Journal 19 Dec 1774-31 May </text:span><text:span text:style-name="Body_20_text_20__28_2_29__20__2b__20_Italic">1776</text:span></text:p>
        <text:p text:style-name="P450"><text:span text:style-name="T1">L/MAR/B/287U(1)<text:tab/>Ledger</text:span></text:p>
        <text:p text:style-name="P450"><text:span text:style-name="T1">L/MAR/B/287U(2)<text:tab/>Pay Book</text:span></text:p>
        <text:p text:style-name="P167"><text:span text:style-name="T1">Capt Peter Stoakes</text:span></text:p>
        <text:p text:style-name="P61"><text:span text:style-name="T1">fMayDowns</text:span><text:span text:style-name="T2">1</text:span><text:span text:style-name="T1"> ^<text:tab/>' </text:span><text:span text:style-name="T2">26 JUn</text:span><text:span text:style-name="T1"> ^ </text:span><text:span text:style-name="T2">B3y</text:span><text:span text:style-name="T1"> ' </text:span><text:span text:style-name="T2">4 Sep MadraS</text:span><text:span text:style-name="T1"> ' </text:span><text:span text:style-name="T2">2 Jan 1776 Ca</text:span><text:span text:style-name="T1">P</text:span><text:span text:style-name="T2">e</text:span><text:span text:style-name="T1"> ' </text:span><text:span text:style-name="T2">8 p</text:span><text:span text:style-name="T1">eb St Helena -</text:span></text:p>
        <text:p text:style-name="P467"><text:span text:style-name="T1">NOTTINGHAM (4)</text:span></text:p>
        <text:p text:style-name="P285"><text:span text:style-name="T1">Built by Cleverly, launched 1786, 3 decks, 4in bottom, length 159ft 3in, keel 128ft 2</text:span><text:span text:style-name="T2">1</text:span><text:span text:style-name="T1">/4in, breadth 4ft L/din, hold 17ft, wing transom 25ft Sin, port cell 28ft lOin, waist 3ft Tin, between decks 6ft 4in &amp; 6ft 3</text:span><text:span text:style-name="T2">3</text:span><text:span text:style-name="T1">/4in, roundhouse 6ft 5in, ports 14 middle &amp; upper, 1152 tons Principal Managing Owners: 1-6 Timothy Curtis, 7-8 William Borradaile</text:span></text:p>
        <text:list xml:id="list3160484089" text:style-name="WWNum65">
          <text:list-item>
            <text:p text:style-name="P66"><text:span text:style-name="T1">1786/7 China</text:span></text:p>
          </text:list-item>
        </text:list>
        <text:p text:style-name="P145"><text:span text:style-name="T1">L/MAR/B/287G<text:tab/>Journal<text:tab/>7 Mar 1787-16 Aug<text:tab/>1788</text:span></text:p>
        <text:p text:style-name="P77"><text:span text:style-name="T1">L/MAR/B/287W (1) Ledger L/MAR/B/287W(2) Pay Book Capt Archibald Anderson</text:span></text:p>
        <text:p text:style-name="P99"><text:span text:style-name="T1">Downs 10 Apr 1787 - 16 Aug Whampoa - 31 Dec Second Bar -1 Apr 1788 St Helena - 23 Jun Downs</text:span></text:p>
        <text:list xml:id="list133959645423386" text:continue-numbering="true" text:style-name="WWNum65">
          <text:list-item>
            <text:p text:style-name="P146"><text:span text:style-name="T1">1788/9<text:tab/>Madras and<text:tab/>China</text:span></text:p>
          </text:list-item>
        </text:list>
        <text:p text:style-name="P147"><text:span text:style-name="T1">L/MAR/B/287H<text:tab/>Journal<text:tab/>27<text:tab/>Nov<text:tab/>1788-12 Jul<text:tab/>1790, George Max, Chief Mate</text:span></text:p>
        <text:p text:style-name="P148"><text:span text:style-name="T1">L/MAR/B/287-I<text:tab/>Journal<text:tab/>27<text:tab/>Nov<text:tab/>1788-12 Jul<text:tab/>1790</text:span></text:p>
        <text:p text:style-name="P95"><text:span text:style-name="T1">L/MAR/B/287X(1) Ledger</text:span></text:p>
        <text:p text:style-name="P149"><text:span text:style-name="T1">L/MAR/B/287X(2)<text:tab/>Pay Book</text:span></text:p>
        <text:p text:style-name="P95"><text:span text:style-name="T1">Capt Archibald Anderson</text:span></text:p>
        <text:p text:style-name="P285"><text:span text:style-name="T1">Portsmouth 27 Feb 1789 - 18 Jun Madras -17 Sep Whampoa - 3 Dec Second Bar - 14 Mar 1790 St Helena - 23 May Downs</text:span></text:p>
        <text:list xml:id="list133959367365134" text:continue-numbering="true" text:style-name="WWNum65">
          <text:list-item>
            <text:p text:style-name="P146"><text:span text:style-name="T1">1791/2<text:tab/>Madras and<text:tab/>China</text:span></text:p>
          </text:list-item>
        </text:list>
        <text:p text:style-name="P77"><text:span text:style-name="T1">L/MAR/B/287J Journal 27 Oct 1791-30 Jul 1793 L/MAR/B/287Y (1) Ledger</text:span></text:p>
        <text:p text:style-name="P286"><text:span text:style-name="T1">L/MAR/B/287Y(2) Pay Book Capt John Barfoot</text:span></text:p>
        <text:p text:style-name="P302"><text:span text:style-name="T1">Downs 2 Jan 1792 - 10 May Madras -13 Jul Penang - 7 Sep Whampoa - 25 Nov Second Bar - 19 Mar 1793 St Helena -16 Jun Downs</text:span></text:p>
        <text:list xml:id="list133959482865555" text:continue-numbering="true" text:style-name="WWNum65">
          <text:list-item>
            <text:p text:style-name="P150"><text:span text:style-name="T1">1793/4<text:tab/>China</text:span></text:p>
          </text:list-item>
        </text:list>
        <text:p text:style-name="P77"><text:span text:style-name="T1">L/MAR/B/287K Journal 1 Feb 1794-6 Oct 1795 L/MAR/B/287Z(1) Ledger L/MAR/B/287Z(2) Pay Book Capt John Barfoot</text:span></text:p>
        <text:p text:style-name="P413"><text:span text:style-name="T1">Portsmouth 2 May 1794 - 14 Oct Whampoa - 5 Nov Second Bar - 14 Apr 1795 St Helena - 23 Jul Downs</text:span></text:p>
        <text:list xml:id="list133959448574100" text:continue-numbering="true" text:style-name="WWNum65">
          <text:list-item>
            <text:p text:style-name="P208"><text:span text:style-name="T1">1795/6<text:tab/>Bombay, Madras and China</text:span></text:p>
          </text:list-item>
        </text:list>
        <text:p text:style-name="P211"><text:span text:style-name="T1">L/MAR/B/287L Journal 14 Jan 1796-19 Jan 1799 L/MAR/B/287AA(1) Ledger L/MAR/B/287AA(2) Pay Book</text:span></text:p>
        <text:p text:style-name="P161"><text:span text:style-name="Body_20_text_20__28_2_29__20__2b__20_10.5_20_pt">Capt </text:span><text:span text:style-name="T1">John Barfoot</text:span></text:p>
        <text:p text:style-name="P161"><text:span text:style-name="T1">Portsmouth 12 Apr 1796 - 22 Jul Cape -19 Dec Bombay -19 Jan 1797 Tellicheny -1 Feb Colombo - 14 Apr Bombay -11 Aug Madras - 6 Sep Penang - 12 Oct Malacca - 23 Dec Whampoa - 2 Mar 1798 Second Bar - 5 Aug St Helena - 18 Oct Downs</text:span></text:p>
      </text:section>
      <text:section text:style-name="Sect7" text:name="Bereich14">
        <text:list xml:id="list133959681111239" text:continue-numbering="true" text:style-name="WWNum65">
          <text:list-item>
            <text:p text:style-name="P229"><text:span text:style-name="T1">1800/1 Bombay and China L/MAR/B/287M Journal 21 Oct 1800-16 Aug 1802 L/MAR/B/287BB(1) Ledger L/MAR/B/287BB(2) Pay Book</text:span></text:p>
          </text:list-item>
        </text:list>
        <text:p text:style-name="P211"><text:span text:style-name="T1">Capt John Barfoot</text:span></text:p>
        <text:p text:style-name="P428"><text:span text:style-name="T1">Portsraouth 9 Jan 1801 - 26 May Bombay - 4 Sep Malacca - 7 Oct Whampoa - 20 Jan 1802 ‘Lankeet Flat -12 Apr St Helena - 26 Jun Northfleet</text:span></text:p>
        <text:list xml:id="list133960336714417" text:continue-numbering="true" text:style-name="WWNum65">
          <text:list-item>
            <text:p text:style-name="P230"><text:span text:style-name="T1">1806/7<text:tab/>Bombay and China</text:span></text:p>
          </text:list-item>
        </text:list>
        <text:p text:style-name="P223"><text:span text:style-name="T1">L/MAR/B/287CC(1) Ledger L/MAR/B/287CC(2) Pay Book Capt Walter Campbell</text:span></text:p>
        <text:p text:style-name="P218"><text:span text:style-name="T1">Portsmouth 26 Feb 1807 - 1 Jul 1808 moorings</text:span></text:p>
        <text:list xml:id="list133959196893726" text:continue-numbering="true" text:style-name="WWNum65">
          <text:list-item>
            <text:p text:style-name="P230"><text:span text:style-name="T1">1808/9<text:tab/>Madras and China</text:span></text:p>
          </text:list-item>
        </text:list>
        <text:p text:style-name="P223"><text:span text:style-name="T1">L/MAR/B/287N Journal 18 Nov 1808-6 Oct 1810 L/MAR/B/287DD(1) Ledger L/MAR/B/287DD(2) Pay Book</text:span></text:p>
        <text:p text:style-name="P211"><text:span text:style-name="T1">Capt Walter Campbell</text:span></text:p>
        <text:p text:style-name="P433"><text:span text:style-name="T1">Portsmouth 24 Feb 1809 - 8 Mar Madeira - 5 Jul Madras -18 Aug Penang - 30 Aug Malacca - 3 Nov Whampoa - 21 Dec Second Bar -1 Aug 1810 Long Reach</text:span></text:p>
        <text:h text:style-name="P500" text:outline-level="7"><text:bookmark-start text:name="bookmark35"/><text:span text:style-name="T1">NUTWELL</text:span><text:bookmark-end text:name="bookmark35"/></text:h>
        <text:p text:style-name="P62"><text:span text:style-name="T1">1<text:tab/>1800/1 Bengal</text:span></text:p>
        <text:p text:style-name="P434"><text:span text:style-name="T1">L/MAR/B/383A Journal 19 Nov 1800-13 Apr 1802, Capt John Carse Capt John Cristall/John Carse</text:span></text:p>
        <text:h text:style-name="P479" text:outline-level="3"><text:bookmark-start text:name="bookmark36"/><text:span text:style-name="T1">^25 MaTlS^Doins</text:span><text:span text:style-name="T2">1</text:span><text:span text:style-name="T1"> ’ ^ ^ ^ ' </text:span><text:span text:style-name="T2">5</text:span><text:span text:style-name="T1"><text:tab/>' </text:span><text:span text:style-name="T2">18 JU</text:span><text:span text:style-name="T1">' </text:span><text:span text:style-name="T2">CalCUtta</text:span><text:span text:style-name="T1"> ' </text:span><text:span text:style-name="T2">24 Sep Saugor</text:span><text:span text:style-name="T1"> ' </text:span><text:span text:style-name="T2">22 Dec Ca</text:span><text:span text:style-name="T1">P</text:span><text:span text:style-name="T2">e</text:span><text:bookmark-end text:name="bookmark36"/></text:h>
        <text:h text:style-name="P486" text:outline-level="4"><text:bookmark-start text:name="bookmark37"/><text:span text:style-name="T1">OAKLANDER</text:span><text:bookmark-end text:name="bookmark37"/></text:h>
        <text:p text:style-name="P13"><text:span text:style-name="T1">150 tons, 30 crew, 14 guns</text:span></text:p>
        <text:list text:style-name="WWNum67">
          <text:list-item>
            <text:p text:style-name="P231"><text:span text:style-name="T1">1681/2 Amoy and Surat Capt Marmaduke Woolters</text:span></text:p>
          </text:list-item>
          <text:list-item>
            <text:p text:style-name="P232"><text:span text:style-name="T1">Sep 1681 -29 Sep 1683</text:span></text:p>
          </text:list-item>
        </text:list>
        <text:h text:style-name="P501" text:outline-level="7"><text:bookmark-start text:name="bookmark38"/><text:span text:style-name="T1">OCEAN (1)</text:span><text:bookmark-end text:name="bookmark38"/></text:h>
        <text:p text:style-name="P72"><text:span text:style-name="T1">Built by Wells, launched 1788, 3 decks, 4in bottom, length 163ft 4in, keel 132ft 2</text:span><text:span text:style-name="T2">3</text:span><text:span text:style-name="T1">/</text:span><text:span text:style-name="T3">4</text:span><text:span text:style-name="T1">in, breadth 41ft </text:span><text:span text:style-name="Body_20_text_20__28_2_29__20__2b__20_Italic">VAin,</text:span><text:span text:style-name="T1"> hold 17ft, wing transom 25ft 9</text:span><text:span text:style-name="T2">1</text:span><text:span text:style-name="T1">/</text:span><text:span text:style-name="T3">2</text:span><text:span text:style-name="T1">in, port cell 28ft lOV^in, waist 1ft 6in, between decks 6ft 3</text:span><text:span text:style-name="T2">3</text:span><text:span text:style-name="T1">/</text:span><text:span text:style-name="T3">4</text:span><text:span text:style-name="T1">in &amp; 6ft 3</text:span><text:span text:style-name="T2">1</text:span><text:span text:style-name="T1">/</text:span><text:span text:style-name="T3">2</text:span><text:span text:style-name="T1">in, roundhouse 6ft 5</text:span><text:span text:style-name="T2">3</text:span><text:span text:style-name="T1">/</text:span><text:span text:style-name="T3">4</text:span><text:span text:style-name="T1">in, ports 14 middle &amp; upper, deck range 91ft 9in, 1189 tons Principal Managing Owner: William Fraser</text:span></text:p>
        <text:list xml:id="list2143718446" text:style-name="WWNum69">
          <text:list-item>
            <text:p text:style-name="P281"><text:span text:style-name="T1">1788/9 Madras and China</text:span></text:p>
          </text:list-item>
        </text:list>
        <text:p text:style-name="P263"><text:span text:style-name="T1">L/MAR/B/222A<text:tab/>Journal 13 Nov<text:tab/>1788-30<text:tab/>Jul<text:tab/>1790</text:span></text:p>
        <text:p text:style-name="P447"><text:span text:style-name="T1">L/MAR/B/222S(1)<text:tab/>Ledger</text:span></text:p>
        <text:p text:style-name="P447"><text:span text:style-name="T1">L/MAR/B/222S(2)<text:tab/>Pay Book</text:span></text:p>
        <text:p text:style-name="P237"><text:span text:style-name="T1">Capt James Tod</text:span></text:p>
        <text:p text:style-name="P370"><text:span text:style-name="T1">Torbay 26 Feb 1789 - 10 Mar Madeira - 24 Jun Madras - 26 Sep Whampoa - 10 Jan 1790 Second Bar- 15 Apr St Helena - 6 Jun Downs</text:span></text:p>
        <text:list xml:id="list133960959852716" text:continue-numbering="true" text:style-name="WWNum69">
          <text:list-item>
            <text:p text:style-name="P264"><text:span text:style-name="T1">1791/2<text:tab/>St Helena, Madras and China</text:span></text:p>
          </text:list-item>
        </text:list>
        <text:p text:style-name="P265"><text:span text:style-name="T1">L/MAR/B/222B<text:tab/>Journal 25 Oct<text:tab/>1791-11<text:tab/>Jun<text:tab/>1793</text:span></text:p>
        <text:p text:style-name="P447"><text:span text:style-name="T1">L/MAR/B/222T(1)<text:tab/>Ledger</text:span></text:p>
        <text:p text:style-name="P447"><text:span text:style-name="T1">L/MAR/B/222T(2)<text:tab/>Pay Book</text:span></text:p>
        <text:p text:style-name="P23"><text:span text:style-name="T1">Capt Andrew Patton</text:span></text:p>
        <text:p text:style-name="P76"><text:span text:style-name="T1">Downs 17 Dec 1791 - 27 Feb 1792 St Helena -10 May Madras - 23 Jun Penang - 25 Jul Malacca - 16 Aug Whampoa - 3 Nov Second Bar - 12 Feb 1793 St Helena -17 Apr Downs</text:span></text:p>
        <text:list xml:id="list133959329419498" text:continue-numbering="true" text:style-name="WWNum69">
          <text:list-item>
            <text:p text:style-name="P63"><text:span text:style-name="T1">1793/4<text:tab/>China</text:span></text:p>
          </text:list-item>
        </text:list>
        <text:p text:style-name="P266"><text:span text:style-name="T1">L/MAR/B/222C<text:tab/>Journal 1 Feb 1794-10<text:tab/>Sep<text:tab/>1795</text:span></text:p>
        <text:p text:style-name="P447"><text:span text:style-name="T1">L/MAR/B/222U (1)<text:tab/>Ledger</text:span></text:p>
        <text:p text:style-name="P447"><text:span text:style-name="T1">L/MAR/B/222U(2)<text:tab/>Pay Book</text:span></text:p>
        <text:p text:style-name="P237"><text:span text:style-name="T1">Capt Andrew Patton</text:span></text:p>
        <text:p text:style-name="P358"><text:span text:style-name="T1">Portsmouth 2 May 1794 - 27 Sep Whampoa - 3 Dec Second Bar - 13 Apr 1795 St Helena - 23 Jul Downs</text:span></text:p>
        <text:list xml:id="list133960535899754" text:continue-numbering="true" text:style-name="WWNum69">
          <text:list-item>
            <text:p text:style-name="P151"><text:span text:style-name="T1">1795/6<text:tab/>Madras and China</text:span></text:p>
          </text:list-item>
        </text:list>
        <text:p text:style-name="P152"><text:span text:style-name="T1">L/MAR/B/222B<text:tab/>Journal 8 Feb 1796-3<text:tab/>Mar<text:tab/>1797</text:span></text:p>
        <text:p text:style-name="P153"><text:span text:style-name="T1">L/MAR/B/222V(1)<text:tab/>Imprest Book</text:span></text:p>
        <text:p text:style-name="P442"><text:span text:style-name="T1">L/MAM/B/222V(2)<text:tab/>Receipt Book</text:span></text:p>
        <text:p text:style-name="P95"><text:span text:style-name="T1">Capt Andrew Patton</text:span></text:p>
        <text:p text:style-name="P95"><text:span text:style-name="T1">Portsmouth 17 May 1796 - 2 Aug Cape - 14 Nov Madras - 7 Dec Colombo - 1 Feb 1797 struck reef of Kalata 7°9'S 121°E, ship scuttled 5 Feb, left island in small boats 18 Feb - 28 Feb Amboina</text:span></text:p>
      </text:section>
      <text:section text:style-name="Sect2" text:name="Bereich15">
        <text:p text:style-name="P514"/>
      </text:section>
      <text:section text:style-name="Sect2" text:name="Bereich16">
        <text:h text:style-name="P496" text:outline-level="6"><text:bookmark-start text:name="bookmark39"/><text:span text:style-name="T1">OCEAN (2)</text:span><text:bookmark-end text:name="bookmark39"/></text:h>
        <text:p text:style-name="P317"><text:span text:style-name="T1">1<text:tab/>1795/6 Bengal</text:span></text:p>
        <text:p text:style-name="P290"><text:span text:style-name="T1">L/MAWB/222E-F Journal 8 Jan 1796-20 Jan 1798 Capt John Bower</text:span></text:p>
        <text:p text:style-name="P291"><text:span text:style-name="T1">Portsmouth 12 Mar 1796 - 10 Sep Simons Bay - 28 Nov Diamond Harbour - 30 Dec Calcutta - 10 Jan 1797 Diamond Harbour -19 Mar Kedgeree - 24 Apr Trincomalee - 7 Jul Simons Bay -11 Sep St Helena -14 Dec Downs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line-height="0.335cm" fo:orphans="0" fo:widows="0" fo:text-indent="-0.353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ing_20__23_5" style:display-name="Heading #5" style:family="paragraph" style:parent-style-name="Standard" loext:linked-style-name="Heading_20__23_5_5f_" style:default-outline-level="5" style:list-style-name="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margin-top="0.776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7" style:display-name="Heading #7" style:family="paragraph" style:parent-style-name="Standard" loext:linked-style-name="Heading_20__23_7_5f_" style:default-outline-level="7" style:list-style-name="">
      <loext:graphic-properties draw:fill="solid" draw:fill-color="#ffffff"/>
      <style:paragraph-properties fo:margin-top="0cm" fo:margin-bottom="0.176cm" style:contextual-spacing="false" fo:line-height="0.409cm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6_20__28_2_29_" style:display-name="Heading #6 (2)" style:family="paragraph" style:parent-style-name="Standard" loext:linked-style-name="Heading_20__23_6_20__28_2_29__5f_" style:default-outline-level="6" style:list-style-name="">
      <loext:graphic-properties draw:fill="solid" draw:fill-color="#ffffff"/>
      <style:paragraph-properties fo:margin-top="0.811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_23_6" style:display-name="Heading #6" style:family="paragraph" style:parent-style-name="Standard" loext:linked-style-name="Heading_20__23_6_5f_" style:default-outline-level="6" style:list-style-name="">
      <loext:graphic-properties draw:fill="solid" draw:fill-color="#ffffff"/>
      <style:paragraph-properties fo:margin-top="0.811cm" fo:margin-bottom="0.21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8_29_" style:display-name="Body text (8)" style:family="paragraph" style:parent-style-name="Standard" loext:linked-style-name="Body_20_text_20__28_8_29__20_Exact">
      <loext:graphic-properties draw:fill="solid" draw:fill-color="#ffffff"/>
      <style:paragraph-properties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" style:display-name="Heading #1" style:family="paragraph" style:parent-style-name="Standard" loext:linked-style-name="Heading_20__23_1_20_Exact" style:default-outline-level="1" style:list-style-name="">
      <loext:graphic-properties draw:fill="solid" draw:fill-color="#ffffff"/>
      <style:paragraph-properties fo:line-height="0.663cm" fo:orphans="0" fo:widows="0" fo:background-color="#ffffff"/>
      <style:text-properties fo:font-variant="normal" fo:text-transform="none" style:text-line-through-style="none" style:text-line-through-type="none" fo:font-size="17pt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Heading_20__23_4" style:display-name="Heading #4" style:family="paragraph" style:parent-style-name="Standard" loext:linked-style-name="Heading_20__23_4_5f_" style:default-outline-level="4" style:list-style-name="">
      <loext:graphic-properties draw:fill="solid" draw:fill-color="#ffffff"/>
      <style:paragraph-properties fo:margin-top="0cm" fo:margin-bottom="0.28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5_20__28_2_29_" style:display-name="Heading #5 (2)" style:family="paragraph" style:parent-style-name="Standard" loext:linked-style-name="Heading_20__23_5_20__28_2_29__5f_" style:default-outline-level="5" style:list-style-name="">
      <loext:graphic-properties draw:fill="solid" draw:fill-color="#ffffff"/>
      <style:paragraph-properties fo:margin-top="0.776cm" fo:margin-bottom="0.21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Heading_20__23_5_20__28_3_29_" style:display-name="Heading #5 (3)" style:family="paragraph" style:parent-style-name="Standard" loext:linked-style-name="Heading_20__23_5_20__28_3_29__5f_" style:default-outline-level="5" style:list-style-name="">
      <loext:graphic-properties draw:fill="solid" draw:fill-color="#ffffff"/>
      <style:paragraph-properties fo:margin-top="0.776cm" fo:margin-bottom="0.106cm" style:contextual-spacing="false"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10_29_" style:display-name="Body text (10)" style:family="paragraph" style:parent-style-name="Standard" loext:linked-style-name="Body_20_text_20__28_10_29__20_Exact">
      <loext:graphic-properties draw:fill="solid" draw:fill-color="#ffffff"/>
      <style:paragraph-properties fo:line-height="0.194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5pt" fo:font-style="normal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margin-top="0.847cm" fo:margin-bottom="0cm" style:contextual-spacing="false"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9_29_" style:display-name="Body text (9)" style:family="paragraph" style:parent-style-name="Standard" loext:linked-style-name="Body_20_text_20__28_9_29__5f_">
      <loext:graphic-properties draw:fill="solid" draw:fill-color="#ffffff"/>
      <style:paragraph-properties fo:margin-top="0.423cm" fo:margin-bottom="0cm" style:contextual-spacing="false" fo:line-height="0.97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Heading_20__23_3" style:display-name="Heading #3" style:family="paragraph" style:parent-style-name="Standard" loext:linked-style-name="Heading_20__23_3_5f_" style:default-outline-level="3" style:list-style-name="">
      <loext:graphic-properties draw:fill="solid" draw:fill-color="#ffffff"/>
      <style:paragraph-properties fo:margin-top="0.423cm" fo:margin-bottom="0cm" style:contextual-spacing="false" fo:line-height="0.33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ing_20__23_5_5f_" style:display-name="Heading #5_" style:family="text" style:parent-style-name="Default_20_Paragraph_20_Font" loext:linked-style-name="Heading_20__23_5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10.5_20_pt" style:display-name="Body text (2) + 10.5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.5pt" fo:letter-spacing="normal" fo:language="en" fo:country="US" style:font-name-asian="Times New Roman1" style:font-family-asian="'Times New Roman'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en" style:country-complex="US" style:text-scale="100%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7_5f_" style:display-name="Heading #7_" style:family="text" style:parent-style-name="Default_20_Paragraph_20_Font" loext:linked-style-name="Heading_20__23_7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er_20_or_20_footer_20__2b__20_10_20_pt" style:display-name="Header or footer + 10 pt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en" style:country-complex="US" style:text-scale="100%"/>
    </style:style>
    <style:style style:name="Header_20_or_20_footer_20__2b__20_4_20_pt" style:display-name="Header or footer + 4 pt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4pt" fo:letter-spacing="normal" fo:language="en" fo:country="US" style:font-name-asian="Times New Roman1" style:font-family-asian="'Times New Roman'" style:font-family-generic-asian="system" style:font-pitch-asian="variable" style:font-size-asian="4pt" style:language-asian="en" style:country-asian="US" style:font-name-complex="Times New Roman1" style:font-family-complex="'Times New Roman'" style:font-family-generic-complex="system" style:font-pitch-complex="variable" style:font-size-complex="4pt" style:language-complex="en" style:country-complex="US" style:text-scale="100%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10_20_pt" style:display-name="Body text (2) + 10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en" style:country-complex="US" style:text-scale="100%"/>
    </style:style>
    <style:style style:name="Body_20_text_20__28_4_29__20__2b__20_10.5_20_pt" style:display-name="Body text (4) + 10.5 pt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font-size="10.5pt" fo:letter-spacing="normal" fo:language="en" fo:country="US" style:font-name-asian="Times New Roman1" style:font-family-asian="'Times New Roman'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en" style:country-complex="US" style:text-scale="100%"/>
    </style:style>
    <style:style style:name="Heading_20__23_6_20__28_2_29__5f_" style:display-name="Heading #6 (2)_" style:family="text" style:parent-style-name="Default_20_Paragraph_20_Font" loext:linked-style-name="Heading_20__23_6_20__28_2_29_"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ody_20_text_20__28_2_29__20__2b__20_Italic_2c_Small_20_Caps" style:display-name="Body text (2) + Italic,Small Caps" style:family="text" style:parent-style-name="Body_20_text_20__28_2_29__5f_">
      <style:text-properties fo:font-variant="small-caps"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Heading_20__23_6_5f_" style:display-name="Heading #6_" style:family="text" style:parent-style-name="Default_20_Paragraph_20_Font" loext:linked-style-name="Heading_20__23_6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7_29__20__2b__20_Small_20_Caps" style:display-name="Body text (7) + Small Caps" style:family="text" style:parent-style-name="Body_20_text_20__28_7_29__5f_">
      <style:text-properties fo:font-variant="small-caps"/>
    </style:style>
    <style:style style:name="Body_20_text_20__28_2_29__20__2b__20_4_20_pt" style:display-name="Body text (2) + 4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4pt" fo:letter-spacing="normal" fo:language="en" fo:country="US" style:font-name-asian="Times New Roman1" style:font-family-asian="'Times New Roman'" style:font-family-generic-asian="system" style:font-pitch-asian="variable" style:font-size-asian="4pt" style:language-asian="en" style:country-asian="US" style:font-name-complex="Times New Roman1" style:font-family-complex="'Times New Roman'" style:font-family-generic-complex="system" style:font-pitch-complex="variable" style:font-size-complex="4pt" style:language-complex="en" style:country-complex="US" style:text-scale="100%"/>
    </style:style>
    <style:style style:name="Body_20_text_20__28_2_29__20__2b__20_8_20_pt" style:display-name="Body text (2) + 8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8pt" fo:letter-spacing="normal" fo:language="en" fo:country="US" style:font-name-asian="Times New Roman1" style:font-family-asian="'Times New Roman'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8pt" style:language-complex="en" style:country-complex="US" style:text-scale="100%"/>
    </style:style>
    <style:style style:name="Body_20_text_20__28_8_29__20_Exact" style:display-name="Body text (8) Exact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_20_Exact" style:display-name="Heading #1 Exact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7pt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Heading_20__23_4_5f_" style:display-name="Heading #4_" style:family="text" style:parent-style-name="Default_20_Paragraph_20_Font" loext:linked-style-name="Heading_20__23_4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7_20__2b__20_10_20_pt_2c_Bold_2c_Italic" style:display-name="Heading #7 + 10 pt,Bold,Italic" style:family="text" style:parent-style-name="Heading_20__23_7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style="italic" fo:font-weight="bold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style-complex="italic" style:font-weight-complex="bold" style:text-scale="100%"/>
    </style:style>
    <style:style style:name="Heading_20__23_5_20__28_2_29__5f_" style:display-name="Heading #5 (2)_" style:family="text" style:parent-style-name="Default_20_Paragraph_20_Font" loext:linked-style-name="Heading_20__23_5_20__28_2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Heading_20__23_2" style:display-name="Heading #2" style:family="text" style:parent-style-name="Heading_20__23_2_5f_">
      <style:text-properties fo:color="#000000" loext:opacity="100%" style:font-name="Times New Roman" fo:font-family="'Times New Roman'" style:font-family-generic="roman" style:font-pitch="variable" fo:font-size="10.5pt" fo:letter-spacing="normal" fo:language="en" fo:country="US" style:font-name-asian="Times New Roman1" style:font-family-asian="'Times New Roman'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en" style:country-complex="US" style:text-scale="100%"/>
    </style:style>
    <style:style style:name="Heading_20__23_5_20__28_3_29__5f_" style:display-name="Heading #5 (3)_" style:family="text" style:parent-style-name="Default_20_Paragraph_20_Font" loext:linked-style-name="Heading_20__23_5_20__28_3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2_29__20__2b__20_Italic_20_Exact" style:display-name="Body text (2) + Italic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5_29__20_Exact" style:display-name="Body text (5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0_29__20_Exact" style:display-name="Body text (10) Exact" style:family="text" style:parent-style-name="Default_20_Paragraph_20_Font" loext:linked-style-name="Body_20_text_20__28_10_29_">
      <style:text-properties fo:font-variant="normal" fo:text-transform="none" style:text-line-through-style="none" style:text-line-through-type="none" fo:font-size="5pt" fo:font-style="normal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Body_20_text_20__28_10_29__20__2b__20_Not_20_Bold_2c_Italic_20_Exact" style:display-name="Body text (10) + Not Bold,Italic Exact" style:family="text" style:parent-style-name="Body_20_text_20__28_10_29__20_Exact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fo:font-weight="bold" style:font-name-asian="Times New Roman1" style:font-family-asian="'Times New Roman'" style:font-family-generic-asian="system" style:font-pitch-asian="variable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language-complex="en" style:country-complex="US" style:font-style-complex="italic" style:font-weight-complex="bold" style:text-scale="100%"/>
    </style:style>
    <style:style style:name="Body_20_text_20__28_7_29__20_Exact" style:display-name="Body text (7)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9_29__5f_" style:display-name="Body text (9)_" style:family="text" style:parent-style-name="Default_20_Paragraph_20_Font" loext:linked-style-name="Body_20_text_20__28_9_29_"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Body_20_text_20__28_9_29__20__2b__20_8.5_20_pt" style:display-name="Body text (9) + 8.5 pt" style:family="text" style:parent-style-name="Body_20_text_20__28_9_29__5f_">
      <style:text-properties fo:color="#000000" loext:opacity="100%" style:font-name="Times New Roman" fo:font-family="'Times New Roman'" style:font-family-generic="roman" style:font-pitch="variable" fo:font-size="8.5pt" fo:letter-spacing="normal" fo:language="en" fo:country="US" style:font-name-asian="Times New Roman1" style:font-family-asian="'Times New Roman'" style:font-family-generic-asian="system" style:font-pitch-asian="variable" style:font-size-asian="8.5pt" style:language-asian="en" style:country-asian="US" style:font-name-complex="Times New Roman1" style:font-family-complex="'Times New Roman'" style:font-family-generic-complex="system" style:font-pitch-complex="variable" style:font-size-complex="8.5pt" style:language-complex="en" style:country-complex="US" style:text-scale="100%"/>
    </style:style>
    <style:style style:name="Body_20_text_20__28_9_29__20__2b__20_25_20_pt_2c_Italic" style:display-name="Body text (9) + 25 pt,Italic" style:family="text" style:parent-style-name="Body_20_text_20__28_9_29__5f_">
      <style:text-properties fo:color="#000000" loext:opacity="100%" style:font-name="Times New Roman" fo:font-family="'Times New Roman'" style:font-family-generic="roman" style:font-pitch="variable" fo:font-size="25pt" fo:letter-spacing="normal" fo:language="en" fo:country="US" fo:font-style="italic" style:font-name-asian="Times New Roman1" style:font-family-asian="'Times New Roman'" style:font-family-generic-asian="system" style:font-pitch-asian="variable" style:font-size-asian="25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25pt" style:language-complex="en" style:country-complex="US" style:font-style-complex="italic" style:text-scale="100%"/>
    </style:style>
    <style:style style:name="Body_20_text_20__28_9_29__20__2b__20_Italic" style:display-name="Body text (9) + Italic" style:family="text" style:parent-style-name="Body_20_text_20__28_9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Heading_20__23_3_5f_" style:display-name="Heading #3_" style:family="text" style:parent-style-name="Default_20_Paragraph_20_Font" loext:linked-style-name="Heading_20__23_3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0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2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2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2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2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28" loext:num-list-format="%1%" style:num-format="1" text:start-value="1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2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3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31" loext:num-list-format="%1%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3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3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34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3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57cm" style:type="right"/>
        </style:tab-stops>
      </style:paragraph-properties>
    </style:style>
    <style:style style:name="MP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4" style:family="paragraph">
      <loext:graphic-properties draw:fill="none"/>
    </style:style>
    <style:style style:name="MP5" style:family="paragraph" style:parent-style-name="Standard">
      <style:paragraph-properties fo:orphans="0" fo:widows="0"/>
    </style:style>
    <style:style style:name="MP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45cm" style:type="right"/>
        </style:tab-stops>
      </style:paragraph-properties>
    </style:style>
    <style:style style:name="MP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98cm" style:type="right"/>
        </style:tab-stops>
      </style:paragraph-properties>
    </style:style>
    <style:style style:name="MP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37cm" style:type="right"/>
        </style:tab-stops>
      </style:paragraph-properties>
    </style:style>
    <style:style style:name="MP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27cm" style:type="right"/>
        </style:tab-stops>
      </style:paragraph-properties>
    </style:style>
    <style:style style:name="MP1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88cm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5.122cm" fo:margin-bottom="0.005cm" fo:margin-left="5.837cm" fo:margin-right="9.684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745cm" fo:margin-left="0cm" fo:margin-right="0cm" fo:margin-top="3.644cm" style:dynamic-spacing="true"/>
      </style:footer-style>
    </style:page-layout>
    <style:page-layout style:name="Mpm2">
      <style:page-layout-properties fo:page-width="42cm" fo:page-height="29.7cm" style:num-format="1" style:print-orientation="landscape" fo:margin-top="4.874cm" fo:margin-bottom="0.005cm" fo:margin-left="0cm" fo:margin-right="0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171cm" fo:margin-left="0cm" fo:margin-right="0cm" fo:margin-top="3.073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0cm" fo:margin-bottom="0.005cm" fo:margin-left="5.152cm" fo:margin-right="7.601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874cm" fo:margin-left="0cm" fo:margin-right="0cm" fo:margin-bottom="4.775cm" style:dynamic-spacing="true"/>
      </style:header-style>
      <style:footer-style>
        <style:header-footer-properties fo:min-height="3.171cm" fo:margin-left="0cm" fo:margin-right="0cm" fo:margin-top="3.07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42cm" fo:page-height="29.7cm" style:num-format="1" style:print-orientation="landscape" fo:margin-top="0cm" fo:margin-bottom="0.005cm" fo:margin-left="4.791cm" fo:margin-right="8.359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79cm" fo:margin-left="0cm" fo:margin-right="0cm" fo:margin-bottom="4.879cm" style:dynamic-spacing="true"/>
      </style:header-style>
      <style:footer-style>
        <style:header-footer-properties fo:min-height="3.595cm" fo:margin-left="0cm" fo:margin-right="0cm" fo:margin-top="3.494cm" style:dynamic-spacing="true"/>
      </style:footer-style>
    </style:page-layout>
    <style:page-layout style:name="Mpm6">
      <style:page-layout-properties fo:page-width="42cm" fo:page-height="29.7cm" style:num-format="1" style:print-orientation="landscape" fo:margin-top="0cm" fo:margin-bottom="0.005cm" fo:margin-left="5.535cm" fo:margin-right="7.341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39cm" fo:margin-left="0cm" fo:margin-right="0cm" fo:margin-bottom="4.838cm" style:dynamic-spacing="true"/>
      </style:header-style>
      <style:footer-style>
        <style:header-footer-properties fo:min-height="3.582cm" fo:margin-left="0cm" fo:margin-right="0cm" fo:margin-top="3.484cm" style:dynamic-spacing="true"/>
      </style:footer-style>
    </style:page-layout>
    <style:page-layout style:name="Mpm7">
      <style:page-layout-properties fo:page-width="42cm" fo:page-height="29.7cm" style:num-format="1" style:print-orientation="landscape" fo:margin-top="4.939cm" fo:margin-bottom="0.005cm" fo:margin-left="5.535cm" fo:margin-right="7.341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582cm" fo:margin-left="0cm" fo:margin-right="0cm" fo:margin-top="3.484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42cm" fo:page-height="29.7cm" style:num-format="1" style:print-orientation="landscape" fo:margin-top="0cm" fo:margin-bottom="0.005cm" fo:margin-left="5.392cm" fo:margin-right="7.43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454cm" fo:margin-left="0cm" fo:margin-right="0cm" fo:margin-bottom="4.353cm" style:dynamic-spacing="true"/>
      </style:header-style>
      <style:footer-style>
        <style:header-footer-properties fo:min-height="3.475cm" fo:margin-left="0cm" fo:margin-right="0cm" fo:margin-top="3.37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Rahmen1" text:anchor-type="char" svg:x="11.312cm" svg:y="27.397cm" svg:width="17.157cm" draw:z-index="0"><draw:text-box fo:min-height="0.272cm"><text:p text:style-name="MP2"><text:span text:style-name="Header_20_or_20_footer"><text:page-number text:select-page="current">468</text:page-number></text:span><text:span text:style-name="Header_20_or_20_footer"><text:tab/>469</text:span></text:p></draw:text-box></draw:frame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><draw:custom-shape text:anchor-type="char" draw:z-index="0" draw:style-name="Mgr1" draw:text-style-name="MP4" svg:width="0.493cm" svg:height="1.46cm" svg:x="28.346cm" svg:y="27.434cm"><text:p text:style-name="MP3"><text:span text:style-name="Header_20_or_20_footer"><text:page-number text:select-page="current">467</text:page-number></text:span></text:p><draw:enhanced-geometry draw:type="0"/></draw:custom-shape></text:p>
      </style:footer>
    </style:master-page>
    <style:master-page style:name="Converted1" style:page-layout-name="Mpm2" draw:style-name="Mdp1">
      <style:footer>
        <text:p text:style-name="MP1"><draw:frame draw:style-name="Mfr1" draw:name="Rahmen3" text:anchor-type="char" svg:x="11.312cm" svg:y="27.397cm" svg:width="17.157cm" draw:z-index="20"><draw:text-box fo:min-height="0.272cm"><text:p text:style-name="MP2"><text:span text:style-name="Header_20_or_20_footer"><text:page-number text:select-page="current">468</text:page-number></text:span><text:span text:style-name="Header_20_or_20_footer"><text:tab/>469</text:span></text:p></draw:text-box></draw:frame></text:p>
      </style:footer>
    </style:master-page>
    <style:master-page style:name="Converted2" style:page-layout-name="Mpm3" draw:style-name="Mdp1">
      <style:header>
        <text:p text:style-name="MP1"><draw:custom-shape text:anchor-type="char" draw:z-index="1" draw:style-name="Mgr1" draw:text-style-name="MP4" svg:width="0.449cm" svg:height="1.278cm" svg:x="37.767cm" svg:y="4.283cm"><text:p text:style-name="MP3"><text:span text:style-name="Header_20_or_20_footer_20__2b__20_10_20_pt">^ </text:span><text:span text:style-name="Header_20_or_20_footer_20__2b__20_4_20_pt">_</text:span></text:p><draw:enhanced-geometry draw:type="0"/></draw:custom-shape></text:p>
      </style:header>
      <style:footer>
        <text:p text:style-name="MP1"><draw:custom-shape text:anchor-type="char" draw:z-index="2" draw:style-name="Mgr1" draw:text-style-name="MP4" svg:width="0.489cm" svg:height="2.618cm" svg:x="11.435cm" svg:y="27.741cm"><text:p text:style-name="MP3"><text:span text:style-name="Header_20_or_20_footer">471</text:span></text:p><text:p text:style-name="MP3"><text:span text:style-name="Header_20_or_20_footer">470</text:span></text:p><draw:enhanced-geometry draw:type="0"/></draw:custom-shape></text:p>
      </style:footer>
    </style:master-page>
    <style:master-page style:name="Converted3" style:page-layout-name="Mpm4" draw:style-name="Mdp1" style:next-style-name="Converted2">
      <style:footer>
        <text:p text:style-name="MP5"/>
      </style:footer>
    </style:master-page>
    <style:master-page style:name="Converted4" style:page-layout-name="Mpm3" draw:style-name="Mdp1">
      <style:header>
        <text:p text:style-name="MP5"/>
      </style:header>
      <style:footer>
        <text:p text:style-name="MP1"><draw:custom-shape text:anchor-type="char" draw:z-index="3" draw:style-name="Mgr2" draw:text-style-name="MP4" svg:width="16.851cm" svg:height="0.687cm" svg:x="11.444cm" svg:y="27.623cm"><text:p text:style-name="MP6"><text:span text:style-name="Header_20_or_20_footer">472<text:tab/></text:span><text:span text:style-name="Header_20_or_20_footer"><text:page-number text:select-page="current">473</text:page-number></text:span></text:p><draw:enhanced-geometry draw:type="0"/></draw:custom-shape></text:p>
      </style:footer>
    </style:master-page>
    <style:master-page style:name="Converted5" style:page-layout-name="Mpm3" draw:style-name="Mdp1">
      <style:header>
        <text:p text:style-name="MP5"/>
      </style:header>
      <style:footer>
        <text:p text:style-name="MP1"><draw:custom-shape text:anchor-type="char" draw:z-index="4" draw:style-name="Mgr1" draw:text-style-name="MP4" svg:width="0.486cm" svg:height="1.46cm" svg:x="27.794cm" svg:y="27.266cm"><text:p text:style-name="MP3"><text:span text:style-name="Header_20_or_20_footer"><text:page-number text:select-page="current">475</text:page-number></text:span></text:p><draw:enhanced-geometry draw:type="0"/></draw:custom-shape></text:p>
      </style:footer>
    </style:master-page>
    <style:master-page style:name="Converted6" style:page-layout-name="Mpm5" draw:style-name="Mdp1">
      <style:header>
        <text:p text:style-name="MP5"/>
      </style:header>
      <style:footer>
        <text:p text:style-name="MP1"><draw:custom-shape text:anchor-type="char" draw:z-index="5" draw:style-name="Mgr2" draw:text-style-name="MP4" svg:width="16.8cm" svg:height="0.687cm" svg:x="10.934cm" svg:y="27.252cm"><text:p text:style-name="MP7"><text:span text:style-name="Header_20_or_20_footer">476<text:tab/></text:span><text:span text:style-name="Header_20_or_20_footer"><text:page-number text:select-page="current">477</text:page-number></text:span></text:p><draw:enhanced-geometry draw:type="0"/></draw:custom-shape></text:p>
      </style:footer>
    </style:master-page>
    <style:master-page style:name="Converted7" style:page-layout-name="Mpm6" draw:style-name="Mdp1">
      <style:header>
        <text:p text:style-name="MP5"/>
      </style:header>
      <style:footer>
        <text:p text:style-name="MP1"><draw:custom-shape text:anchor-type="char" draw:z-index="6" draw:style-name="Mgr2" draw:text-style-name="MP4" svg:width="16.939cm" svg:height="0.687cm" svg:x="11.703cm" svg:y="27.257cm"><text:p text:style-name="MP8"><text:span text:style-name="Header_20_or_20_footer">478<text:tab/></text:span><text:span text:style-name="Header_20_or_20_footer"><text:page-number text:select-page="current">479</text:page-number></text:span></text:p><draw:enhanced-geometry draw:type="0"/></draw:custom-shape></text:p>
      </style:footer>
    </style:master-page>
    <style:master-page style:name="Converted8" style:page-layout-name="Mpm6" draw:style-name="Mdp1">
      <style:header>
        <text:p text:style-name="MP5"/>
      </style:header>
      <style:footer>
        <text:p text:style-name="MP1"><draw:custom-shape text:anchor-type="char" draw:z-index="7" draw:style-name="Mgr2" draw:text-style-name="MP4" svg:width="17.13cm" svg:height="0.687cm" svg:x="11.601cm" svg:y="27.245cm"><text:p text:style-name="MP9"><text:span text:style-name="Header_20_or_20_footer"><text:page-number text:select-page="current">482</text:page-number></text:span><text:span text:style-name="Header_20_or_20_footer"><text:tab/>483</text:span></text:p><draw:enhanced-geometry draw:type="0"/></draw:custom-shape></text:p>
      </style:footer>
    </style:master-page>
    <style:master-page style:name="Converted9" style:page-layout-name="Mpm7" draw:style-name="Mdp1" style:next-style-name="Converted8">
      <style:footer>
        <text:p text:style-name="MP1"><draw:custom-shape text:anchor-type="char" draw:z-index="8" draw:style-name="Mgr2" draw:text-style-name="MP4" svg:width="16.991cm" svg:height="0.687cm" svg:x="11.742cm" svg:y="27.203cm"><text:p text:style-name="MP10"><text:span text:style-name="Header_20_or_20_footer">480<text:tab/></text:span><text:span text:style-name="Header_20_or_20_footer"><text:page-number text:select-page="current">481</text:page-number></text:span></text:p><draw:enhanced-geometry draw:type="0"/></draw:custom-shape></text:p>
      </style:footer>
    </style:master-page>
    <style:master-page style:name="Converted10" style:page-layout-name="Mpm8" draw:style-name="Mdp1" style:next-style-name="Converted7"/>
    <style:master-page style:name="Converted11" style:page-layout-name="Mpm9" draw:style-name="Mdp1">
      <style:header>
        <text:p text:style-name="MP5"/>
      </style:header>
      <style:footer>
        <text:p text:style-name="MP1"><draw:custom-shape text:anchor-type="char" draw:z-index="9" draw:style-name="Mgr1" draw:text-style-name="MP4" svg:width="0.491cm" svg:height="2.618cm" svg:x="11.442cm" svg:y="26.765cm"><text:p text:style-name="MP3"><text:span text:style-name="Header_20_or_20_footer"><text:page-number text:select-page="current">485</text:page-number></text:span></text:p><text:p text:style-name="MP3"><text:span text:style-name="Header_20_or_20_footer">484</text:span></text:p><draw:enhanced-geometry draw:type="0"/></draw:custom-shape></text:p>
      </style:footer>
    </style:master-page>
    <style:master-page style:name="Converted12" style:page-layout-name="Mpm4" draw:style-name="Mdp1" style:next-style-name="Converted11">
      <style:footer>
        <text:p text:style-name="MP5"/>
      </style:footer>
    </style:master-page>
    <style:master-page style:name="Converted13" style:page-layout-name="Mpm9" draw:style-name="Mdp1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4T13:39:58.329000000</dc:date>
    <meta:editing-duration>PT21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7" meta:paragraph-count="736" meta:word-count="7485" meta:character-count="38527" meta:non-whitespace-character-count="31903"/>
  </office:meta>
</office:document-meta>
</file>